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19cm"/>
    </style:style>
    <style:style style:name="co2" style:family="table-column">
      <style:table-column-properties fo:break-before="auto" style:column-width="5.509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5.48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3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orted-06-07-crypt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string" calcext:value-type="string">
            <text:p>LLSum</text:p>
          </table:table-cell>
          <table:table-cell office:value-type="string" calcext:value-type="string">
            <text:p>AutoCat</text:p>
          </table:table-cell>
        </table:table-row>
        <table:table-row table:style-name="ro1">
          <table:table-cell office:value-type="string" calcext:value-type="string">
            <text:p>TAILS update reminder 0.22 -- 0.22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ree anonymous email addresses?</text:p>
          </table:table-cell>
          <table:table-cell office:value-type="string" calcext:value-type="string">
            <text:p>Anonymity – Oth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Tails question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ere to Get an Anonymous Computer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LEASE HELP!!! Files in Tails TRASH WONT DELETE</text:p>
          </table:table-cell>
          <table:table-cell office:value-type="string" calcext:value-type="string">
            <text:p>Anonymity – Other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Tails with persistance volume (USB) for MAC with a SSD</text:p>
          </table:table-cell>
          <table:table-cell office:value-type="string" calcext:value-type="string">
            <text:p>Anonymity – Other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ting up a printer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corrupted? 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nstalling new programs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t see wireless connections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ucks!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Help Needed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ress mail for the darknet</text:p>
          </table:table-cell>
          <table:table-cell office:value-type="string" calcext:value-type="string">
            <text:p>Anonymity – Other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Ok to use initial for last name on mailing address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lear address for buying?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cure .onion Email Provider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ternative email provider thats secure other than riseup?</text:p>
          </table:table-cell>
          <table:table-cell office:value-type="string" calcext:value-type="string">
            <text:p>Anonymity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: How Do You Stay Fully Anonymous Online?</text:p>
          </table:table-cell>
          <table:table-cell office:value-type="string" calcext:value-type="string">
            <text:p>Anonymity – 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y new encryption tool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Do NOT use your facebook/MSN/LinkedIn/whatever email with this site!</text:p>
          </table:table-cell>
          <table:table-cell office:value-type="string" calcext:value-type="string">
            <text:p>Anonymity – 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Your Data Safty Tool <text:s/>-- True Crypt -- Usage Tutorial to stay S.A.F.E</text:p>
          </table:table-cell>
          <table:table-cell office:value-type="string" calcext:value-type="string">
            <text:p>Anonymity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Tails update has no Javascript disable option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 mail and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: Clone &amp; Install, Create Persistence not working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xtra anonymity when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-service after TORMAIL</text:p>
          </table:table-cell>
          <table:table-cell office:value-type="string" calcext:value-type="string">
            <text:p>Anonymity – 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- Iceweasel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email to use for Blockchain and Localbitcoins.com</text:p>
          </table:table-cell>
          <table:table-cell office:value-type="string" calcext:value-type="string">
            <text:p>Anonymity – 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Using Tails to connect to BM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FBI/NSA trying to compromise my webserver's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ncrypting the encrypted??</text:p>
          </table:table-cell>
          <table:table-cell office:value-type="string" calcext:value-type="string">
            <text:p>Anonymity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lectrum hidden service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tting up TAILS including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aspberry Pi &amp; A Slice Of Anonamization. <text:s/>Hosting With Nginx Or As A Customer! </text:p>
          </table:table-cell>
          <table:table-cell office:value-type="string" calcext:value-type="string">
            <text:p>Anonymity – O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ous Payments Methods other than BTC</text:p>
          </table:table-cell>
          <table:table-cell office:value-type="string" calcext:value-type="string">
            <text:p>Anonymity – Other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aying safe as a Vendor</text:p>
          </table:table-cell>
          <table:table-cell office:value-type="string" calcext:value-type="string">
            <text:p>Anonymity – 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LE could change my DNS server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send email to multiple addresses completely anonymous?</text:p>
          </table:table-cell>
          <table:table-cell office:value-type="string" calcext:value-type="string">
            <text:p>Anonymity – Other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HCP is not enabled ???</text:p>
          </table:table-cell>
          <table:table-cell office:value-type="string" calcext:value-type="string">
            <text:p>Anonymity – 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p-score.com</text:p>
          </table:table-cell>
          <table:table-cell office:value-type="string" calcext:value-type="string">
            <text:p>Anonymity – 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ner phone app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would LE pinpoint your location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ymity/Security - Good email provider?</text:p>
          </table:table-cell>
          <table:table-cell office:value-type="string" calcext:value-type="string">
            <text:p>Anonymity – Other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File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w identity Needed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Vendor using just tails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n public wifi - safe 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â â â BYE BYE BIG BROTHER BBBB - 500 usd value <text:s/>â â â</text:p>
          </table:table-cell>
          <table:table-cell office:value-type="string" calcext:value-type="string">
            <text:p>Anonymity – Other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Good enough to Buy?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need help using TAILS on macbook pro retina display(late 2013 model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 is out and has electrum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ny mobile messaging service LE cant read?</text:p>
          </table:table-cell>
          <table:table-cell office:value-type="string" calcext:value-type="string">
            <text:p>Anonymity – 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dows environment i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buyer account need strong IP</text:p>
          </table:table-cell>
          <table:table-cell office:value-type="string" calcext:value-type="string">
            <text:p>Anonymity – 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cure pc setup Tutorial for FREE.</text:p>
          </table:table-cell>
          <table:table-cell office:value-type="string" calcext:value-type="string">
            <text:p>Anonymity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ILS is leaking my real IP - WHAT THE FUCK</text:p>
          </table:table-cell>
          <table:table-cell office:value-type="string" calcext:value-type="string">
            <text:p>Anonymity – Other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timezone changing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 Testing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ing Problem.</text:p>
          </table:table-cell>
          <table:table-cell office:value-type="string" calcext:value-type="string">
            <text:p>Anonymity – 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ateinternetaccess secure? whats your setup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ails or Whonix?</text:p>
          </table:table-cell>
          <table:table-cell office:value-type="string" calcext:value-type="string">
            <text:p>Anonymity – Other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OR and TAILS settings</text:p>
          </table:table-cell>
          <table:table-cell office:value-type="string" calcext:value-type="string">
            <text:p>Anonymity – Other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ircrack on Tails usb?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NS Leaks on zorin 0S 9 Linux???</text:p>
          </table:table-cell>
          <table:table-cell office:value-type="string" calcext:value-type="string">
            <text:p>Anonymity – 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wipe all internet data?</text:p>
          </table:table-cell>
          <table:table-cell office:value-type="string" calcext:value-type="string">
            <text:p>Anonymity – 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safe is lelantos email vs. other email?</text:p>
          </table:table-cell>
          <table:table-cell office:value-type="string" calcext:value-type="string">
            <text:p>Anonymity – Other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dding a new Wireless Card on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ost secure connection to linux VPS from TAILS</text:p>
          </table:table-cell>
          <table:table-cell office:value-type="string" calcext:value-type="string">
            <text:p>Anonymity – Other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Anonymity – 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 HELP ] Public IP to Home IP, can it be revealed?</text:p>
          </table:table-cell>
          <table:table-cell office:value-type="string" calcext:value-type="string">
            <text:p>Anonymity – 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ell me why I should only use Tails on a public or cracked wifi 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Vs. Completely Separate Laptop?</text:p>
          </table:table-cell>
          <table:table-cell office:value-type="string" calcext:value-type="string">
            <text:p>Anonymity – Othe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Anon email account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ke name or Some elses</text:p>
          </table:table-cell>
          <table:table-cell office:value-type="string" calcext:value-type="string">
            <text:p>Anonymity – 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deas for perfect disguises?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imple way to make deepweb safer place for all of us</text:p>
          </table:table-cell>
          <table:table-cell office:value-type="string" calcext:value-type="string">
            <text:p>Anonymity – 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as anyone used Surespot? Is it safe?</text:p>
          </table:table-cell>
          <table:table-cell office:value-type="string" calcext:value-type="string">
            <text:p>Anonymity – 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how to change your fingerprints permanently?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onix - gateway wont connect to tor</text:p>
          </table:table-cell>
          <table:table-cell office:value-type="string" calcext:value-type="string">
            <text:p>Anonymity – Othe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o internet inside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an someone suggest a anon email that isn't lelantos?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ltimate Guide 2 Anoynimty With An Isolated Environment...</text:p>
          </table:table-cell>
          <table:table-cell office:value-type="string" calcext:value-type="string">
            <text:p>Anonymity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ave DNS leak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 up help and advice please - only using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ncrpyting your Virtual machin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web hosting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 TUTORIAL ] Maintain Your Anonymity Online.</text:p>
          </table:table-cell>
          <table:table-cell office:value-type="string" calcext:value-type="string">
            <text:p>Anonymity – Oth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[Tutorial] Installing Tails LiveUSB with a Persistent Volume</text:p>
          </table:table-cell>
          <table:table-cell office:value-type="string" calcext:value-type="string">
            <text:p>Anonymity – Other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***New Identity Needed***</text:p>
          </table:table-cell>
          <table:table-cell office:value-type="string" calcext:value-type="string">
            <text:p>Anonymity – Other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A MUSt READ GUIDE ***How to Be Invisbile!***</text:p>
          </table:table-cell>
          <table:table-cell office:value-type="string" calcext:value-type="string">
            <text:p>Anonymity – 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ity Privacy Security in REAL WORLD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Banking?</text:p>
          </table:table-cell>
          <table:table-cell office:value-type="string" calcext:value-type="string">
            <text:p>Anonymity – Other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Debit ATM Card //instantvcc.eu/</text:p>
          </table:table-cell>
          <table:table-cell office:value-type="string" calcext:value-type="string">
            <text:p>Anonymity – Othe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cause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leachbit or CCleaner?</text:p>
          </table:table-cell>
          <table:table-cell office:value-type="string" calcext:value-type="string">
            <text:p>Anonymity – 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ns leak again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alse first name, true last name vs Your true identity opinions please</text:p>
          </table:table-cell>
          <table:table-cell office:value-type="string" calcext:value-type="string">
            <text:p>Anonymity – Oth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doublecheck anonumity please</text:p>
          </table:table-cell>
          <table:table-cell office:value-type="string" calcext:value-type="string">
            <text:p>Anonymity – 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, need help with Tails please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do you find SOCKS5 proxies in the city you want?</text:p>
          </table:table-cell>
          <table:table-cell office:value-type="string" calcext:value-type="string">
            <text:p>Anonymity – Other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do you stay anonymous ??</text:p>
          </table:table-cell>
          <table:table-cell office:value-type="string" calcext:value-type="string">
            <text:p>Anonymity – Oth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create an anonymous PayPal?</text:p>
          </table:table-cell>
          <table:table-cell office:value-type="string" calcext:value-type="string">
            <text:p>Anonymity – Other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nstall tails on a mac book without a disk drive!!</text:p>
          </table:table-cell>
          <table:table-cell office:value-type="string" calcext:value-type="string">
            <text:p>Anonymity – Other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Amazon anonymously? Gift Cards REQUIRE CREDIT CARD</text:p>
          </table:table-cell>
          <table:table-cell office:value-type="string" calcext:value-type="string">
            <text:p>Anonymity – Other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withdraw money from atm anonymously?</text:p>
          </table:table-cell>
          <table:table-cell office:value-type="string" calcext:value-type="string">
            <text:p>Anonymity – 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s 100% anonymity possible?</text:p>
          </table:table-cell>
          <table:table-cell office:value-type="string" calcext:value-type="string">
            <text:p>Anonymity – Other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JUST using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enough?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ac address can be traced to your location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C Address Spoofing...</text:p>
          </table:table-cell>
          <table:table-cell office:value-type="string" calcext:value-type="string">
            <text:p>Anonymity – 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a preloaded Tails USB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rivnote alternatives?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archers have warned about crucial unpatched flaws in Tails O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curity &amp; Anonimity with mobile (iphones)?</text:p>
          </table:table-cell>
          <table:table-cell office:value-type="string" calcext:value-type="string">
            <text:p>Anonymity – Oth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parating your personal and shadow life?</text:p>
          </table:table-cell>
          <table:table-cell office:value-type="string" calcext:value-type="string">
            <text:p>Anonymity – 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TICKY THIS PLEASE: Bulletproof method to prevent all DNS leaks</text:p>
          </table:table-cell>
          <table:table-cell office:value-type="string" calcext:value-type="string">
            <text:p>Anonymity – Other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 1.1 Possible 0-Day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browser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nstaller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sue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robs: no network connections, touchpad not recognised, etc.</text:p>
          </table:table-cell>
          <table:table-cell office:value-type="string" calcext:value-type="string">
            <text:p>Anonymity – Other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USB Wallet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irtual Machine Logs</text:p>
          </table:table-cell>
          <table:table-cell office:value-type="string" calcext:value-type="string">
            <text:p>Anonymity – 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GO WHEN YOU LEAVE BIG BROTHER LANd</text:p>
          </table:table-cell>
          <table:table-cell office:value-type="string" calcext:value-type="string">
            <text:p>Anonymity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Problem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 Tails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onix vs. Tails!!!</text:p>
          </table:table-cell>
          <table:table-cell office:value-type="string" calcext:value-type="string">
            <text:p>Anonymity – Other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2 annoying problems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 Email</text:p>
          </table:table-cell>
          <table:table-cell office:value-type="string" calcext:value-type="string">
            <text:p>Anonymity – Othe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. Data Storage: Online / Cloud</text:p>
          </table:table-cell>
          <table:table-cell office:value-type="string" calcext:value-type="string">
            <text:p>Anonymity – Oth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nabox</text:p>
          </table:table-cell>
          <table:table-cell office:value-type="string" calcext:value-type="string">
            <text:p>Anonymity – 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nymous clearnet hosting?</text:p>
          </table:table-cell>
          <table:table-cell office:value-type="string" calcext:value-type="string">
            <text:p>Anonymity – Oth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Visa. For getting payments.</text:p>
          </table:table-cell>
          <table:table-cell office:value-type="string" calcext:value-type="string">
            <text:p>Anonymity – 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yone know anything about Anonymous VoIP?????????????????????????????</text:p>
          </table:table-cell>
          <table:table-cell office:value-type="string" calcext:value-type="string">
            <text:p>Anonymity – Other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udio anonymity</text:p>
          </table:table-cell>
          <table:table-cell office:value-type="string" calcext:value-type="string">
            <text:p>Anonymity – 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st way to edit photo to minimize facial recognition</text:p>
          </table:table-cell>
          <table:table-cell office:value-type="string" calcext:value-type="string">
            <text:p>Anonymity – 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rowsing Securely, latest and best?</text:p>
          </table:table-cell>
          <table:table-cell office:value-type="string" calcext:value-type="string">
            <text:p>Anonymity – 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nging system time in Whonix</text:p>
          </table:table-cell>
          <table:table-cell office:value-type="string" calcext:value-type="string">
            <text:p>Anonymity – 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hat Anonymously</text:p>
          </table:table-cell>
          <table:table-cell office:value-type="string" calcext:value-type="string">
            <text:p>Anonymity – 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romising your anonymity - can mistakes be changed?</text:p>
          </table:table-cell>
          <table:table-cell office:value-type="string" calcext:value-type="string">
            <text:p>Anonymity – Othe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Could somebody please HELP me with TAILS</text:p>
          </table:table-cell>
          <table:table-cell office:value-type="string" calcext:value-type="string">
            <text:p>Anonymity – Other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have to download files everytime you login to tails?</text:p>
          </table:table-cell>
          <table:table-cell office:value-type="string" calcext:value-type="string">
            <text:p>Anonymity – Other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 you really need a burner laptop if you use whonix or tails?</text:p>
          </table:table-cell>
          <table:table-cell office:value-type="string" calcext:value-type="string">
            <text:p>Anonymity – Other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oes anyone actually use Whonix here?</text:p>
          </table:table-cell>
          <table:table-cell office:value-type="string" calcext:value-type="string">
            <text:p>Anonymity – 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mail providers you trust?</text:p>
          </table:table-cell>
          <table:table-cell office:value-type="string" calcext:value-type="string">
            <text:p>Anonymity – Oth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remain 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ails Or Whonix Essential?</text:p>
          </table:table-cell>
          <table:table-cell office:value-type="string" calcext:value-type="string">
            <text:p>Anonymity – Other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Is there a tool or anything that can tell if your pc is being watched?</text:p>
          </table:table-cell>
          <table:table-cell office:value-type="string" calcext:value-type="string">
            <text:p>Anonymity – 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Tails</text:p>
          </table:table-cell>
          <table:table-cell office:value-type="string" calcext:value-type="string">
            <text:p>Anonymity – Other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Anonimity</text:p>
          </table:table-cell>
          <table:table-cell office:value-type="string" calcext:value-type="string">
            <text:p>Anonymity – 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Questions about Whonix and security</text:p>
          </table:table-cell>
          <table:table-cell office:value-type="string" calcext:value-type="string">
            <text:p>Anonymity – 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Review my setup to be anonymous</text:p>
          </table:table-cell>
          <table:table-cell office:value-type="string" calcext:value-type="string">
            <text:p>Anonymity – Other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etup Securtity/Anon</text:p>
          </table:table-cell>
          <table:table-cell office:value-type="string" calcext:value-type="string">
            <text:p>Anonymity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is out and is <text:s/>SUPER Buggy</text:p>
          </table:table-cell>
          <table:table-cell office:value-type="string" calcext:value-type="string">
            <text:p>Anonymity – Other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1.2 Torbrowser not up to date...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2.2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RDP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nd windows 8.1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as host vs as guest</text:p>
          </table:table-cell>
          <table:table-cell office:value-type="string" calcext:value-type="string">
            <text:p>Anonymity – Other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is awesome</text:p>
          </table:table-cell>
          <table:table-cell office:value-type="string" calcext:value-type="string">
            <text:p>Anonymity – Other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Persistent Question</text:p>
          </table:table-cell>
          <table:table-cell office:value-type="string" calcext:value-type="string">
            <text:p>Anonymity – Other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safe?</text:p>
          </table:table-cell>
          <table:table-cell office:value-type="string" calcext:value-type="string">
            <text:p>Anonymity – Other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won't install on USB?</text:p>
          </table:table-cell>
          <table:table-cell office:value-type="string" calcext:value-type="string">
            <text:p>Anonymity – Other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, Kali, or Debian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? questions :)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re's an upgrade for Tails to 1.1.1 as of sept 2 2014</text:p>
          </table:table-cell>
          <table:table-cell office:value-type="string" calcext:value-type="string">
            <text:p>Anonymity – Other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sb for tails problem</text:p>
          </table:table-cell>
          <table:table-cell office:value-type="string" calcext:value-type="string">
            <text:p>Anonymity – Other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Every thing you want to know about tails but were afraid to ask</text:p>
          </table:table-cell>
          <table:table-cell office:value-type="string" calcext:value-type="string">
            <text:p>Anonymity – Other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ELP Tails BUG?</text:p>
          </table:table-cell>
          <table:table-cell office:value-type="string" calcext:value-type="string">
            <text:p>Anonymity – Other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ails 1.3.1 is NOW out please update.</text:p>
          </table:table-cell>
          <table:table-cell office:value-type="string" calcext:value-type="string">
            <text:p>Anonymity – Other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OCKS-change your IP in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a Socks5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PROXY TO VPN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PN 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ails + public hotspot + 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Tor through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uxsocks.ru review</text:p>
          </table:table-cell>
          <table:table-cell office:value-type="string" calcext:value-type="string">
            <text:p>Anonymity – Proxi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chaining Skype = safe?</text:p>
          </table:table-cell>
          <table:table-cell office:value-type="string" calcext:value-type="string">
            <text:p>Anonymity – Prox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i really need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 location &amp; other info</text:p>
          </table:table-cell>
          <table:table-cell office:value-type="string" calcext:value-type="string">
            <text:p>Anonymity – Proxi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blem using Socks with Firefox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a good socks5 provider (no VIP72 thanks)</text:p>
          </table:table-cell>
          <table:table-cell office:value-type="string" calcext:value-type="string">
            <text:p>Anonymity – Proxie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to use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ocks Proxy????</text:p>
          </table:table-cell>
          <table:table-cell office:value-type="string" calcext:value-type="string">
            <text:p>Anonymity – Proxie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use SOCKS5 as last in chain?</text:p>
          </table:table-cell>
          <table:table-cell office:value-type="string" calcext:value-type="string">
            <text:p>Anonymity – Proxie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d socks or GEO located by HTML5?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Use Proxies Guide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Can I use Socks5 on Ubuntu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Vip72 software in ubuntu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Socks5 w/o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n average how well to vip72 socks work on hacked paypal accounts?</text:p>
          </table:table-cell>
          <table:table-cell office:value-type="string" calcext:value-type="string">
            <text:p>Anonymity – Proxie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sing Socks through TOR on MAC?</text:p>
          </table:table-cell>
          <table:table-cell office:value-type="string" calcext:value-type="string">
            <text:p>Anonymity – Proxie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dont work :( :( :(</text:p>
          </table:table-cell>
          <table:table-cell office:value-type="string" calcext:value-type="string">
            <text:p>Anonymity – Proxie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5</text:p>
          </table:table-cell>
          <table:table-cell office:value-type="string" calcext:value-type="string">
            <text:p>Anonymity – Proxi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setup Proxifier w/ WINE and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fier is driving me insance [HELP]</text:p>
          </table:table-cell>
          <table:table-cell office:value-type="string" calcext:value-type="string">
            <text:p>Anonymity – Proxi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use vip72 with proxychains?</text:p>
          </table:table-cell>
          <table:table-cell office:value-type="string" calcext:value-type="string">
            <text:p>Anonymity – Proxie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pecific SOCKS5 locations...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P/Socks provider for iPad</text:p>
          </table:table-cell>
          <table:table-cell office:value-type="string" calcext:value-type="string">
            <text:p>Anonymity – Proxie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an i car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VPN/SOCKS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[Cyberghost 5 vs. Hidemyass.com]</text:p>
          </table:table-cell>
          <table:table-cell office:value-type="string" calcext:value-type="string">
            <text:p>Anonymity – Proxi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proxifier(vip72)</text:p>
          </table:table-cell>
          <table:table-cell office:value-type="string" calcext:value-type="string">
            <text:p>Anonymity – Proxie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does not work</text:p>
          </table:table-cell>
          <table:table-cell office:value-type="string" calcext:value-type="string">
            <text:p>Anonymity – Proxie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's socks5 server country list ?</text:p>
          </table:table-cell>
          <table:table-cell office:value-type="string" calcext:value-type="string">
            <text:p>Anonymity – Proxie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uper-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injecting html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ails -&gt; VPN -&gt; Tor -&gt; Socks5.... is it even possibile?</text:p>
          </table:table-cell>
          <table:table-cell office:value-type="string" calcext:value-type="string">
            <text:p>Anonymity – Proxie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cks 5 and VPN both necessary?</text:p>
          </table:table-cell>
          <table:table-cell office:value-type="string" calcext:value-type="string">
            <text:p>Anonymity – Proxie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Someone Go Over How To Setup Tor -&gt; VPN -&gt;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n't make socks5 works on VM.</text:p>
          </table:table-cell>
          <table:table-cell office:value-type="string" calcext:value-type="string">
            <text:p>Anonymity – Proxie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lternatives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up VM -&gt;TOR -&gt; VPN -&gt;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ed help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or VPN? [Suggest!!!]</text:p>
          </table:table-cell>
          <table:table-cell office:value-type="string" calcext:value-type="string">
            <text:p>Anonymity – Proxie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Questions! (I did search function before posting, no luck!)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vip72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onix / VPN / TOR / VIP72 / SOCKS / POXYCHAIN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onsocket HTTP, SOCKS5, &amp; DNS Proxy Included</text:p>
          </table:table-cell>
          <table:table-cell office:value-type="string" calcext:value-type="string">
            <text:p>Anonymity – Proxie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utorial - How to chain socks with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&gt; SOCK5 CHAIN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ocks work with paypal?</text:p>
          </table:table-cell>
          <table:table-cell office:value-type="string" calcext:value-type="string">
            <text:p>Anonymity – Proxie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with proxies i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ould really appreciate some community help with Socks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onix &amp; vip72 socks</text:p>
          </table:table-cell>
          <table:table-cell office:value-type="string" calcext:value-type="string">
            <text:p>Anonymity – Proxie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ick question about VPN/SOCKS5 running together + my setup</text:p>
          </table:table-cell>
          <table:table-cell office:value-type="string" calcext:value-type="string">
            <text:p>Anonymity – Proxie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IP72 socks5 in other Windows user accounts problem</text:p>
          </table:table-cell>
          <table:table-cell office:value-type="string" calcext:value-type="string">
            <text:p>Anonymity – Proxie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or paid socks5? where to buy then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(proxychains) How to go from bodhi linux -&gt; tor -&gt; vpn -&gt; vps?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private socks provider with location choos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Any one had VIP72 Malfuction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asic Security Questions / is Tor &gt; VPN &gt; Socks5 a good way to go?</text:p>
          </table:table-cell>
          <table:table-cell office:value-type="string" calcext:value-type="string">
            <text:p>Anonymity – Proxie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arding VPN SOCK5 etc</text:p>
          </table:table-cell>
          <table:table-cell office:value-type="string" calcext:value-type="string">
            <text:p>Anonymity – Proxies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ea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ecking for proxies before PP'ing?</text:p>
          </table:table-cell>
          <table:table-cell office:value-type="string" calcext:value-type="string">
            <text:p>Anonymity – Proxi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cking socks bl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Easiest FREE way to change my IP? (Mac OSX)</text:p>
          </table:table-cell>
          <table:table-cell office:value-type="string" calcext:value-type="string">
            <text:p>Anonymity – Proxi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ELP NEEDED! Secure network - Trying to install SOCKS5 on LInux</text:p>
          </table:table-cell>
          <table:table-cell office:value-type="string" calcext:value-type="string">
            <text:p>Anonymity – Proxie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ELP NEEDED! Trying to configure Socks5 on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How to do things? vpn+proxy or vpn+tor+proxy</text:p>
          </table:table-cell>
          <table:table-cell office:value-type="string" calcext:value-type="string">
            <text:p>Anonymity – Proxies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run sock5 through tails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use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use a dedicated local port on a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ocalbtc w/o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ozilla Portable +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Mullvad vs.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help with Proxifier</text:p>
          </table:table-cell>
          <table:table-cell office:value-type="string" calcext:value-type="string">
            <text:p>Anonymity – Proxie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eed SOCKS5 &amp; VPN Expert! FREE ACCOUNT!</text:p>
          </table:table-cell>
          <table:table-cell office:value-type="string" calcext:value-type="string">
            <text:p>Anonymity – Proxie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VIP72 account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Noobie question - proxies, Socksclient</text:p>
          </table:table-cell>
          <table:table-cell office:value-type="string" calcext:value-type="string">
            <text:p>Anonymity – Proxie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chains, tails, tor, proxy</text:p>
          </table:table-cell>
          <table:table-cell office:value-type="string" calcext:value-type="string">
            <text:p>Anonymity – Proxie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Question about SOCKS?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 About Using Proxifier To Chain Sock5 to Tor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RDP v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DP vs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 up socks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etting up VIP72 with Whoenix</text:p>
          </table:table-cell>
          <table:table-cell office:value-type="string" calcext:value-type="string">
            <text:p>Anonymity – Prox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 what exactly is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OR, VPN and SOCKS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ying to run Tor--&gt;vip72 Socks, Having trouble. <text:s/>Please help</text:p>
          </table:table-cell>
          <table:table-cell office:value-type="string" calcext:value-type="string">
            <text:p>Anonymity – Proxie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Slow+die fast or isit just me ?</text:p>
          </table:table-cell>
          <table:table-cell office:value-type="string" calcext:value-type="string">
            <text:p>Anonymity – Proxie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-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to use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**Freshest Of Thee Fresh** SOCKS5 PROXIES!</text:p>
          </table:table-cell>
          <table:table-cell office:value-type="string" calcext:value-type="string">
            <text:p>Anonymity – Proxie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place to buy SOCKS5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Best socks5 provider?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Chaining Tails &gt; SOCKS5 ?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install Vip72 on Linux?</text:p>
          </table:table-cell>
          <table:table-cell office:value-type="string" calcext:value-type="string">
            <text:p>Anonymity – Proxie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 need a Houston Texas SOCKS5 will give one in return.</text:p>
          </table:table-cell>
          <table:table-cell office:value-type="string" calcext:value-type="string">
            <text:p>Anonymity – Proxie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Opinion needed on proxy selection</text:p>
          </table:table-cell>
          <table:table-cell office:value-type="string" calcext:value-type="string">
            <text:p>Anonymity – Proxi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IE's</text:p>
          </table:table-cell>
          <table:table-cell office:value-type="string" calcext:value-type="string">
            <text:p>Anonymity – Proxi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xy speed's</text:p>
          </table:table-cell>
          <table:table-cell office:value-type="string" calcext:value-type="string">
            <text:p>Anonymity – Proxi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PROXY? SOCKS 5? answered!</text:p>
          </table:table-cell>
          <table:table-cell office:value-type="string" calcext:value-type="string">
            <text:p>Anonymity – Proxie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Questions about Socks5, especially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 5 setup help</text:p>
          </table:table-cell>
          <table:table-cell office:value-type="string" calcext:value-type="string">
            <text:p>Anonymity – Proxi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</text:p>
          </table:table-cell>
          <table:table-cell office:value-type="string" calcext:value-type="string">
            <text:p>Anonymity – Proxie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 5 and whonix</text:p>
          </table:table-cell>
          <table:table-cell office:value-type="string" calcext:value-type="string">
            <text:p>Anonymity – Proxie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clients other than vip72</text:p>
          </table:table-cell>
          <table:table-cell office:value-type="string" calcext:value-type="string">
            <text:p>Anonymity – Proxie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fingerprin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vider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proxy</text:p>
          </table:table-cell>
          <table:table-cell office:value-type="string" calcext:value-type="string">
            <text:p>Anonymity – Proxi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Alternative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Client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Vip72 not logging in on TAILS</text:p>
          </table:table-cell>
          <table:table-cell office:value-type="string" calcext:value-type="string">
            <text:p>Anonymity – Proxie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What happens when i buy socks from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s an alternative to vip72?</text:p>
          </table:table-cell>
          <table:table-cell office:value-type="string" calcext:value-type="string">
            <text:p>Anonymity – Proxie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Les SOCKS5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running socks client on mac osx</text:p>
          </table:table-cell>
          <table:table-cell office:value-type="string" calcext:value-type="string">
            <text:p>Anonymity – Proxie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ocks5 list?</text:p>
          </table:table-cell>
          <table:table-cell office:value-type="string" calcext:value-type="string">
            <text:p>Anonymity – Proxie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Is it safe to bookmark silkroad in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yone comfortable with the Tor Browser Update? </text:p>
          </table:table-cell>
          <table:table-cell office:value-type="string" calcext:value-type="string">
            <text:p>Anonymity – Tor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update does not work does not connect</text:p>
          </table:table-cell>
          <table:table-cell office:value-type="string" calcext:value-type="string">
            <text:p>Anonymity – Tor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nding email through Tor fails almost every time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VS I2P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3.6.5 -- Sep 2 2014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ol video on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cast Allegedly Asking Customers to Stop Using Tor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emai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es anyone else's default Tor Browser Homepage look different?</text:p>
          </table:table-cell>
          <table:table-cell office:value-type="string" calcext:value-type="string">
            <text:p>Anonymity – Tor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ransferring Bitcoins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Configuration settings.Tor is not enough Now Configure </text:p>
          </table:table-cell>
          <table:table-cell office:value-type="string" calcext:value-type="string">
            <text:p>Anonymity – Tor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browsing clearnet with Tor a security risk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update Tor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en your torbrowser starts acting funny with www preceding onion url</text:p>
          </table:table-cell>
          <table:table-cell office:value-type="string" calcext:value-type="string">
            <text:p>Anonymity – To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or or Clearnet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assive use of TOR...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2Web Header Info</text:p>
          </table:table-cell>
          <table:table-cell office:value-type="string" calcext:value-type="string">
            <text:p>Anonymity – T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ails+VPN+Tor+Data Encryption?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nion Links? Safe-mail?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R Browser looking a bit different when you open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can my Internet provider see when I use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ng-Term online wallet storage for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Service - Alternative to PGP - Encrypted Anonymous Messaging</text:p>
          </table:table-cell>
          <table:table-cell office:value-type="string" calcext:value-type="string">
            <text:p>Anonymity – Tor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check not working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-Browser-Package tor-browser-2.3.25-14_en-US Corrupted?</text:p>
          </table:table-cell>
          <table:table-cell office:value-type="string" calcext:value-type="string">
            <text:p>Anonymity – Tor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y is tor still overloade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files with Tor</text:p>
          </table:table-cell>
          <table:table-cell office:value-type="string" calcext:value-type="string">
            <text:p>Anonymity – Tor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much safer is tails than plain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crease Tor client security by network isolation</text:p>
          </table:table-cell>
          <table:table-cell office:value-type="string" calcext:value-type="string">
            <text:p>Anonymity – Tor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ran Blacklists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TF?! US GOV"T Increases Funding for TOR + $1.8 Million!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New Tor browser bundle (TBB) 3.5.3, Tails 0.23 released today</text:p>
          </table:table-cell>
          <table:table-cell office:value-type="string" calcext:value-type="string">
            <text:p>Anonymity – Tor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asy TOR &amp; PGP Guide 4096 RSA</text:p>
          </table:table-cell>
          <table:table-cell office:value-type="string" calcext:value-type="string">
            <text:p>Anonymity – Tor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OR BROWSER UPDATE!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Jabber over Tor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guide to XMPP, Off-the-Record, and basic chat client configuration with Tor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setup ICQ t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ARNING: Browser Security Hole Detected</text:p>
          </table:table-cell>
          <table:table-cell office:value-type="string" calcext:value-type="string">
            <text:p>Anonymity – T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nonymity:Download files with tor under tails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Project - TAILS for Dummies!</text:p>
          </table:table-cell>
          <table:table-cell office:value-type="string" calcext:value-type="string">
            <text:p>Anonymity – Tor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y itself is not enough - Whats the highest security you can get?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error</text:p>
          </table:table-cell>
          <table:table-cell office:value-type="string" calcext:value-type="string">
            <text:p>Anonymity – Tor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assword manager for Tor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 am currently using a yahoo email over TOR as my darknet email - bad?</text:p>
          </table:table-cell>
          <table:table-cell office:value-type="string" calcext:value-type="string">
            <text:p>Anonymity – Tor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hat goes on TOR stays on TOR</text:p>
          </table:table-cell>
          <table:table-cell office:value-type="string" calcext:value-type="string">
            <text:p>Anonymity – Tor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e term "TOR stand alone"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configure Pidgin to use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make your own site on tor? Like tor hosting and domains ?</text:p>
          </table:table-cell>
          <table:table-cell office:value-type="string" calcext:value-type="string">
            <text:p>Anonymity – Tor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Not To Get Fucked - A Guide To Buying Illegal Shit On Tor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and chrome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I Use Tor Over RDP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n Whonix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trojan detected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SSH = Bad Combo (Ops should really read this, too)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Get Torchat To work?</text:p>
          </table:table-cell>
          <table:table-cell office:value-type="string" calcext:value-type="string">
            <text:p>Anonymity – T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pdate Tor Browser?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his a safe method of onion browsing</text:p>
          </table:table-cell>
          <table:table-cell office:value-type="string" calcext:value-type="string">
            <text:p>Anonymity – To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Keeping your Tor Browser Bundle Updated &amp; Yourself Safe(Newbies READ)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TOR compromised?</text:p>
          </table:table-cell>
          <table:table-cell office:value-type="string" calcext:value-type="string">
            <text:p>Anonymity – Tor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: Hidden Service Protocol &amp; How to configuring Hidden Services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-&gt; socks5, paypal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for LE to setup their own Tor bridges??</text:p>
          </table:table-cell>
          <table:table-cell office:value-type="string" calcext:value-type="string">
            <text:p>Anonymity – Tor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would Tor exit node work with pp?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"The NSA wants you to use Tor"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ccessing Tor Network using Tail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ookmarking pages into Tor browser a risk?</text:p>
          </table:table-cell>
          <table:table-cell office:value-type="string" calcext:value-type="string">
            <text:p>Anonymity – Tor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Instead of Tor... Bad Idea?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IY Tor Wireless access point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Exit nodes</text:p>
          </table:table-cell>
          <table:table-cell office:value-type="string" calcext:value-type="string">
            <text:p>Anonymity – T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do you add a Vpn on top of TOR (USA)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LE tries to de-anonymize TOR users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certain websites on Tor?</text:p>
          </table:table-cell>
          <table:table-cell office:value-type="string" calcext:value-type="string">
            <text:p>Anonymity – Tor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access the Tesco Website through Tor?????? HELP!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mportant TOR Browser Bundle Security Issue</text:p>
          </table:table-cell>
          <table:table-cell office:value-type="string" calcext:value-type="string">
            <text:p>Anonymity – Tor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nstantbird - New IM tool by the develop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Is It Possible To Access Tor On Public Wifis?</text:p>
          </table:table-cell>
          <table:table-cell office:value-type="string" calcext:value-type="string">
            <text:p>Anonymity – Tor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calbitcoins Cash Deposits, any issues purchasing through tor?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ooks like Russia doesn't like TOR</text:p>
          </table:table-cell>
          <table:table-cell office:value-type="string" calcext:value-type="string">
            <text:p>Anonymity – Tor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roxychains in Tails (over Tor)</text:p>
          </table:table-cell>
          <table:table-cell office:value-type="string" calcext:value-type="string">
            <text:p>Anonymity – Tor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ecurity of .onion sites?</text:p>
          </table:table-cell>
          <table:table-cell office:value-type="string" calcext:value-type="string">
            <text:p>Anonymity – To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or -&gt; VPN or VPN -&gt; Tor??</text:p>
          </table:table-cell>
          <table:table-cell office:value-type="string" calcext:value-type="string">
            <text:p>Anonymity – Tor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eveloper Suspects NSA Interception of Amazon Purchase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download(s) problem - FIles maked complete but not done</text:p>
          </table:table-cell>
          <table:table-cell office:value-type="string" calcext:value-type="string">
            <text:p>Anonymity – Tor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ay have been compromised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as Anonymous as you think?</text:p>
          </table:table-cell>
          <table:table-cell office:value-type="string" calcext:value-type="string">
            <text:p>Anonymity – Tor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t ready?</text:p>
          </table:table-cell>
          <table:table-cell office:value-type="string" calcext:value-type="string">
            <text:p>Anonymity – Tor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with a smartphone</text:p>
          </table:table-cell>
          <table:table-cell office:value-type="string" calcext:value-type="string">
            <text:p>Anonymity – Tor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IP72 + TOR on Linux - How to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OIP over tor?</text:p>
          </table:table-cell>
          <table:table-cell office:value-type="string" calcext:value-type="string">
            <text:p>Anonymity – Tor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ttention Tor Users Do you know your TOR browser configs.</text:p>
          </table:table-cell>
          <table:table-cell office:value-type="string" calcext:value-type="string">
            <text:p>Anonymity – Tor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blockchain for tor ?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rome w/ Tor</text:p>
          </table:table-cell>
          <table:table-cell office:value-type="string" calcext:value-type="string">
            <text:p>Anonymity – Tor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ombining Tor with Sandboxie</text:p>
          </table:table-cell>
          <table:table-cell office:value-type="string" calcext:value-type="string">
            <text:p>Anonymity – Tor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Downloading anything through TOR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How to mask TOR-use from websites?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Lizard Squad TOR 0day</text:p>
          </table:table-cell>
          <table:table-cell office:value-type="string" calcext:value-type="string">
            <text:p>Anonymity – Tor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LE takeover of a large amount of Tor relay nodes and exits</text:p>
          </table:table-cell>
          <table:table-cell office:value-type="string" calcext:value-type="string">
            <text:p>Anonymity – Tor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he Tor network!!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ome Methods to identify users of TOR</text:p>
          </table:table-cell>
          <table:table-cell office:value-type="string" calcext:value-type="string">
            <text:p>Anonymity – Tor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his is how i connect to TOR ( is this safe ) <text:s/>??</text:p>
          </table:table-cell>
          <table:table-cell office:value-type="string" calcext:value-type="string">
            <text:p>Anonymity – Tor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+ other app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at work?</text:p>
          </table:table-cell>
          <table:table-cell office:value-type="string" calcext:value-type="string">
            <text:p>Anonymity – Tor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Bundle 4.0 - Recalled?</text:p>
          </table:table-cell>
          <table:table-cell office:value-type="string" calcext:value-type="string">
            <text:p>Anonymity – Tor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n internet log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Middle man attack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occassional route through UK</text:p>
          </table:table-cell>
          <table:table-cell office:value-type="string" calcext:value-type="string">
            <text:p>Anonymity – Tor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sing Tor browser on smartphone?</text:p>
          </table:table-cell>
          <table:table-cell office:value-type="string" calcext:value-type="string">
            <text:p>Anonymity – Tor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Possible upcoming attempts to disable Tor network</text:p>
          </table:table-cell>
          <table:table-cell office:value-type="string" calcext:value-type="string">
            <text:p>Anonymity – Tor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Browser Update</text:p>
          </table:table-cell>
          <table:table-cell office:value-type="string" calcext:value-type="string">
            <text:p>Anonymity – Tor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is not safe anymore.</text:p>
          </table:table-cell>
          <table:table-cell office:value-type="string" calcext:value-type="string">
            <text:p>Anonymity – Tor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node OPSEC!</text:p>
          </table:table-cell>
          <table:table-cell office:value-type="string" calcext:value-type="string">
            <text:p>Anonymity – Tor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TOR questions</text:p>
          </table:table-cell>
          <table:table-cell office:value-type="string" calcext:value-type="string">
            <text:p>Anonymity – Tor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Good safe VPN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ooking for VPN from Northkorea, bolivia, Venezuela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can I block my VPN from sending out IP Logs?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service do you use/reccomen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Classic VPN 12 months prepaid 20 GBmonth promotion discount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lackhat VPN with No Logs</text:p>
          </table:table-cell>
          <table:table-cell office:value-type="string" calcext:value-type="string">
            <text:p>Anonymity – VPN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service ?</text:p>
          </table:table-cell>
          <table:table-cell office:value-type="string" calcext:value-type="string">
            <text:p>Anonymity – VPN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ny point using a VPN with liberty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Zorro VPN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set up a 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curity Questio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use a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VPN</text:p>
          </table:table-cell>
          <table:table-cell office:value-type="string" calcext:value-type="string">
            <text:p>Anonymity – VPN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S + VPNs bitcoin / cardable</text:p>
          </table:table-cell>
          <table:table-cell office:value-type="string" calcext:value-type="string">
            <text:p>Anonymity – VPN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configure VPN-Whonix-VPN-Tor-Socks5 ?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not stable, need help plz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tutorial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2 vpn's at same time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cyberghost a good vpn client?</text:p>
          </table:table-cell>
          <table:table-cell office:value-type="string" calcext:value-type="string">
            <text:p>Anonymity – VPN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ureVPN or BolehVPN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commened VPN'S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-&gt; TAILS in VM -&gt; VPN -&gt; RDP?</text:p>
          </table:table-cell>
          <table:table-cell office:value-type="string" calcext:value-type="string">
            <text:p>Anonymity – VPN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Android VPN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o vpn or not to vpn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onnect home router thru VPN aswell ?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IP72 +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and VPN</text:p>
          </table:table-cell>
          <table:table-cell office:value-type="string" calcext:value-type="string">
            <text:p>Anonymity – VPN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 service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ve you been infected by Vip72?</text:p>
          </table:table-cell>
          <table:table-cell office:value-type="string" calcext:value-type="string">
            <text:p>Anonymity – VPN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Free VPNs for Mac and Windows</text:p>
          </table:table-cell>
          <table:table-cell office:value-type="string" calcext:value-type="string">
            <text:p>Anonymity – VP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ELETE: chaining TOR, VPN, socks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haining a VPN before Tor is not considered secure...</text:p>
          </table:table-cell>
          <table:table-cell office:value-type="string" calcext:value-type="string">
            <text:p>Anonymity – VPN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 quick question about a noob's safety</text:p>
          </table:table-cell>
          <table:table-cell office:value-type="string" calcext:value-type="string">
            <text:p>Anonymity – VP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Using VIP72 VPN or There double VPN ?</text:p>
          </table:table-cell>
          <table:table-cell office:value-type="string" calcext:value-type="string">
            <text:p>Anonymity – VPN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 vpn be traced back to you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for VPN 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tup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non logging VPN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is the purpose of VPN on public wifi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s server time mismatch with system</text:p>
          </table:table-cell>
          <table:table-cell office:value-type="string" calcext:value-type="string">
            <text:p>Anonymity – VP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VPN payed for using bitcoi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VPS</text:p>
          </table:table-cell>
          <table:table-cell office:value-type="string" calcext:value-type="string">
            <text:p>Anonymity – VP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necting to a vpn tips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ere do i buy dedicated IP's and how do i use them with my VPN?</text:p>
          </table:table-cell>
          <table:table-cell office:value-type="string" calcext:value-type="string">
            <text:p>Anonymity – VPN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ker site fullz vpn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VPN works well with VIP72 Socks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os to use with a VPN + VMWare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VPN for IOS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n anyone recommend a good free VPN?</text:p>
          </table:table-cell>
          <table:table-cell office:value-type="string" calcext:value-type="string">
            <text:p>Anonymity – VPN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Double VPN's</text:p>
          </table:table-cell>
          <table:table-cell office:value-type="string" calcext:value-type="string">
            <text:p>Anonymity – VPN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ee VPN [Computer Security]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? Thoughts on PureVPN</text:p>
          </table:table-cell>
          <table:table-cell office:value-type="string" calcext:value-type="string">
            <text:p>Anonymity – VPN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 vpn proxy ip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elp! VPN issues!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I use Proxifier and VIP72 Client with a VPN? - Tipping $10.00</text:p>
          </table:table-cell>
          <table:table-cell office:value-type="string" calcext:value-type="string">
            <text:p>Anonymity – VPN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set up VPN with tails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es one connect to a VPN with Debian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a VPN in Whonix?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setup vpn on tail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a new PAID vpn...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free vpn safe for purchasing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there a way to run a VPN through Tails? Encryption?</text:p>
          </table:table-cell>
          <table:table-cell office:value-type="string" calcext:value-type="string">
            <text:p>Anonymity – VPN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VPN Check A Good Solution For Keeping DNS Leaks In Check?</text:p>
          </table:table-cell>
          <table:table-cell office:value-type="string" calcext:value-type="string">
            <text:p>Anonymity – VPN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ssive Headache! <text:s/>Issues connecting to OpenVPN with Mullvad</text:p>
          </table:table-cell>
          <table:table-cell office:value-type="string" calcext:value-type="string">
            <text:p>Anonymity – VP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and OpenVPN</text:p>
          </table:table-cell>
          <table:table-cell office:value-type="string" calcext:value-type="string">
            <text:p>Anonymity – VP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unstable</text:p>
          </table:table-cell>
          <table:table-cell office:value-type="string" calcext:value-type="string">
            <text:p>Anonymity – VPN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tiple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a VPN/proxy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ed help setting up Mullvad VPN on Debian Wheezy</text:p>
          </table:table-cell>
          <table:table-cell office:value-type="string" calcext:value-type="string">
            <text:p>Anonymity – VPN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roxifier over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ather interesting article on Tor, EU, and nsa...</text:p>
          </table:table-cell>
          <table:table-cell office:value-type="string" calcext:value-type="string">
            <text:p>Anonymity – VPN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VPN in whonix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makes my connection unuseable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VPN websites can't load but internet works</text:p>
          </table:table-cell>
          <table:table-cell office:value-type="string" calcext:value-type="string">
            <text:p>Anonymity – VPN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ich VPNs Do You Recommend?</text:p>
          </table:table-cell>
          <table:table-cell office:value-type="string" calcext:value-type="string">
            <text:p>Anonymity – VP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+ Chaining VPN's +</text:p>
          </table:table-cell>
          <table:table-cell office:value-type="string" calcext:value-type="string">
            <text:p>Anonymity – VPN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est Linux distribution with native VPN support?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5</text:p>
          </table:table-cell>
          <table:table-cell office:value-type="string" calcext:value-type="string">
            <text:p>Anonymity – VP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yberghost VPN. Opinions?</text:p>
          </table:table-cell>
          <table:table-cell office:value-type="string" calcext:value-type="string">
            <text:p>Anonymity – VPN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nsure VPN is used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 - New free VPN service?</text:p>
          </table:table-cell>
          <table:table-cell office:value-type="string" calcext:value-type="string">
            <text:p>Anonymity – VPN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rootVPN: is it legit?</text:p>
          </table:table-cell>
          <table:table-cell office:value-type="string" calcext:value-type="string">
            <text:p>Anonymity – VP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Good VPN service for Linux / Linux mint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do you guys use your VPN?</text:p>
          </table:table-cell>
          <table:table-cell office:value-type="string" calcext:value-type="string">
            <text:p>Anonymity – VPN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safe is using skype with a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find out if your VPN leaks DN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a vps safer than a vpn?</text:p>
          </table:table-cell>
          <table:table-cell office:value-type="string" calcext:value-type="string">
            <text:p>Anonymity – VPN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Linux VPN/Proxy's</text:p>
          </table:table-cell>
          <table:table-cell office:value-type="string" calcext:value-type="string">
            <text:p>Anonymity – VPN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AY have found THE best VPN providors</text:p>
          </table:table-cell>
          <table:table-cell office:value-type="string" calcext:value-type="string">
            <text:p>Anonymity – VPN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ore VPN shit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ullvad vpn</text:p>
          </table:table-cell>
          <table:table-cell office:value-type="string" calcext:value-type="string">
            <text:p>Anonymity – VPN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NetFlix blocking VPNs</text:p>
          </table:table-cell>
          <table:table-cell office:value-type="string" calcext:value-type="string">
            <text:p>Anonymity – VPN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openvpn client</text:p>
          </table:table-cell>
          <table:table-cell office:value-type="string" calcext:value-type="string">
            <text:p>Anonymity – VP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Point an click VPN?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Question about 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sing VPN for personal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Any good?</text:p>
          </table:table-cell>
          <table:table-cell office:value-type="string" calcext:value-type="string">
            <text:p>Anonymity – VPN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is blocked by ISP</text:p>
          </table:table-cell>
          <table:table-cell office:value-type="string" calcext:value-type="string">
            <text:p>Anonymity – VP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a public wifi : not working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ver Wireless</text:p>
          </table:table-cell>
          <table:table-cell office:value-type="string" calcext:value-type="string">
            <text:p>Anonymity – VPN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service - How to choose? Poxy Really Necessary?</text:p>
          </table:table-cell>
          <table:table-cell office:value-type="string" calcext:value-type="string">
            <text:p>Anonymity – VPN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at russian or chinese vpns are there?</text:p>
          </table:table-cell>
          <table:table-cell office:value-type="string" calcext:value-type="string">
            <text:p>Anonymity – VP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hy is a VPN bad</text:p>
          </table:table-cell>
          <table:table-cell office:value-type="string" calcext:value-type="string">
            <text:p>Anonymity – VPN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 on Fedora</text:p>
          </table:table-cell>
          <table:table-cell office:value-type="string" calcext:value-type="string">
            <text:p>Anonymity – VPN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VPNs</text:p>
          </table:table-cell>
          <table:table-cell office:value-type="string" calcext:value-type="string">
            <text:p>Anonymity – VP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card + drop in the US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acking for Profit: Credit Card Fraud A Beginners Guide</text:p>
          </table:table-cell>
          <table:table-cell office:value-type="string" calcext:value-type="string">
            <text:p>Carding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mazon Carder</text:p>
          </table:table-cell>
          <table:table-cell office:value-type="string" calcext:value-type="string">
            <text:p>Cardin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Tutorial</text:p>
          </table:table-cell>
          <table:table-cell office:value-type="string" calcext:value-type="string">
            <text:p>Carding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rchant Codes for instore carding</text:p>
          </table:table-cell>
          <table:table-cell office:value-type="string" calcext:value-type="string">
            <text:p>Carding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he Art of Carding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's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thorized User Trade Lines for Credit Cards</text:p>
          </table:table-cell>
          <table:table-cell office:value-type="string" calcext:value-type="string">
            <text:p>Cardi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mastercard</text:p>
          </table:table-cell>
          <table:table-cell office:value-type="string" calcext:value-type="string">
            <text:p>Card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­ APPLE CARDING METHOD // iPHONE/MAC/iPAD // VOUCHED! // $$$ 5/6 LEFT</text:p>
          </table:table-cell>
          <table:table-cell office:value-type="string" calcext:value-type="string">
            <text:p>Carding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2015] CARDING TUTORIAL - Best for new players! *Very detailed*</text:p>
          </table:table-cell>
          <table:table-cell office:value-type="string" calcext:value-type="string">
            <text:p>Carding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:::HQ::: TOP CARDING LESSONS*** LIVE COACHING*** Price will raise soon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!NEW!] 2015 USA Western Union Carding Tutorial - $50</text:p>
          </table:table-cell>
          <table:table-cell office:value-type="string" calcext:value-type="string">
            <text:p>Carding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AWESOME] CARDING UNIVERSITY VIRTUAL EDITION [CUVE] +FraudFox</text:p>
          </table:table-cell>
          <table:table-cell office:value-type="string" calcext:value-type="string">
            <text:p>Carding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SUPERIOR] CARDING-UNIVERSITY From Noob to Pro [SUPERIOR]</text:p>
          </table:table-cell>
          <table:table-cell office:value-type="string" calcext:value-type="string">
            <text:p>Carding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Exclusive] Fullz to Credit Card With Pin! [US &amp; UK!]</text:p>
          </table:table-cell>
          <table:table-cell office:value-type="string" calcext:value-type="string">
            <text:p>Carding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S for carding?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ake Thousands Carding Diamonds and Gold Method *Limited time only*</text:p>
          </table:table-cell>
          <table:table-cell office:value-type="string" calcext:value-type="string">
            <text:p>Carding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carding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â  â¥â¦â£â  CARDING&amp;CASHOUT with Online Poker - 48 Pag. Guide â¥â¦â£â  <text:s/>ââ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99% Guaranteed Cardable Site with guide *Undiscovered*</text:p>
          </table:table-cell>
          <table:table-cell office:value-type="string" calcext:value-type="string">
            <text:p>Cardin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­ iNSANE SPAMMER - BECOME EVO'S NEXT BIGGEST CARD SELLER! [$$$]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tutorial - How to hack cc - MUST HAVE!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ivate Carding Vulnerability [1 COPY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Nvenient Live Tutoring [Skrill/Paypal/Venmo/Auto-/Virtual Carding]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Square Cashout. Make $500 a day from CCs. Make Bank Drops.</text:p>
          </table:table-cell>
          <table:table-cell office:value-type="string" calcext:value-type="string">
            <text:p>Carding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Square Cashout. Make $500 a day from CCs. Using Prepaid Drops</text:p>
          </table:table-cell>
          <table:table-cell office:value-type="string" calcext:value-type="string">
            <text:p>Carding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Carded items is it safe?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 thousands a week [Private Method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­ CARD ANYTHiNG VIA 3RD PARTY! // VOUCHED &amp; PROVEN // $350+/DAY</text:p>
          </table:table-cell>
          <table:table-cell office:value-type="string" calcext:value-type="string">
            <text:p>Cardin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All-In-One Carding/Hacking/Spamming</text:p>
          </table:table-cell>
          <table:table-cell office:value-type="string" calcext:value-type="string">
            <text:p>Carding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<text:s/>~ THE VERY BEST CARDERS AND GET MONEY GUIDE v4 ~ </text:p>
          </table:table-cell>
          <table:table-cell office:value-type="string" calcext:value-type="string">
            <text:p>Card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[4 LEFT]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shops list "CCSHOPROJ", by Projeccao (English and franÃ§ais)</text:p>
          </table:table-cell>
          <table:table-cell office:value-type="string" calcext:value-type="string">
            <text:p>Cardin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 CVV ::SELL TRACK2 ::Buy CC::SELL PayPal ::SELL EBAY ACCOUNTS::</text:p>
          </table:table-cell>
          <table:table-cell office:value-type="string" calcext:value-type="string">
            <text:p>Carding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thousands a week [Private Method] [2/10 Copies Left]</text:p>
          </table:table-cell>
          <table:table-cell office:value-type="string" calcext:value-type="string">
            <text:p>Carding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re there any guides on phishing for credit cards?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TUTORIAL FOR CARDING V2.0 Updated(4k$ to 5k$/week)price 0.20BTC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IM's God-Like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UK Carding + Drops + Cashing out CVV + PayPal + More!</text:p>
          </table:table-cell>
          <table:table-cell office:value-type="string" calcext:value-type="string">
            <text:p>Carding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Virwox [NOOB GOLD]</text:p>
          </table:table-cell>
          <table:table-cell office:value-type="string" calcext:value-type="string">
            <text:p>Car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electronics outside the American and European countries ?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Stripe Guide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card "ONE4ALL" vouchers [IRELAND] ONLY â¬20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A guide how to card itunes and be 100% sucessfull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etup Advice (confirmation ) !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Starter Kit</text:p>
          </table:table-cell>
          <table:table-cell office:value-type="string" calcext:value-type="string">
            <text:p>Carding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Good to Start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VOUCHED!)STRIPE CASHOUT GUIDE //////// Priced reduced back to $80</text:p>
          </table:table-cell>
          <table:table-cell office:value-type="string" calcext:value-type="string">
            <text:p>Carding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VERSION 4* Carding Gude by Infamous Bank ATOer Alpha02 Now Available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METHODS FOR FREE (buy Rolex's, Tranfer Â£1500, Buy Iphones etc.</text:p>
          </table:table-cell>
          <table:table-cell office:value-type="string" calcext:value-type="string">
            <text:p>Carding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Vendor - The Ultimate Guide to Everything Amazon/eBay/Carding/More</text:p>
          </table:table-cell>
          <table:table-cell office:value-type="string" calcext:value-type="string">
            <text:p>Carding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$$ [VOUCHED] Credit Card to Bitcoin-2 methods. Only $7 $$</text:p>
          </table:table-cell>
          <table:table-cell office:value-type="string" calcext:value-type="string">
            <text:p>Cardin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OR ALL CARDERs!!!!!!!!!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use Stripe EU guide (how carding the easy way)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en a UK Issued Card with HUGE limits and FULL Features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Carding funds Visa Debitcard 3Vcard Version 1.0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arch engine get credit card details for you</text:p>
          </table:table-cell>
          <table:table-cell office:value-type="string" calcext:value-type="string">
            <text:p>Carding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UK Carder specific guide out.. BUY NOW!!</text:p>
          </table:table-cell>
          <table:table-cell office:value-type="string" calcext:value-type="string">
            <text:p>Carding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ollect Fullz off your cc's</text:p>
          </table:table-cell>
          <table:table-cell office:value-type="string" calcext:value-type="string">
            <text:p>Carding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 Megapack] [Carding, Fraud, Hacking, Be safe] MUST HAVE!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can I find a good and working CC&gt;Anon CC or BTC guide?</text:p>
          </table:table-cell>
          <table:table-cell office:value-type="string" calcext:value-type="string">
            <text:p>Carding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irwox Carding/paypal guide for bitcoins Fresh method!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On HOW TO HACK CREDIT CARDS, BANK LOGINS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help i <text:s/>carded with no security set up</text:p>
          </table:table-cell>
          <table:table-cell office:value-type="string" calcext:value-type="string">
            <text:p>Car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LTIMATE Carding Website -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urn your cvv into fullz[$15][VOUCHED]</text:p>
          </table:table-cell>
          <table:table-cell office:value-type="string" calcext:value-type="string">
            <text:p>Cardin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Rolex Watches UK special... most wanted and requested guide!</text:p>
          </table:table-cell>
          <table:table-cell office:value-type="string" calcext:value-type="string">
            <text:p>Carding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tup for virtual carding?</text:p>
          </table:table-cell>
          <table:table-cell office:value-type="string" calcext:value-type="string">
            <text:p>Carding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KIMMING GUIDE - Easily</text:p>
          </table:table-cell>
          <table:table-cell office:value-type="string" calcext:value-type="string">
            <text:p>Cardin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buy carding guide 5$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UMPS Carding Tutorial for Newbies!</text:p>
          </table:table-cell>
          <table:table-cell office:value-type="string" calcext:value-type="string">
            <text:p>Carding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#]*99$*[#]Easiest CVV to PayPal Guide[#]*99$*[#]</text:p>
          </table:table-cell>
          <table:table-cell office:value-type="string" calcext:value-type="string">
            <text:p>Carding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almart Account + Carding Guide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HOW TO LOAD YOUR POLISH VISA CARD IBAN WITH BTc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ee priv8 cardable websites list + method</text:p>
          </table:table-cell>
          <table:table-cell office:value-type="string" calcext:value-type="string">
            <text:p>Carding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utch marktplaats carding guide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carding</text:p>
          </table:table-cell>
          <table:table-cell office:value-type="string" calcext:value-type="string">
            <text:p>Carding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w to use CVV on Instore for High End Physical Carding</text:p>
          </table:table-cell>
          <table:table-cell office:value-type="string" calcext:value-type="string">
            <text:p>Carding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ginner's CVV -&gt; bank tutorial - original content - MonkeyBusiness</text:p>
          </table:table-cell>
          <table:table-cell office:value-type="string" calcext:value-type="string">
            <text:p>Carding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bies Quickstart Guide to Carding ($10)!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arter pack: 23 sites that require no cv number and 3 cards.</text:p>
          </table:table-cell>
          <table:table-cell office:value-type="string" calcext:value-type="string">
            <text:p>Carding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 to IBAN, my new tutorial. Vouched/Reviewed</text:p>
          </table:table-cell>
          <table:table-cell office:value-type="string" calcext:value-type="string">
            <text:p>Carding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es carding with a Linux OS instead of Windows raise fraud flag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terested in getting your own Polish IBAN Cards? Learn How.</text:p>
          </table:table-cell>
          <table:table-cell office:value-type="string" calcext:value-type="string">
            <text:p>Carding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e loaded prepaid debit cards</text:p>
          </table:table-cell>
          <table:table-cell office:value-type="string" calcext:value-type="string">
            <text:p>Carding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+1000 Cardable sites list</text:p>
          </table:table-cell>
          <table:table-cell office:value-type="string" calcext:value-type="string">
            <text:p>Carding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ver 1500+ Cardable Sites + BONUS CC Cashout Methods</text:p>
          </table:table-cell>
          <table:table-cell office:value-type="string" calcext:value-type="string">
            <text:p>Carding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-STORE CARDING ---- ASK YOUR QUESTIONS---n00b help-- EXPERT HER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**** Direct CC to IBAN method [WORLDWIDE]</text:p>
          </table:table-cell>
          <table:table-cell office:value-type="string" calcext:value-type="string">
            <text:p>Carding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 WITH USA CC TO WORLDWIDE DROPs!!!!!!!!! :D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anyone suggest a good laptop for me to secure</text:p>
          </table:table-cell>
          <table:table-cell office:value-type="string" calcext:value-type="string">
            <text:p>Carding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Carder Dream all-in-one listing for beginners</text:p>
          </table:table-cell>
          <table:table-cell office:value-type="string" calcext:value-type="string">
            <text:p>Carding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card safely? Tor enough?</text:p>
          </table:table-cell>
          <table:table-cell office:value-type="string" calcext:value-type="string">
            <text:p>Carding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CC/GUIDES(UK/EU/USA)(NoNVBV?AVS?=$10) CHEAP!! BYPASS VBV+BILLING=SHIP</text:p>
          </table:table-cell>
          <table:table-cell office:value-type="string" calcext:value-type="string">
            <text:p>Carding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Begginners John Lewis Carding Package - Â£500/DA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ny irish carders here looking for a guide 4 carding one4all vouchers?</text:p>
          </table:table-cell>
          <table:table-cell office:value-type="string" calcext:value-type="string">
            <text:p>Carding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otecting against card fraud</text:p>
          </table:table-cell>
          <table:table-cell office:value-type="string" calcext:value-type="string">
            <text:p>Carding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| CC 2 Iban |</text:p>
          </table:table-cell>
          <table:table-cell office:value-type="string" calcext:value-type="string">
            <text:p>Carding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rding iPads: Guaranteed To Make You Thousands!</text:p>
          </table:table-cell>
          <table:table-cell office:value-type="string" calcext:value-type="string">
            <text:p>Carding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sing carded toy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n working Fullz or cc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yso <text:s/>CVV to BTC/IBAN instant legit??</text:p>
          </table:table-cell>
          <table:table-cell office:value-type="string" calcext:value-type="string">
            <text:p>Carding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is the best setup for carding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rking CC to BTC Method - 07/14 Tested! Only $50 USD</text:p>
          </table:table-cell>
          <table:table-cell office:value-type="string" calcext:value-type="string">
            <text:p>Carding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K and France western union carding method</text:p>
          </table:table-cell>
          <table:table-cell office:value-type="string" calcext:value-type="string">
            <text:p>Carding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nstore CARDING in store CANADA dumps carding</text:p>
          </table:table-cell>
          <table:table-cell office:value-type="string" calcext:value-type="string">
            <text:p>Carding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to keep bank account from being frozen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**VERSION 4** Carding Gude by Infamous ATO Alpha02 **VERSION 4**</text:p>
          </table:table-cell>
          <table:table-cell office:value-type="string" calcext:value-type="string">
            <text:p>Carding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 carded keys</text:p>
          </table:table-cell>
          <table:table-cell office:value-type="string" calcext:value-type="string">
            <text:p>Cardi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rperate CC's with 1k+ Balance Guaranteed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identify AMEX Platinum/Gold without ever doing a BIN lookup</text:p>
          </table:table-cell>
          <table:table-cell office:value-type="string" calcext:value-type="string">
            <text:p>Cardin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ed some cash, can you recommend me a guide about carding?</text:p>
          </table:table-cell>
          <table:table-cell office:value-type="string" calcext:value-type="string">
            <text:p>Carding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Are The Best Guide(s) Available for New/Semi-New Carders?</text:p>
          </table:table-cell>
          <table:table-cell office:value-type="string" calcext:value-type="string">
            <text:p>Cardin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(Help Needed) Chaining Socks5 with Tor for first carding attempt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 Hotels. Card expensive hotels and avoid chargebacks.</text:p>
          </table:table-cell>
          <table:table-cell office:value-type="string" calcext:value-type="string">
            <text:p>Carding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 Cardable polish iban generator (pekao) <text:s/>-75%</text:p>
          </table:table-cell>
          <table:table-cell office:value-type="string" calcext:value-type="string">
            <text:p>Card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VOUCHED][$$$]Credit Card To Cash [Guide]</text:p>
          </table:table-cell>
          <table:table-cell office:value-type="string" calcext:value-type="string">
            <text:p>Carding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â²â®â² 50 + Carding Tutorials &amp; Guides 2014 (BEST ON THE MARKET) â²â®â²**</text:p>
          </table:table-cell>
          <table:table-cell office:value-type="string" calcext:value-type="string">
            <text:p>Carding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&gt;Vouched&lt; Get AMAZON GIFT CARDS W/ OUT CC, SE, OR PAYING SO EASY!!!</text:p>
          </table:table-cell>
          <table:table-cell office:value-type="string" calcext:value-type="string">
            <text:p>Carding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k+ Words, Indepth, The Best Uk Carder Guide!! Tricks of the trade</text:p>
          </table:table-cell>
          <table:table-cell office:value-type="string" calcext:value-type="string">
            <text:p>Card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â â â ULTIMATE CARDING SCIENCE SEPt. 2014 â â â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dvice on carding setup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do this carding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Carding Setup? <text:s/>Please Help!!</text:p>
          </table:table-cell>
          <table:table-cell office:value-type="string" calcext:value-type="string">
            <text:p>Carding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guide to buy for sercurity / carding?</text:p>
          </table:table-cell>
          <table:table-cell office:value-type="string" calcext:value-type="string">
            <text:p>Carding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est way to stay save in the carding busines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N LIST of UK Cards which can be VBV reset with ANY date of birth</text:p>
          </table:table-cell>
          <table:table-cell office:value-type="string" calcext:value-type="string">
            <text:p>Carding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ard-Star is a scam?</text:p>
          </table:table-cell>
          <table:table-cell office:value-type="string" calcext:value-type="string">
            <text:p>Carding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arded a Gaming Tower how to use it safely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At Home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just using Tor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n Android Devices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Cs-&gt;PAYPAL FRESH TO THE MARKET</text:p>
          </table:table-cell>
          <table:table-cell office:value-type="string" calcext:value-type="string">
            <text:p>Carding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 Big Fraud and Carding pack, including recent carding sites list!</text:p>
          </table:table-cell>
          <table:table-cell office:value-type="string" calcext:value-type="string">
            <text:p>Carding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FFERENCE BETWEEN POLISH AND EU IBAN CARDS</text:p>
          </table:table-cell>
          <table:table-cell office:value-type="string" calcext:value-type="string">
            <text:p>Cardi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REE carding tutorials-- 1 per week---NEED requests --FREE</text:p>
          </table:table-cell>
          <table:table-cell office:value-type="string" calcext:value-type="string">
            <text:p>Carding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et Unlimited Credit Cards Method</text:p>
          </table:table-cell>
          <table:table-cell office:value-type="string" calcext:value-type="string">
            <text:p>Cardi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new credit cards approved</text:p>
          </table:table-cell>
          <table:table-cell office:value-type="string" calcext:value-type="string">
            <text:p>Carding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Guide Carding with Stripe for noobs (not USA)</text:p>
          </table:table-cell>
          <table:table-cell office:value-type="string" calcext:value-type="string">
            <text:p>Carding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ow do carders usually get busted?</text:p>
          </table:table-cell>
          <table:table-cell office:value-type="string" calcext:value-type="string">
            <text:p>Cardin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CARD ANY APPLE PRODUCT(without cc data)</text:p>
          </table:table-cell>
          <table:table-cell office:value-type="string" calcext:value-type="string">
            <text:p>Carding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n fraud charge -- instore carding</text:p>
          </table:table-cell>
          <table:table-cell office:value-type="string" calcext:value-type="string">
            <text:p>Carding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'm buying a burner laptop tomorrow for carding, i have questions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Is anyone willing to re-ship "carded" items using collect+ (UK only)</text:p>
          </table:table-cell>
          <table:table-cell office:value-type="string" calcext:value-type="string">
            <text:p>Card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use a carded CC to buy bitcoins?</text:p>
          </table:table-cell>
          <table:table-cell office:value-type="string" calcext:value-type="string">
            <text:p>Carding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phsyical or virtual carding more risky than other scams?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H9's UK or US Carding &amp; Drop Tutoring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obile Carding ?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ew GUIDE how to card GOLD bullion UK</text:p>
          </table:table-cell>
          <table:table-cell office:value-type="string" calcext:value-type="string">
            <text:p>Carding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ck of rare carding guides + Big List of Amex Platinum bins</text:p>
          </table:table-cell>
          <table:table-cell office:value-type="string" calcext:value-type="string">
            <text:p>Carding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aypal / CCs / eBay / Amazon / carding services &amp; more !</text:p>
          </table:table-cell>
          <table:table-cell office:value-type="string" calcext:value-type="string">
            <text:p>Carding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e Paid card in UK?</text:p>
          </table:table-cell>
          <table:table-cell office:value-type="string" calcext:value-type="string">
            <text:p>Carding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Private Carding [1 BTC] By Gold</text:p>
          </table:table-cell>
          <table:table-cell office:value-type="string" calcext:value-type="string">
            <text:p>Carding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ate, or take a big runny steaming shit on my setup for carding???</text:p>
          </table:table-cell>
          <table:table-cell office:value-type="string" calcext:value-type="string">
            <text:p>Carding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view of Gold's "Private Carding Method"</text:p>
          </table:table-cell>
          <table:table-cell office:value-type="string" calcext:value-type="string">
            <text:p>Carding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lling 2 shops <text:s/>CC -&gt; SIM -&gt; WebMoney</text:p>
          </table:table-cell>
          <table:table-cell office:value-type="string" calcext:value-type="string">
            <text:p>Carding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tup for a new carder</text:p>
          </table:table-cell>
          <table:table-cell office:value-type="string" calcext:value-type="string">
            <text:p>Card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imple secure Carding solution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TRIPE GUIDE v1.0 (ONLY â¬20!)</text:p>
          </table:table-cell>
          <table:table-cell office:value-type="string" calcext:value-type="string">
            <text:p>Carding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ers must HAVE! SELLING ONLY 2 COPIES</text:p>
          </table:table-cell>
          <table:table-cell office:value-type="string" calcext:value-type="string">
            <text:p>Card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estern Union Prepaid Card</text:p>
          </table:table-cell>
          <table:table-cell office:value-type="string" calcext:value-type="string">
            <text:p>Carding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to do before carding.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ere to buy high value designer clothes using CVV</text:p>
          </table:table-cell>
          <table:table-cell office:value-type="string" calcext:value-type="string">
            <text:p>Cardin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 I safe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ed product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table:number-columns-repeated="2"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cashout to western union</text:p>
          </table:table-cell>
          <table:table-cell office:value-type="string" calcext:value-type="string">
            <text:p>Carding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gift cards</text:p>
          </table:table-cell>
          <table:table-cell office:value-type="string" calcext:value-type="string">
            <text:p>Carding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off Android phon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arding using tails and public wifi</text:p>
          </table:table-cell>
          <table:table-cell office:value-type="string" calcext:value-type="string">
            <text:p>Carding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lete carding guide-learn how to ATO-know secrets from the masters!</text:p>
          </table:table-cell>
          <table:table-cell office:value-type="string" calcext:value-type="string">
            <text:p>Carding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ood enough to card?</text:p>
          </table:table-cell>
          <table:table-cell office:value-type="string" calcext:value-type="string">
            <text:p>Cardin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PSec First carding run - Review Please</text:p>
          </table:table-cell>
          <table:table-cell office:value-type="string" calcext:value-type="string">
            <text:p>Carding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Recommend a burner laptop for carding</text:p>
          </table:table-cell>
          <table:table-cell office:value-type="string" calcext:value-type="string">
            <text:p>Carding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ecurity For Carders</text:p>
          </table:table-cell>
          <table:table-cell office:value-type="string" calcext:value-type="string">
            <text:p>Cardin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and Security</text:p>
          </table:table-cell>
          <table:table-cell office:value-type="string" calcext:value-type="string">
            <text:p>Carding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Carding Vs. USA Carding</text:p>
          </table:table-cell>
          <table:table-cell office:value-type="string" calcext:value-type="string">
            <text:p>Carding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First Skimmer ^_^</text:p>
          </table:table-cell>
          <table:table-cell office:value-type="string" calcext:value-type="string">
            <text:p>Card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date: Mixers &amp; Cleaners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s, refunds, PP rings...anyone here?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tickey* IceManDan's Bitcoin cleaning process! (clean BTC to market)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id anyone use this mixer?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convert CC info to BTC</text:p>
          </table:table-cell>
          <table:table-cell office:value-type="string" calcext:value-type="string">
            <text:p>Cashing Out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s sent to DNM without washin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YS TO CASH OUT BITCOINS ANONYMOUSLY</text:p>
          </table:table-cell>
          <table:table-cell office:value-type="string" calcext:value-type="string">
            <text:p>Cashing Out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ist Of Working BTC Mixers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itcoins?</text:p>
          </table:table-cell>
          <table:table-cell office:value-type="string" calcext:value-type="string">
            <text:p>Cashing Out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endor wants to know how to clean dirty money</text:p>
          </table:table-cell>
          <table:table-cell office:value-type="string" calcext:value-type="string">
            <text:p>Cashing Ou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itcoinFog</text:p>
          </table:table-cell>
          <table:table-cell office:value-type="string" calcext:value-type="string">
            <text:p>Cashing Ou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ering Illicit Funds</text:p>
          </table:table-cell>
          <table:table-cell office:value-type="string" calcext:value-type="string">
            <text:p>Cashing Ou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itcoins with debit card or paypal account</text:p>
          </table:table-cell>
          <table:table-cell office:value-type="string" calcext:value-type="string">
            <text:p>Cashing Out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heep Marketplace does NOT tumble bitcoi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sh out Question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d anyone use this mixer? </text:p>
          </table:table-cell>
          <table:table-cell office:value-type="string" calcext:value-type="string">
            <text:p>Cashing Ou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to coin mixing service after the death of SharedSend?</text:p>
          </table:table-cell>
          <table:table-cell office:value-type="string" calcext:value-type="string">
            <text:p>Cashing Ou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RHH's Personal CCV Cashout Method</text:p>
          </table:table-cell>
          <table:table-cell office:value-type="string" calcext:value-type="string">
            <text:p>Cashing Out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&gt;&gt; BTC | Fresh US Fullz &amp; Socks &gt;&gt; BTC</text:p>
          </table:table-cell>
          <table:table-cell office:value-type="string" calcext:value-type="string">
            <text:p>Cashing Out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Guide</text:p>
          </table:table-cell>
          <table:table-cell office:value-type="string" calcext:value-type="string">
            <text:p>Cashing Out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PDATED] Yummy's CC&gt;BTC/Cashout Method + BONUS METHODS v 2.0</text:p>
          </table:table-cell>
          <table:table-cell office:value-type="string" calcext:value-type="string">
            <text:p>Cashing Out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Broom's Cashout Method    CC to Bank [$100] <text:s/>   2015 <text:s/>  </text:p>
          </table:table-cell>
          <table:table-cell office:value-type="string" calcext:value-type="string">
            <text:p>Cashing Ou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JungleMoney | CVV | PayPal | Neteller | BTC | [UPDATED]</text:p>
          </table:table-cell>
          <table:table-cell office:value-type="string" calcext:value-type="string">
            <text:p>Cashing Out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CASHOUT USA BANK ACCOUNTS  CASHOUT USA HACKED ACCOUNTS  5k cashout  </text:p>
          </table:table-cell>
          <table:table-cell office:value-type="string" calcext:value-type="string">
            <text:p>Cashing Out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Money Cleansing Guide V2.0</text:p>
          </table:table-cell>
          <table:table-cell office:value-type="string" calcext:value-type="string">
            <text:p>Cashing Out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ansform dirty palpal cash to bitcoins without anything leading back?</text:p>
          </table:table-cell>
          <table:table-cell office:value-type="string" calcext:value-type="string">
            <text:p>Cashing Out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2.0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C to BTC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WorldOpen] Paypal MyCash Guide v.1.0</text:p>
          </table:table-cell>
          <table:table-cell office:value-type="string" calcext:value-type="string">
            <text:p>Cashing Out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MH9's CC/Dumps Cashout tutoring ***NEW METHOD***</text:p>
          </table:table-cell>
          <table:table-cell office:value-type="string" calcext:value-type="string">
            <text:p>Cashing Out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Latest cashout method|Now Providing the Prepaids Fully Activated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V -&gt; BITCOIN v2.0 ~ NO BULLSHIT [03/07/15 NEW &amp; WORKING]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5k USD/Week] Multi-Level Marketing 100% Clean Cashout [Multi-Vouched]</text:p>
          </table:table-cell>
          <table:table-cell office:value-type="string" calcext:value-type="string">
            <text:p>Cashing Out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ing and receiving UK high street bank accounts (NO DROP REQ)</text:p>
          </table:table-cell>
          <table:table-cell office:value-type="string" calcext:value-type="string">
            <text:p>Cashing Out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IMPRESSIVE] Opening Bank Accounts | ONLY $75 â</text:p>
          </table:table-cell>
          <table:table-cell office:value-type="string" calcext:value-type="string">
            <text:p>Cashing Ou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3.1  âUPDATEâ VOUCHED by MH9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  Cleaning out USA Bank Accounts   4-5k in 3 days per acc.  </text:p>
          </table:table-cell>
          <table:table-cell office:value-type="string" calcext:value-type="string">
            <text:p>Cashing Out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recommend a reliable site that offers bitcoins to VCC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H9's F**K PayPal Guide Complete Solution V2.1 OUT NOW!!! FEB 2015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F**K PayPal Guide Complete Solution V2.0 OUT NOW!!!</text:p>
          </table:table-cell>
          <table:table-cell office:value-type="string" calcext:value-type="string">
            <text:p>Cashing Out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to cash.</text:p>
          </table:table-cell>
          <table:table-cell office:value-type="string" calcext:value-type="string">
            <text:p>Cashing Ou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rldOpen &amp; Heinrichs MyCashout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irect CC-BTC tutoring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Method [10 Copies]</text:p>
          </table:table-cell>
          <table:table-cell office:value-type="string" calcext:value-type="string">
            <text:p>Cashing Out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linder's] how to use and cashout hacked paypal accounts *guide*</text:p>
          </table:table-cell>
          <table:table-cell office:value-type="string" calcext:value-type="string">
            <text:p>Cashing Out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mplete Paypal Setup/Cashout. 1k-4k per day. Same Day ROI VOUCHED</text:p>
          </table:table-cell>
          <table:table-cell office:value-type="string" calcext:value-type="string">
            <text:p>Cashing Out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| The Four Horsemen | Permanent Vacation CVV Cashout</text:p>
          </table:table-cell>
          <table:table-cell office:value-type="string" calcext:value-type="string">
            <text:p>Cashing Out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METHOD] [$$$] Coin's guide from Fullz &amp; Skrill to BTC/WU! [$$$]</text:p>
          </table:table-cell>
          <table:table-cell office:value-type="string" calcext:value-type="string">
            <text:p>Cashing Out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Cashout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Cashout [ Reviewed &amp; Vouched ]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 Paypal Method</text:p>
          </table:table-cell>
          <table:table-cell office:value-type="string" calcext:value-type="string">
            <text:p>Cashing Out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s bitcoin blender a scam now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VOUCHED] $$$ CVV Cashing to iBan Guide $$$ 3k per week!</text:p>
          </table:table-cell>
          <table:table-cell office:value-type="string" calcext:value-type="string">
            <text:p>Cashing Out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CASHOUT HACKED PAYPALS!!** No bank drop needed! CASHOUT TODAY! $$$$$</text:p>
          </table:table-cell>
          <table:table-cell office:value-type="string" calcext:value-type="string">
            <text:p>Cashing Out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ccv with skrill easy -make 300$ ea CCV</text:p>
          </table:table-cell>
          <table:table-cell office:value-type="string" calcext:value-type="string">
            <text:p>Cashing Out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xterMorganCVV's Premium Paypal Guide[40$] -FREE US FULL w.purchas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lling Paypal to BTC method</text:p>
          </table:table-cell>
          <table:table-cell office:value-type="string" calcext:value-type="string">
            <text:p>Cashing Out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Paypal Doubling Service/Method</text:p>
          </table:table-cell>
          <table:table-cell office:value-type="string" calcext:value-type="string">
            <text:p>Cashing Out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Cashout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2BTC 2015 SHOP No FAKE PROFIT ClaimsOld &amp; Trusted Vendor</text:p>
          </table:table-cell>
          <table:table-cell office:value-type="string" calcext:value-type="string">
            <text:p>Cashing Ou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 These Days To Use An ATM To Cashout?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Cash CC to BTC guide</text:p>
          </table:table-cell>
          <table:table-cell office:value-type="string" calcext:value-type="string">
            <text:p>Cashing Out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Blackhat Paypal Pack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PAYPAL TO BTC (videos + tutos + software )***FULL PACK 2015***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Guide</text:p>
          </table:table-cell>
          <table:table-cell office:value-type="string" calcext:value-type="string">
            <text:p>Cashing Out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BTC - Vouched [ 0.3 BTC ] Newbie Friendly</text:p>
          </table:table-cell>
          <table:table-cell office:value-type="string" calcext:value-type="string">
            <text:p>Cashing Out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open real bank accounts</text:p>
          </table:table-cell>
          <table:table-cell office:value-type="string" calcext:value-type="string">
            <text:p>Cashing Out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The ScoobyJew Cashout [Limited time offer]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G - Paypal DOUBLEUP Guide - V1.0</text:p>
          </table:table-cell>
          <table:table-cell office:value-type="string" calcext:value-type="string">
            <text:p>Cashing Out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<text:s/>Paypal Ninja <text:s/>How to Transfer from Hacked Paypal Accounts!</text:p>
          </table:table-cell>
          <table:table-cell office:value-type="string" calcext:value-type="string">
            <text:p>Cashing Out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Amazon Mine &amp; The Starbucks Cashouts</text:p>
          </table:table-cell>
          <table:table-cell office:value-type="string" calcext:value-type="string">
            <text:p>Cashing Ou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ISTERBITCOIN's PAYPAL GUIDE - Transfers, middle mans, cash outs!!</text:p>
          </table:table-cell>
          <table:table-cell office:value-type="string" calcext:value-type="string">
            <text:p>Cashing Out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£££StrattonOakmont's Amazon Cashout£££ <text:s text:c="2"/>Now only 50$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Best Seller] [Exclusive] Donald Trumps Mega Cash Out v3.0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/VCC to BTC method! [HOT] [REVIEWED]</text:p>
          </table:table-cell>
          <table:table-cell office:value-type="string" calcext:value-type="string">
            <text:p>Cashing Out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tumbler/mixer?</text:p>
          </table:table-cell>
          <table:table-cell office:value-type="string" calcext:value-type="string">
            <text:p>Cashing Out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H9's gateway paradise CC cashout UPDATE!!</text:p>
          </table:table-cell>
          <table:table-cell office:value-type="string" calcext:value-type="string">
            <text:p>Cashing Out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/e-currency cashout Guide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1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LTIMATE] Paypal Guide v4.5 // STATUS: Available // [2/10]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| MonkeyBusiness 1-on-1 PayPal Tutoring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the grand paypal hustleâVouchedâ8* open spot`sâ100%working methodâ</text:p>
          </table:table-cell>
          <table:table-cell office:value-type="string" calcext:value-type="string">
            <text:p>Cashing Ou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&gt;Â§[VouchedByNancy]|Cashout PAYPAL to BTC |DECEMBER2014|OneEASYway|Â§</text:p>
          </table:table-cell>
          <table:table-cell office:value-type="string" calcext:value-type="string">
            <text:p>Cashing Out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 (CLOSED)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Legionnaire Cash-out by Titus Pullo</text:p>
          </table:table-cell>
          <table:table-cell office:value-type="string" calcext:value-type="string">
            <text:p>Cashing Out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onics CC/PP to BTC Method ( 1.0 BTC per CC ) { SOLD OUT }</text:p>
          </table:table-cell>
          <table:table-cell office:value-type="string" calcext:value-type="string">
            <text:p>Cashing Out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ker Cashout Guide , VOUCHED</text:p>
          </table:table-cell>
          <table:table-cell office:value-type="string" calcext:value-type="string">
            <text:p>Cashing Out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BTC (clean) method (vouched)</text:p>
          </table:table-cell>
          <table:table-cell office:value-type="string" calcext:value-type="string">
            <text:p>Cashing Out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!!!!!!!!!!!!!!! <text:s/>CC-BTC ONLY 35$ FOR THE NEXT 24HRs</text:p>
          </table:table-cell>
          <table:table-cell office:value-type="string" calcext:value-type="string">
            <text:p>Cashing Out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&gt;PP and PP&gt;BTC</text:p>
          </table:table-cell>
          <table:table-cell office:value-type="string" calcext:value-type="string">
            <text:p>Cashing Out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VOUCHED - Cash Out ANY Bank Account &amp; Make Killing w/ ACH Transfers</text:p>
          </table:table-cell>
          <table:table-cell office:value-type="string" calcext:value-type="string">
            <text:p>Cashing Out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fog deposit never arrived</text:p>
          </table:table-cell>
          <table:table-cell office:value-type="string" calcext:value-type="string">
            <text:p>Cashing Ou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Yummy's CC to BTC Method [Temporary Closed]</text:p>
          </table:table-cell>
          <table:table-cell office:value-type="string" calcext:value-type="string">
            <text:p>Cashing Out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30 Cashing out CC's + Paypal + more(tons of cardable sites!!)</text:p>
          </table:table-cell>
          <table:table-cell office:value-type="string" calcext:value-type="string">
            <text:p>Cashing Out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 Oakmont's Cashout method [VOUCHED BY YASUO] *HALF PRICE 300$*</text:p>
          </table:table-cell>
          <table:table-cell office:value-type="string" calcext:value-type="string">
            <text:p>Cashing Out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auf ANON oder AMAZON GUTSCHEINE, methode frisch!</text:p>
          </table:table-cell>
          <table:table-cell office:value-type="string" calcext:value-type="string">
            <text:p>Cashing Out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 - Bitcoin Mixing Service</text:p>
          </table:table-cell>
          <table:table-cell office:value-type="string" calcext:value-type="string">
            <text:p>Cashing Ou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 Purchase The God of PayPal's Method â Transferred over $100K+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OOBS : Read This Before Buying Any CASH OUT METHOD here !!!</text:p>
          </table:table-cell>
          <table:table-cell office:value-type="string" calcext:value-type="string">
            <text:p>Cashing Out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redit Card to Bitcoins [25$]</text:p>
          </table:table-cell>
          <table:table-cell office:value-type="string" calcext:value-type="string">
            <text:p>Cashing Out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UK MONEY Obtain REAL high street BANK accounts, Credit card, Loan</text:p>
          </table:table-cell>
          <table:table-cell office:value-type="string" calcext:value-type="string">
            <text:p>Cashing Ou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Direct CCV &gt; BTC ( Almost ) Copies left (2) Out of (5)</text:p>
          </table:table-cell>
          <table:table-cell office:value-type="string" calcext:value-type="string">
            <text:p>Cashing Out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ScoobyJew Cashout [SOLD OUT]</text:p>
          </table:table-cell>
          <table:table-cell office:value-type="string" calcext:value-type="string">
            <text:p>Cashing Out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fog problem!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cashout methods available on Evo- 1-5K a week$open4business$</text:p>
          </table:table-cell>
          <table:table-cell office:value-type="string" calcext:value-type="string">
            <text:p>Cashing Out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(VOUCHED) cashout method to make you 4-5k a week(stillgoing)</text:p>
          </table:table-cell>
          <table:table-cell office:value-type="string" calcext:value-type="string">
            <text:p>Cashing Out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/MiddleMan Accounts Obtaining and CashOut Guide-MakiKaki</text:p>
          </table:table-cell>
          <table:table-cell office:value-type="string" calcext:value-type="string">
            <text:p>Cashing Out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o PayPal 100% [CLEAN]</text:p>
          </table:table-cell>
          <table:table-cell office:value-type="string" calcext:value-type="string">
            <text:p>Cashing Out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keyBusiness APPENDIX - CVV to bank</text:p>
          </table:table-cell>
          <table:table-cell office:value-type="string" calcext:value-type="string">
            <text:p>Cashing Ou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 IN (1-2DAYS)</text:p>
          </table:table-cell>
          <table:table-cell office:value-type="string" calcext:value-type="string">
            <text:p>Cashing Out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StrattonOakmont Paypal Basics - Now 25$ Great Price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asy Cashout Guide:** CC -&gt; IBAN/PP **</text:p>
          </table:table-cell>
          <table:table-cell office:value-type="string" calcext:value-type="string">
            <text:p>Cashing Out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 â World Of Warcraft Cashout Method <text:s/>â â [UK][USA][WorldWide][5/5]</text:p>
          </table:table-cell>
          <table:table-cell office:value-type="string" calcext:value-type="string">
            <text:p>Cashing Out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Service? Edit: Altair is now making a guide on it</text:p>
          </table:table-cell>
          <table:table-cell office:value-type="string" calcext:value-type="string">
            <text:p>Cashing Out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**ONLY 2 LEFT** ] PAYPAYL to BTC/E-CURRENCY V.2.0 Make 500$ per PP</text:p>
          </table:table-cell>
          <table:table-cell office:value-type="string" calcext:value-type="string">
            <text:p>Cashing Out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High Quality CC-&gt; BTC Method Experienced carders earn $1000/d</text:p>
          </table:table-cell>
          <table:table-cell office:value-type="string" calcext:value-type="string">
            <text:p>Cashing Out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BTC laundering/tumbler sites do you use?</text:p>
          </table:table-cell>
          <table:table-cell office:value-type="string" calcext:value-type="string">
            <text:p>Cashing Out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ASHOUT PAYPAL VIDEO + 12 BONUS GUIDES - Passman - DO NOT BUY</text:p>
          </table:table-cell>
          <table:table-cell office:value-type="string" calcext:value-type="string">
            <text:p>Cashing Out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- Coinbase = Cashout</text:p>
          </table:table-cell>
          <table:table-cell office:value-type="string" calcext:value-type="string">
            <text:p>Cashing Out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Vouched} UK Fullz CC - BTC Cashout Method</text:p>
          </table:table-cell>
          <table:table-cell office:value-type="string" calcext:value-type="string">
            <text:p>Cashing Out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way to cashout with CVV non AVS, recieve cash straight up</text:p>
          </table:table-cell>
          <table:table-cell office:value-type="string" calcext:value-type="string">
            <text:p>Cashing Out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lice investigation over paypal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Gift Cards, Bitcoins and Amazon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âUK Fullz cashout guide Â£2500 per week â SOLD OUT â</text:p>
          </table:table-cell>
          <table:table-cell office:value-type="string" calcext:value-type="string">
            <text:p>Cashing Out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Simpleâ âElegantâ âCC-BTC Methodâ âBrand Newâ AVAILABLE NOW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- PP - BTC - 100% Clean Funds Guide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get a Triodos bank account never cashout with paypal again!</text:p>
          </table:table-cell>
          <table:table-cell office:value-type="string" calcext:value-type="string">
            <text:p>Cashing Out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y unique CC --&gt; PP --&gt; BTC method. INTRO PRICE Â£25 for first 3 sales!</text:p>
          </table:table-cell>
          <table:table-cell office:value-type="string" calcext:value-type="string">
            <text:p>Cashing Out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IMITED OFFER: FRESH TUTORIAL: PP -&gt; BTC [5/5]</text:p>
          </table:table-cell>
          <table:table-cell office:value-type="string" calcext:value-type="string">
            <text:p>Cashing Out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PayPal transfert by yourself ! BIG MONEY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ED] CC to BTC cashout guide.</text:p>
          </table:table-cell>
          <table:table-cell office:value-type="string" calcext:value-type="string">
            <text:p>Cashing Out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BRAND NEW 2015 CASHOUT, NO BANKS, Straight CC&gt;BTC, HALF PRICE SALE</text:p>
          </table:table-cell>
          <table:table-cell office:value-type="string" calcext:value-type="string">
            <text:p>Cashing Out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urity questions about BTC to Electrum to Evolution</text:p>
          </table:table-cell>
          <table:table-cell office:value-type="string" calcext:value-type="string">
            <text:p>Cashing Out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cilon's CC TO BTC (Almost) method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"drug" money</text:p>
          </table:table-cell>
          <table:table-cell office:value-type="string" calcext:value-type="string">
            <text:p>Cashing Out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 Method Within 24hours!</text:p>
          </table:table-cell>
          <table:table-cell office:value-type="string" calcext:value-type="string">
            <text:p>Cashing Out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launder</text:p>
          </table:table-cell>
          <table:table-cell office:value-type="string" calcext:value-type="string">
            <text:p>Cashing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 BITCOIN WiTH CC [07/14] 99$ Offer</text:p>
          </table:table-cell>
          <table:table-cell office:value-type="string" calcext:value-type="string">
            <text:p>Cashing Out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£Â£Â£ U.K Bank Transfer &amp; Paypal Transfer WW, Major money maker Guide Â£Â£</text:p>
          </table:table-cell>
          <table:table-cell office:value-type="string" calcext:value-type="string">
            <text:p>Cashing Out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uide "How to cash out CC to PP" ***0.001BTC***</text:p>
          </table:table-cell>
          <table:table-cell office:value-type="string" calcext:value-type="string">
            <text:p>Cashing Out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Cleaning method for dirty or semi-cleaned funds (PP/PP)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vcc with several new options for cashout</text:p>
          </table:table-cell>
          <table:table-cell office:value-type="string" calcext:value-type="string">
            <text:p>Cashing Out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PayPal GoldMine</text:p>
          </table:table-cell>
          <table:table-cell office:value-type="string" calcext:value-type="string">
            <text:p>Cashing Out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Transfer Methods</text:p>
          </table:table-cell>
          <table:table-cell office:value-type="string" calcext:value-type="string">
            <text:p>Cashing Out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redit CardCashout v1.0</text:p>
          </table:table-cell>
          <table:table-cell office:value-type="string" calcext:value-type="string">
            <text:p>Cashing Ou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(Vouched)(Reviewed) BRAND NEW Method For Cashing CC to BTC!</text:p>
          </table:table-cell>
          <table:table-cell office:value-type="string" calcext:value-type="string">
            <text:p>Cashing Out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Limited* OneDirection's Tutorial Pack (CC-BTC/CC-PP/CC-IBAN)</text:p>
          </table:table-cell>
          <table:table-cell office:value-type="string" calcext:value-type="string">
            <text:p>Cashing Out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0.1 BTC] Altair's Cashout Method V3! [VOUCHED]</text:p>
          </table:table-cell>
          <table:table-cell office:value-type="string" calcext:value-type="string">
            <text:p>Cashing Out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your own free prepaid skril cards + pin Cashout up to $1000</text:p>
          </table:table-cell>
          <table:table-cell office:value-type="string" calcext:value-type="string">
            <text:p>Cashing Out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 RAPED WHONIX LOL - How I cashout a wells fargo savings?</text:p>
          </table:table-cell>
          <table:table-cell office:value-type="string" calcext:value-type="string">
            <text:p>Cashing Out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ing a CC to obtain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e Official ScoobyJew Cashout Guide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Fog directly to Evo?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out method : needs some preparation, but get big amount</text:p>
          </table:table-cell>
          <table:table-cell office:value-type="string" calcext:value-type="string">
            <text:p>Cashing Out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tuts review about Paypal Cash Out+ Full Video for purchaseing</text:p>
          </table:table-cell>
          <table:table-cell office:value-type="string" calcext:value-type="string">
            <text:p>Cashing Out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rattonOakmont Cashout Package 2.0 - AVAILABLE NOW</text:p>
          </table:table-cell>
          <table:table-cell office:value-type="string" calcext:value-type="string">
            <text:p>Cashing Out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eapest method 0.05 btc <text:s/>EU Fullz - &gt; btc . work June 2014</text:p>
          </table:table-cell>
          <table:table-cell office:value-type="string" calcext:value-type="string">
            <text:p>Cashing Out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Paypal &gt; Electronics (iPhones, iPads, Samsung Galaxy, etc)</text:p>
          </table:table-cell>
          <table:table-cell office:value-type="string" calcext:value-type="string">
            <text:p>Cashing Out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US bank Account</text:p>
          </table:table-cell>
          <table:table-cell office:value-type="string" calcext:value-type="string">
            <text:p>Cashing Out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Open Cashplus buisness accounts + guide to receive them. Ideal cashout</text:p>
          </table:table-cell>
          <table:table-cell office:value-type="string" calcext:value-type="string">
            <text:p>Cashing Out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 Bitcoins With CC #Guide #1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INSTANT* Credit Card to Bitcoin [CC to BTC]</text:p>
          </table:table-cell>
          <table:table-cell office:value-type="string" calcext:value-type="string">
            <text:p>Cashing Out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ltimate Paypal Cashout Pack</text:p>
          </table:table-cell>
          <table:table-cell office:value-type="string" calcext:value-type="string">
            <text:p>Cashing Out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Cashout Method Dec 2014</text:p>
          </table:table-cell>
          <table:table-cell office:value-type="string" calcext:value-type="string">
            <text:p>Cashing Ou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Method up to 1k daily</text:p>
          </table:table-cell>
          <table:table-cell office:value-type="string" calcext:value-type="string">
            <text:p>Cashing Out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someone tell why Paypal ask me for security question?</text:p>
          </table:table-cell>
          <table:table-cell office:value-type="string" calcext:value-type="string">
            <text:p>Cashing Out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ers</text:p>
          </table:table-cell>
          <table:table-cell office:value-type="string" calcext:value-type="string">
            <text:p>Cashing Out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earn how to get you own semiclean funds at ease! Only 0.25 BTC</text:p>
          </table:table-cell>
          <table:table-cell office:value-type="string" calcext:value-type="string">
            <text:p>Cashing Out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oking for someone to cashout paypal to BTC for me!!!</text:p>
          </table:table-cell>
          <table:table-cell office:value-type="string" calcext:value-type="string">
            <text:p>Cashing Out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ixing bitcoin services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elling Gift Cards from home router</text:p>
          </table:table-cell>
          <table:table-cell office:value-type="string" calcext:value-type="string">
            <text:p>Cashing Ou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Instant BTC Cashout to IBAN Card for ATM Withdrawals</text:p>
          </table:table-cell>
          <table:table-cell office:value-type="string" calcext:value-type="string">
            <text:p>Cashing Out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or Man's Mixer {} Please Review {}</text:p>
          </table:table-cell>
          <table:table-cell office:value-type="string" calcext:value-type="string">
            <text:p>Cashing 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ople who don't tumble coins - Only under threat if LE seize servers?</text:p>
          </table:table-cell>
          <table:table-cell office:value-type="string" calcext:value-type="string">
            <text:p>Cashing Ou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tup check and btc laundering</text:p>
          </table:table-cell>
          <table:table-cell office:value-type="string" calcext:value-type="string">
            <text:p>Cashing Out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ethod</text:p>
          </table:table-cell>
          <table:table-cell office:value-type="string" calcext:value-type="string">
            <text:p>Cashing Out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place to store dirty coins long term?</text:p>
          </table:table-cell>
          <table:table-cell office:value-type="string" calcext:value-type="string">
            <text:p>Cashing Ou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PayPal Double The Money In Your Account w/o chargebacks FREE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¯ [NEW] Paypal To Bitcoin â¯ Cashing Out Guide! 0.1 BTC TODAY! 50%OFF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method/tips on cashing out cc?</text:p>
          </table:table-cell>
          <table:table-cell office:value-type="string" calcext:value-type="string">
            <text:p>Cashing Out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 funds from hacked paypals GUIDE</text:p>
          </table:table-cell>
          <table:table-cell office:value-type="string" calcext:value-type="string">
            <text:p>Cashing Out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4+1 way to get Bitcoins for Credit Cards without uploading document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-&gt; CC method selling 5 only. Slow. $200</text:p>
          </table:table-cell>
          <table:table-cell office:value-type="string" calcext:value-type="string">
            <text:p>Cashing Out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 i get the url`s off a few onion btc mixing service`s?</text:p>
          </table:table-cell>
          <table:table-cell office:value-type="string" calcext:value-type="string">
            <text:p>Cashing Out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Master- CVV to PayPal+Paypal Stealth</text:p>
          </table:table-cell>
          <table:table-cell office:value-type="string" calcext:value-type="string">
            <text:p>Cashing Out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ind best Tutorials for cashout any CC</text:p>
          </table:table-cell>
          <table:table-cell office:value-type="string" calcext:value-type="string">
            <text:p>Cashing Out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/moneylaundering any advice needed!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ELL,WELL,WELL cc-BTC $$$$$$$$$$$ SPECIAL PROMO!!!!!!!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P cashout / cc / eBay / Amazon / carded websites ....</text:p>
          </table:table-cell>
          <table:table-cell office:value-type="string" calcext:value-type="string">
            <text:p>Cashing Out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 Cashing out paypal Guide -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FT REVIEW] mrwaterhand's Guide to Funding/Cashing Out PayPal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 Cashout CC to IBAN/ATM</text:p>
          </table:table-cell>
          <table:table-cell office:value-type="string" calcext:value-type="string">
            <text:p>Cashing Out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EVIEW]Yasuo's Paypal Receiving/Cashing Out Guide v3.0</text:p>
          </table:table-cell>
          <table:table-cell office:value-type="string" calcext:value-type="string">
            <text:p>Cashing Out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100% Clean funds using your ps3, guide finally completed!</text:p>
          </table:table-cell>
          <table:table-cell office:value-type="string" calcext:value-type="string">
            <text:p>Cashing Ou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ââ <text:s/>4 CC PAYPAL cashout â GOLDEN â methods - june 2014 âââ</text:p>
          </table:table-cell>
          <table:table-cell office:value-type="string" calcext:value-type="string">
            <text:p>Cashing Out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lternative to Cashout BTC</text:p>
          </table:table-cell>
          <table:table-cell office:value-type="string" calcext:value-type="string">
            <text:p>Cashing Out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Cashout Guides</text:p>
          </table:table-cell>
          <table:table-cell office:value-type="string" calcext:value-type="string">
            <text:p>Cashing Out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way to cash out vbv cards?</text:p>
          </table:table-cell>
          <table:table-cell office:value-type="string" calcext:value-type="string">
            <text:p>Cashing Out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g cashing out &amp; carding guides! ( escrow available )</text:p>
          </table:table-cell>
          <table:table-cell office:value-type="string" calcext:value-type="string">
            <text:p>Cashing Out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itcoin Fog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dow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og issue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Laundry to deposit funds on Bank Account</text:p>
          </table:table-cell>
          <table:table-cell office:value-type="string" calcext:value-type="string">
            <text:p>Cashing Out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Tumbling?</text:p>
          </table:table-cell>
          <table:table-cell office:value-type="string" calcext:value-type="string">
            <text:p>Cashing Out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 OUT ANY MAJOR BANK LOG IN <text:s/>IN USA</text:p>
          </table:table-cell>
          <table:table-cell office:value-type="string" calcext:value-type="string">
            <text:p>Cashing Out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</text:p>
          </table:table-cell>
          <table:table-cell office:value-type="string" calcext:value-type="string">
            <text:p>Cashing Out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cc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OUT UK FULLZ FOR PRO's</text:p>
          </table:table-cell>
          <table:table-cell office:value-type="string" calcext:value-type="string">
            <text:p>Cashing Out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&gt;&gt; BTC 100% working!!</text:p>
          </table:table-cell>
          <table:table-cell office:value-type="string" calcext:value-type="string">
            <text:p>Cashing Ou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secure is MyCash to My Paypal</text:p>
          </table:table-cell>
          <table:table-cell office:value-type="string" calcext:value-type="string">
            <text:p>Cashing Out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Cashing Ou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undry Service</text:p>
          </table:table-cell>
          <table:table-cell office:value-type="string" calcext:value-type="string">
            <text:p>Cashing Ou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 Cashout on Android Emulator VirtualBox</text:p>
          </table:table-cell>
          <table:table-cell office:value-type="string" calcext:value-type="string">
            <text:p>Cashing Out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ypal: what guide need to buy to start with?</text:p>
          </table:table-cell>
          <table:table-cell office:value-type="string" calcext:value-type="string">
            <text:p>Cashing Out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ale UK Cash Out Unburned</text:p>
          </table:table-cell>
          <table:table-cell office:value-type="string" calcext:value-type="string">
            <text:p>Cashing Out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PIECAL OFFER cc&gt;bitcoin+2 USA fresh cc+free gift Â£22.50 1TIMEFOOLED</text:p>
          </table:table-cell>
          <table:table-cell office:value-type="string" calcext:value-type="string">
            <text:p>Cashing Out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eing shapshift.io as a 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.onion bitcoin mixing service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one used helix light as a bitcoin tumbl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Mixers Important?</text:p>
          </table:table-cell>
          <table:table-cell office:value-type="string" calcext:value-type="string">
            <text:p>Cashing Ou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ustralia - Convert Bitcoins to cash anonymously?</text:p>
          </table:table-cell>
          <table:table-cell office:value-type="string" calcext:value-type="string">
            <text:p>Cashing Ou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blenders?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shing out BTC</text:p>
          </table:table-cell>
          <table:table-cell office:value-type="string" calcext:value-type="string">
            <text:p>Cashing Out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Cashout Problem</text:p>
          </table:table-cell>
          <table:table-cell office:value-type="string" calcext:value-type="string">
            <text:p>Cashing Out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BTC</text:p>
          </table:table-cell>
          <table:table-cell office:value-type="string" calcext:value-type="string">
            <text:p>Cashing Out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C to Moneygram to BTC</text:p>
          </table:table-cell>
          <table:table-cell office:value-type="string" calcext:value-type="string">
            <text:p>Cashing Out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leanCoin mixing service .. 0.5% and 0.001 BTC total in fees..</text:p>
          </table:table-cell>
          <table:table-cell office:value-type="string" calcext:value-type="string">
            <text:p>Cashing Out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volution has an internal mixer for bitcoins?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amous bitcoin mixers, lets talk...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 / BITMIXER.IO - best solution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itcoins</text:p>
          </table:table-cell>
          <table:table-cell office:value-type="string" calcext:value-type="string">
            <text:p>Cashing Out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xing BTC?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rusted bitcoin mixer?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BTC Mixer to use?</text:p>
          </table:table-cell>
          <table:table-cell office:value-type="string" calcext:value-type="string">
            <text:p>Cashing Out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xer with low fees!</text:p>
          </table:table-cell>
          <table:table-cell office:value-type="string" calcext:value-type="string">
            <text:p>Cashing Out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Mixers list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mixing services links | REPORT TOPICS LIKE THAT ASAP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ONT TRUST BTC MIXERS LIST BY LAUNDERMAN</text:p>
          </table:table-cell>
          <table:table-cell office:value-type="string" calcext:value-type="string">
            <text:p>Cashing Out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aundering Services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oney Laundering: What's the Best Sort of Business to Set Up?</text:p>
          </table:table-cell>
          <table:table-cell office:value-type="string" calcext:value-type="string">
            <text:p>Cashing Ou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moving ink from cheques</text:p>
          </table:table-cell>
          <table:table-cell office:value-type="string" calcext:value-type="string">
            <text:p>Counterfeit Currenc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earn how to make counterfeit 20 notes [FULL GUIDE] for only â¬20!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 will swap my â¬20 euro templates ( 200 euro value ) for some uk fullz</text:p>
          </table:table-cell>
          <table:table-cell office:value-type="string" calcext:value-type="string">
            <text:p>Counterfeit Currency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Would you be interested in learning how to make counterfeit £20 notes?</text:p>
          </table:table-cell>
          <table:table-cell office:value-type="string" calcext:value-type="string">
            <text:p>Counterfeit Currency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2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HIGH QUALITY] â¬50 Template Pack [FAKE50EUROSGUIDE]</text:p>
          </table:table-cell>
          <table:table-cell office:value-type="string" calcext:value-type="string">
            <text:p>Counterfeit Currency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[VOUCHED] How to pass counterfeits /the right way/</text:p>
          </table:table-cell>
          <table:table-cell office:value-type="string" calcext:value-type="string">
            <text:p>Counterfeit Currency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$100 counterfeit guide ebook and templates</text:p>
          </table:table-cell>
          <table:table-cell office:value-type="string" calcext:value-type="string">
            <text:p>Counterfeit Currency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100% FREE Jack2613's Ultimate Guide for counterfeiting Super Dollars</text:p>
          </table:table-cell>
          <table:table-cell office:value-type="string" calcext:value-type="string">
            <text:p>Counterfeit Currency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ounterfeiting money tutorial</text:p>
          </table:table-cell>
          <table:table-cell office:value-type="string" calcext:value-type="string">
            <text:p>Counterfeit Currenc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rdering counterfeit cash into ireland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exchanging counterfeit cash</text:p>
          </table:table-cell>
          <table:table-cell office:value-type="string" calcext:value-type="string">
            <text:p>Counterfeit Currenc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OR SALE HIGH QUALITY DOLLAR BILLS EUROS,POUNDS AUTOMATIC SSD CHEMICAL</text:p>
          </table:table-cell>
          <table:table-cell office:value-type="string" calcext:value-type="string">
            <text:p>Counterfeit Currenc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est place to buy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 few brief questions on Bitcoin ATM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just droped 28%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OFFICIAL BITCOIN PRICE THREAD***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otally silly-ass newbie question regarding bitcoin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Question about moving a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Crashing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wyers should accept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hysical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ecurity - Another nail in the coff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 down for maintenance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ustralian Bitcoin Company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Bitcoin An NSA Invention by NSA Developer Tatsuaki Okamoto? [CLEARNET LINK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ould I not have bought bitcoins today? 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The next big thing after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uy bitcoins online instantly without going through bullshi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table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ving bitcoins to deepweb and what causing suspicions e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lockcha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prices are fucking nuts tod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an't figure out how to pay for purchase with m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y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braxas 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Getting 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you make a single Abraxas market purchase with combination dash /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ing bitcoins help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 donÃ¬'t see my bitcoins in my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t withdraw B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eposit to Abraxas from Bitcoin ATM or LibertyX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Tumbl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 via Localbit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ing BTCs thru localbitcoins-how to get them to here safely!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nderstanding how Bitcoin work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spend my BTC her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Shuffle - It is your personal bitcoin mixer</text:p>
          </table:table-cell>
          <table:table-cell office:value-type="string" calcext:value-type="string">
            <text:p>Cryptocurrency – General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Paranoid Secure Storag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me BTC related safety questions for the expert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bitcoins in Australia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jor BTC exchanges to BMR wallet advis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Mining Tutorial (Newb // Advanc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earn yourself bitcoins by ptc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Bitcoin Stor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messa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get bitcoins on a anonym debit card lega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Transfering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.info banned IP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clien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s in mtgox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aundering Bitcoin Safley and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trezor (vault)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.com Security Concern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Buying bitcoins of eba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TC marke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mediary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we do and what you should do to secure against Bitcoin Blockchain Analysis.</text:p>
          </table:table-cell>
          <table:table-cell office:value-type="string" calcext:value-type="string">
            <text:p>Cryptocurrency – General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tc us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TC 'Conspiracy Theory' - Virtual Currency is NSA or CIA Project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 RESEARCH ** BTC WALLETS 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phone verificati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Anyone know how to check a bunch of wallets at the same time for btc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wallet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ree Anonimcoin any good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-&gt;Tumbler-&gt;Evo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ister Bitcoins guide [10$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to actually make BTC untraceabl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calbitcoins scamVOUCHED METHOD50$comin soo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email</text:p>
          </table:table-cell>
          <table:table-cell office:value-type="string" calcext:value-type="string">
            <text:p>Cryptocurrency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 btc with credit card, not fake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 &amp; Sell BTC using anon vcc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New] MULTIPLY YOUR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LOCALBITCOINS Scams, Tricks and Hustling Guide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30+ BITCOINS MONTH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Verify coinbase with phone number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ultisig Guide Using Electrum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is it possible to track bitcoin adress real owner? Or ip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ffline Bitcoi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often can you buy bitcoins without it being suspiciou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ilding a mining botnet || Private mining BIN || ''AUTOPILOT'' MONEY</text:p>
          </table:table-cell>
          <table:table-cell office:value-type="string" calcext:value-type="string">
            <text:p>Cryptocurrency – Gener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you buy BTC at the market price in UK?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VOUCHED] The 1 dollar BTC Exploit Guide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Guide]Bitcoin Casino Exploit Working Method!! Easy Money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afely Selling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sending bitcoin straight to evo really a security risk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fyrestorm's FREE bitcoin method! [0.4BTC]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ccepting a different cryptocurrency --&gt; Dark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Make BTC Every 5 Minut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lockchain's ShareCoin Users Can Be Ientified, Says Security Exper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epositing BTC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BITCOIN ANONYMOUS - GOLDEN TUTORIAL 200 PAGEs â â â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10+ bitcoins monthly(revised)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à¸ªà¹â1 Bitcoin $2OOâ¥à¸ªà¹ ï½ï½ï½ï¼ï½ï½ï½ï½ï½ï½ï¼ï½ï½ï½ â¥</text:p>
          </table:table-cell>
          <table:table-cell office:value-type="string" calcext:value-type="string">
            <text:p>Cryptocurrency – General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onymous bitcoin payment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addres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wallet on USB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uy Bitcoins via CashbyMail in europe 100% anonymous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ryptology Explain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nds stolen from my Evolution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become anonymous buying bitcoin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safe is it to sell on localbitcoins regular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uy bitcoin saf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guide. free btc. guide vendors input needed</text:p>
          </table:table-cell>
          <table:table-cell office:value-type="string" calcext:value-type="string">
            <text:p>Cryptocurrency – General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ersistenc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bitcoin wallet do you use for maximum securit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ny plans to accept Darkcoi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est way to buy 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g amount of BTC - where to buy securely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Anonymity &amp; Security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Not That Anonymous Afterall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sidecha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tyliciuos</text:p>
          </table:table-cell>
          <table:table-cell office:value-type="string" calcext:value-type="string">
            <text:p>Cryptocurrency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ing btc in aus</text:p>
          </table:table-cell>
          <table:table-cell office:value-type="string" calcext:value-type="string">
            <text:p>Cryptocurrency – General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uying large amounts of bitcoins?.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or Localbit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oinbase to evo.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oinbase Users -Warning!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onations and Blockchain transparency</text:p>
          </table:table-cell>
          <table:table-cell office:value-type="string" calcext:value-type="string">
            <text:p>Cryptocurrency – Gene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Getting paid in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How do I go about buying bitcoins while leaving no trace?</text:p>
          </table:table-cell>
          <table:table-cell office:value-type="string" calcext:value-type="string">
            <text:p>Cryptocurrency – General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Is it safe to register with real infos on localbitcoins.com ?</text:p>
          </table:table-cell>
          <table:table-cell office:value-type="string" calcext:value-type="string">
            <text:p>Cryptocurrency – Gene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ending Bitcoins to online exchange</text:p>
          </table:table-cell>
          <table:table-cell office:value-type="string" calcext:value-type="string">
            <text:p>Cryptocurrency – General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hared Coin - December Update</text:p>
          </table:table-cell>
          <table:table-cell office:value-type="string" calcext:value-type="string">
            <text:p>Cryptocurrency – Gener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sharedcoin.com</text:p>
          </table:table-cell>
          <table:table-cell office:value-type="string" calcext:value-type="string">
            <text:p>Cryptocurrency – Gene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to all Blockchain wallet users!</text:p>
          </table:table-cell>
          <table:table-cell office:value-type="string" calcext:value-type="string">
            <text:p>Cryptocurrency – General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at are your experiences withdrawing after BTC to USD conversion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 Wallet for your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Are there any laws which might apply to selling bitcoins for cash? [update: yes]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itcoin Exchange Tradehill Pauses for Regulatory Reaso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Bitcoin Fluctuation and SR prices</text:p>
          </table:table-cell>
          <table:table-cell office:value-type="string" calcext:value-type="string">
            <text:p>Cryptocurrency – General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rkcoin: Instant Transactions with InstantX!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many BTC are legal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ll BTC Securely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withdraw BTC secure to your wallet?</text:p>
          </table:table-cell>
          <table:table-cell office:value-type="string" calcext:value-type="string">
            <text:p>Cryptocurrency – General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New York Issues Subpoenas to Firms Tied to Bitcoin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ther crypto coins</text:p>
          </table:table-cell>
          <table:table-cell office:value-type="string" calcext:value-type="string">
            <text:p>Cryptocurrency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POLL: What percentage of all the circulating bitcoin is spent on Darknet sites?</text:p>
          </table:table-cell>
          <table:table-cell office:value-type="string" calcext:value-type="string">
            <text:p>Cryptocurrency – General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arning: Localbitcoin traders</text:p>
          </table:table-cell>
          <table:table-cell office:value-type="string" calcext:value-type="string">
            <text:p>Cryptocurrency – Genera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ich do you thihnk is the best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Who is going to get one of these?? - Bitcoin Safe Hardware Wallet</text:p>
          </table:table-cell>
          <table:table-cell office:value-type="string" calcext:value-type="string">
            <text:p>Cryptocurrency – General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nion DDoS discussion</text:p>
          </table:table-cell>
          <table:table-cell office:value-type="string" calcext:value-type="string">
            <text:p>Denial of Servi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nial of Service</text:p>
          </table:table-cell>
        </table:table-row>
        <table:table-row table:style-name="ro1">
          <table:table-cell office:value-type="string" calcext:value-type="string">
            <text:p>The best way of killing a laptop without a trace..</text:p>
          </table:table-cell>
          <table:table-cell office:value-type="string" calcext:value-type="string">
            <text:p>Digital Forensic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ssessing the forensic capabilities of law enforcement</text:p>
          </table:table-cell>
          <table:table-cell office:value-type="string" calcext:value-type="string">
            <text:p>Digital Forensic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Wiping a hard drive</text:p>
          </table:table-cell>
          <table:table-cell office:value-type="string" calcext:value-type="string">
            <text:p>Digital Forensic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If the police looks in my pc</text:p>
          </table:table-cell>
          <table:table-cell office:value-type="string" calcext:value-type="string">
            <text:p>Digital Forensic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ping Computer</text:p>
          </table:table-cell>
          <table:table-cell office:value-type="string" calcext:value-type="string">
            <text:p>Digital Forensic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Erasing mobile phone</text:p>
          </table:table-cell>
          <table:table-cell office:value-type="string" calcext:value-type="string">
            <text:p>Digital Forensic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ecurely Browsing The Darknet Via Isolated VM + Very Basic Forensics</text:p>
          </table:table-cell>
          <table:table-cell office:value-type="string" calcext:value-type="string">
            <text:p>Digital Forensic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FBI Agents Doxxed</text:p>
          </table:table-cell>
          <table:table-cell office:value-type="string" calcext:value-type="string">
            <text:p>Dox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on't buy from this site you will be doxx.....</text:p>
          </table:table-cell>
          <table:table-cell office:value-type="string" calcext:value-type="string">
            <text:p>Dox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lying With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[[ T5 ]] NBOME VENDOR // LEGIT?!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Intel] Entrapment - Strategies for Prosecuting Drug case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ossesion of an 8 Ball of MDMA, Best Legal Advice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oing drugs on camera and claiming they aren't drugs</text:p>
          </table:table-cell>
          <table:table-cell office:value-type="string" calcext:value-type="string">
            <text:p>Drugs – General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hy are people not so cautious when talking about their drug habits?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Grade AAAA buds from top trusted vendor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putable and Trusted Canadian vendor of high grade medical marijuana 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<text:s/>$40/eigth Cubensis Mushrooms [USA to USA] </text:p>
          </table:table-cell>
          <table:table-cell office:value-type="string" calcext:value-type="string">
            <text:p>Drugs – Gene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PSEC Lessons from Xanax King &amp; Reddit (clearnet) Link</text:p>
          </table:table-cell>
          <table:table-cell office:value-type="string" calcext:value-type="string">
            <text:p>Drugs – Genera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lassware: where to find it.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role does Vitamin C play when used with an ecstasy trip?</text:p>
          </table:table-cell>
          <table:table-cell office:value-type="string" calcext:value-type="string">
            <text:p>Drugs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ethods to stop Police helicopters picking up infared light from grows</text:p>
          </table:table-cell>
          <table:table-cell office:value-type="string" calcext:value-type="string">
            <text:p>Drugs – Genera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Friend's friend got busted for ordering 25g of weed from SR</text:p>
          </table:table-cell>
          <table:table-cell office:value-type="string" calcext:value-type="string">
            <text:p>Drugs – Gene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ide lsd trips at the airport</text:p>
          </table:table-cell>
          <table:table-cell office:value-type="string" calcext:value-type="string">
            <text:p>Drugs – Gener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aking prescription drugs into US</text:p>
          </table:table-cell>
          <table:table-cell office:value-type="string" calcext:value-type="string">
            <text:p>Drugs – General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ussie dmt sellers?</text:p>
          </table:table-cell>
          <table:table-cell office:value-type="string" calcext:value-type="string">
            <text:p>Drugs – Genera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ollow The Bitcoins: How We Got Busted Buying Drugs On Silk Road's</text:p>
          </table:table-cell>
          <table:table-cell office:value-type="string" calcext:value-type="string">
            <text:p>Drugs – General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hances of CD on small amounts of MDMA?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USE CANNABIS ROAD AS A BUYER 1 (TOUR, MESSAGING, BASIC PGP INFO, WALLET)</text:p>
          </table:table-cell>
          <table:table-cell office:value-type="string" calcext:value-type="string">
            <text:p>Drugs – General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mportation of <text:s/>prescription only medications to the UK.</text:p>
          </table:table-cell>
          <table:table-cell office:value-type="string" calcext:value-type="string">
            <text:p>Drugs – Genera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with drug order..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Nitrous Oxide, Become your own nitrous mafia :)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wbie help! Basic setup for just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eaking MDMA into a gig - advice</text:p>
          </table:table-cell>
          <table:table-cell office:value-type="string" calcext:value-type="string">
            <text:p>Drugs – Genera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GUIDE] Create Verifiable Marijuana Recommendations BUY WEED LEGALLY!!</text:p>
          </table:table-cell>
          <table:table-cell office:value-type="string" calcext:value-type="string">
            <text:p>Drugs – Gener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Want CHEAP Guides? (Free Electricity, drugs? :)) ONLY $1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the odds of LSD being intercepted (EUtoUS) lower than most drugs?</text:p>
          </table:table-cell>
          <table:table-cell office:value-type="string" calcext:value-type="string">
            <text:p>Drugs – General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would one send cocaine to a lab for tests?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Drops for buying drugs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autions for 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Marijuana possession.</text:p>
          </table:table-cell>
          <table:table-cell office:value-type="string" calcext:value-type="string">
            <text:p>Drugs – Gene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st product to wash MBB</text:p>
          </table:table-cell>
          <table:table-cell office:value-type="string" calcext:value-type="string">
            <text:p>Drugs – Gener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selling drugs on instagram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Ordering 4+ ounces of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10g Mephedrone</text:p>
          </table:table-cell>
          <table:table-cell office:value-type="string" calcext:value-type="string">
            <text:p>Drugs – Gene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guy in Fresno, CA got indicted on drug charge.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uyer's and Vendor's Guide To Internet Drug Dealing/Buying</text:p>
          </table:table-cell>
          <table:table-cell office:value-type="string" calcext:value-type="string">
            <text:p>Drugs – General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fentanyl roxys But look exactly like A215s</text:p>
          </table:table-cell>
          <table:table-cell office:value-type="string" calcext:value-type="string">
            <text:p>Drugs – Gener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Drugs saftest way.. though world wide order</text:p>
          </table:table-cell>
          <table:table-cell office:value-type="string" calcext:value-type="string">
            <text:p>Drugs – General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Clean Up Those Drugs!!!!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a 99% safe way of purchasing illegal drugs from over seas?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LSD shiiping to AUS from international</text:p>
          </table:table-cell>
          <table:table-cell office:value-type="string" calcext:value-type="string">
            <text:p>Drugs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Ordering Weed</text:p>
          </table:table-cell>
          <table:table-cell office:value-type="string" calcext:value-type="string">
            <text:p>Drugs – Gene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5 UK Men Charged With Drug Offenses on Dark Web Forums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s Cannabis moves into a legas status in the US, how shold it be regulated?</text:p>
          </table:table-cell>
          <table:table-cell office:value-type="string" calcext:value-type="string">
            <text:p>Drugs – Gene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BC: <text:s/>War on illegal drugs failing, medical researchers warn</text:p>
          </table:table-cell>
          <table:table-cell office:value-type="string" calcext:value-type="string">
            <text:p>Drugs – General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place for psychedelic therapy ?</text:p>
          </table:table-cell>
          <table:table-cell office:value-type="string" calcext:value-type="string">
            <text:p>Drugs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untries where some drugs are legal</text:p>
          </table:table-cell>
          <table:table-cell office:value-type="string" calcext:value-type="string">
            <text:p>Drugs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ops For Beginners: Why You May Or May Not Want To Use One?</text:p>
          </table:table-cell>
          <table:table-cell office:value-type="string" calcext:value-type="string">
            <text:p>Drugs – Gene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RUG AND MEDICINE STORE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DRUG POLICY REFORM</text:p>
          </table:table-cell>
          <table:table-cell office:value-type="string" calcext:value-type="string">
            <text:p>Drugs – Genera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niperFox's SniperStore - Guides - Autoshop Invites - Flake Cocaine</text:p>
          </table:table-cell>
          <table:table-cell office:value-type="string" calcext:value-type="string">
            <text:p>Drugs – Genera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UK - DRUG Laws and Police procedure</text:p>
          </table:table-cell>
          <table:table-cell office:value-type="string" calcext:value-type="string">
            <text:p>Drugs – General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US May Be Turning the Corner on Drug Law</text:p>
          </table:table-cell>
          <table:table-cell office:value-type="string" calcext:value-type="string">
            <text:p>Drugs – Gener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weed</text:p>
          </table:table-cell>
          <table:table-cell office:value-type="string" calcext:value-type="string">
            <text:p>Drugs – Gener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re research chemicals legal?</text:p>
          </table:table-cell>
          <table:table-cell office:value-type="string" calcext:value-type="string">
            <text:p>Drugs – Gene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Silk Road drug dealer pleads guilty (Digitalink)</text:p>
          </table:table-cell>
          <table:table-cell office:value-type="string" calcext:value-type="string">
            <text:p>Drugs – General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Cocaine acetone washes (how to guide)</text:p>
          </table:table-cell>
          <table:table-cell office:value-type="string" calcext:value-type="string">
            <text:p>Drugs – Produc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How to remove Levamisole and/or Ephedrine from your cocaine</text:p>
          </table:table-cell>
          <table:table-cell office:value-type="string" calcext:value-type="string">
            <text:p>Drugs – Product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Vouched] Step by step guide to homemade Cocaine.Tutorial,Sources&amp;Help</text:p>
          </table:table-cell>
          <table:table-cell office:value-type="string" calcext:value-type="string">
            <text:p>Drugs – Production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MA Sythesis complete guide. Make your own mdma at home!</text:p>
          </table:table-cell>
          <table:table-cell office:value-type="string" calcext:value-type="string">
            <text:p>Drugs – Production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MDA Production Guide [BarnCat &amp; SierraRomeo][$100]</text:p>
          </table:table-cell>
          <table:table-cell office:value-type="string" calcext:value-type="string">
            <text:p>Drugs – Productio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[NOW Â£1.00!] Producing your own Steroids - HUGE PROFIT (VOUCHED)</text:p>
          </table:table-cell>
          <table:table-cell office:value-type="string" calcext:value-type="string">
            <text:p>Drugs – Productio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eth Synthesis Guide NEW Precursor cheap and unwatched! Available in b</text:p>
          </table:table-cell>
          <table:table-cell office:value-type="string" calcext:value-type="string">
            <text:p>Drugs – Produ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Beginner's Guide To Making HEROIN</text:p>
          </table:table-cell>
          <table:table-cell office:value-type="string" calcext:value-type="string">
            <text:p>Drugs – Productio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complete step by step tutorial on how to make home made MDMA.</text:p>
          </table:table-cell>
          <table:table-cell office:value-type="string" calcext:value-type="string">
            <text:p>Drugs – Productio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EASIEST WAY TO MAKE LSD (So simple, you can make it in your KITCHEN!)</text:p>
          </table:table-cell>
          <table:table-cell office:value-type="string" calcext:value-type="string">
            <text:p>Drugs – Production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Self Written LSD Synthesis <text:s/>By Dr.Chemist</text:p>
          </table:table-cell>
          <table:table-cell office:value-type="string" calcext:value-type="string">
            <text:p>Drugs – Production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Ragnar Benson books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How to get iPhones 6 for $150 - Private eBook</text:p>
          </table:table-cell>
          <table:table-cell office:value-type="string" calcext:value-type="string">
            <text:p>eBooks – 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xUnderTheSun | We are all journeying | eBooks, Music, Video &amp; more |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SPECIAL DEAL! Pay $5, GET ALL OF MY EBOOKS!</text:p>
          </table:table-cell>
          <table:table-cell office:value-type="string" calcext:value-type="string">
            <text:p>eBooks – Oth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REVIEWED][$25]EBOOK MEGA PACK OVER 5GB of HQ INFORMATION!</text:p>
          </table:table-cell>
          <table:table-cell office:value-type="string" calcext:value-type="string">
            <text:p>eBooks – 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Ultimate Ebook Pack ââ200 EBOOKSââ -only $10</text:p>
          </table:table-cell>
          <table:table-cell office:value-type="string" calcext:value-type="string">
            <text:p>eBooks – 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_light's cheap goodies* Guides/books/software for $10 or less!</text:p>
          </table:table-cell>
          <table:table-cell office:value-type="string" calcext:value-type="string">
            <text:p>eBooks – 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[$10] Swatting tutorial for worldwide</text:p>
          </table:table-cell>
          <table:table-cell office:value-type="string" calcext:value-type="string">
            <text:p>eBooks – Oth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[Guide]How to start your own Amazon.com clean sales store</text:p>
          </table:table-cell>
          <table:table-cell office:value-type="string" calcext:value-type="string">
            <text:p>eBooks – Oth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eBook -- A Guide To Making Passive Income, very cheap atm!</text:p>
          </table:table-cell>
          <table:table-cell office:value-type="string" calcext:value-type="string">
            <text:p>eBooks – 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FREE Security Guide</text:p>
          </table:table-cell>
          <table:table-cell office:value-type="string" calcext:value-type="string">
            <text:p>eBooks – 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 just added a ton of guides/ebooks to my store, all for $0.50usd each</text:p>
          </table:table-cell>
          <table:table-cell office:value-type="string" calcext:value-type="string">
            <text:p>eBooks – 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Over 120 Premium Money Making Ebooks Worth over $2500</text:p>
          </table:table-cell>
          <table:table-cell office:value-type="string" calcext:value-type="string">
            <text:p>eBooks – Other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THE MONEY MANUAL. Most profitable/Informative+ Cheapest</text:p>
          </table:table-cell>
          <table:table-cell office:value-type="string" calcext:value-type="string">
            <text:p>eBooks – 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Jolly Roger's Security Guide for Beginners</text:p>
          </table:table-cell>
          <table:table-cell office:value-type="string" calcext:value-type="string">
            <text:p>eBooks – Technic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| The Four Horsemen 2nd ed.| ladron2 | Blackhat Business Intelligence</text:p>
          </table:table-cell>
          <table:table-cell office:value-type="string" calcext:value-type="string">
            <text:p>eBooks – Technical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inking about selling ebooks, what security do I need?</text:p>
          </table:table-cell>
          <table:table-cell office:value-type="string" calcext:value-type="string">
            <text:p>eBooks – Technica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Promo Ebook Sql Tutorials</text:p>
          </table:table-cell>
          <table:table-cell office:value-type="string" calcext:value-type="string">
            <text:p>eBooks – Technic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Other</text:p>
          </table:table-cell>
        </table:table-row>
        <table:table-row table:style-name="ro1">
          <table:table-cell office:value-type="string" calcext:value-type="string">
            <text:p>eWhore Guides Pics+VCWsâ</text:p>
          </table:table-cell>
          <table:table-cell office:value-type="string" calcext:value-type="string">
            <text:p>eWhorin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Whoring</text:p>
          </table:table-cell>
        </table:table-row>
        <table:table-row table:style-name="ro1">
          <table:table-cell office:value-type="string" calcext:value-type="string">
            <text:p>Scam or What?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hishing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pot a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can I print a fake check ?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Got access to an online bank account of a random guy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y account got phised! change your PWs!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Scammer alert: C10Wn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Celinimo <text:s/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NEW SCAM ATTEMPT ON MY SELLER ACCOUNT pls read backopy</text:p>
          </table:table-cell>
          <table:table-cell office:value-type="string" calcext:value-type="string">
            <text:p>Fraud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y account got hacked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Warning <text:s/>SCAM ATTEMPT</text:p>
          </table:table-cell>
          <table:table-cell office:value-type="string" calcext:value-type="string">
            <text:p>Fraud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thdraman trying to phish BMR Accounts</text:p>
          </table:table-cell>
          <table:table-cell office:value-type="string" calcext:value-type="string">
            <text:p>Frau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is this fishing site or true site for Freedom Hosting?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hishing / Seller account hacked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ccount hacked?</text:p>
          </table:table-cell>
          <table:table-cell office:value-type="string" calcext:value-type="string">
            <text:p>Frau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alo88 FISHING SCAM!!! WARNING WARNING!!!</text:p>
          </table:table-cell>
          <table:table-cell office:value-type="string" calcext:value-type="string">
            <text:p>Fraud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Get Anything You Want for FREE NO DROP | NO CARDING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PROFIT  Get Anything You Want for FREE [NO DROP | NO CARDING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TO STEAL BITCOIN, no risk, no investment needed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So You Want To Be A Refund God? AMAZON,ASOS,ZAPPOS &amp; MORE Handbook V1</text:p>
          </table:table-cell>
          <table:table-cell office:value-type="string" calcext:value-type="string">
            <text:p>Frau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EGALLY Steal Money From The Bookies: $500/Day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ltimate Refunding Guide Version 2.0 UPDATED *Vouched* $$ *EASY* Â£Â£</text:p>
          </table:table-cell>
          <table:table-cell office:value-type="string" calcext:value-type="string">
            <text:p>Frau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UILD a WEBSITE (for fraud) + METHOD - PICTURE GUIDE **$100**</text:p>
          </table:table-cell>
          <table:table-cell office:value-type="string" calcext:value-type="string">
            <text:p>Fraud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drink/s at Starbucks EASY [How to]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r Alliance Gold Status for 2 Years</text:p>
          </table:table-cell>
          <table:table-cell office:value-type="string" calcext:value-type="string">
            <text:p>Frau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sic List of Amazon Excuses! Over 1000 Variations! $45</text:p>
          </table:table-cell>
          <table:table-cell office:value-type="string" calcext:value-type="string">
            <text:p>Frau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* Guaranteed*Ipad Air method &amp; site only *1 Copy left" $100</text:p>
          </table:table-cell>
          <table:table-cell office:value-type="string" calcext:value-type="string">
            <text:p>Frau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IRL] Get FREE PS4, XBOX ONE etc. (Limitless $ opportunity)</text:p>
          </table:table-cell>
          <table:table-cell office:value-type="string" calcext:value-type="string">
            <text:p>Fraud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(100% working)How to get Microsoft Surface for FREE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-NOW 5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Order Stuff for Free! (no carding, easy) [vouched]</text:p>
          </table:table-cell>
          <table:table-cell office:value-type="string" calcext:value-type="string">
            <text:p>Frau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eal ANY bitcoin wallet(s)no further invest100%working -ONLY 10$</text:p>
          </table:table-cell>
          <table:table-cell office:value-type="string" calcext:value-type="string">
            <text:p>Fraud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[ULTIMATE GUIDE] Lokmann' detailed amazon refund guide</text:p>
          </table:table-cell>
          <table:table-cell office:value-type="string" calcext:value-type="string">
            <text:p>Fraud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00% Free Pizzas from Domino's - Reviewed, Vouched, 100% success rate!</text:p>
          </table:table-cell>
          <table:table-cell office:value-type="string" calcext:value-type="string">
            <text:p>Frau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<text:s/>Free Domino's Food ( Pizzas, sides, drinks etc! ) 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secure an iPhone 5S</text:p>
          </table:table-cell>
          <table:table-cell office:value-type="string" calcext:value-type="string">
            <text:p>Frau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OS Refunds UK/US - Step By Step Guide - Full Support</text:p>
          </table:table-cell>
          <table:table-cell office:value-type="string" calcext:value-type="string">
            <text:p>Frau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Get amazon giftcards as clean as posible!</text:p>
          </table:table-cell>
          <table:table-cell office:value-type="string" calcext:value-type="string">
            <text:p>Frau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Localbitcoins scam</text:p>
          </table:table-cell>
          <table:table-cell office:value-type="string" calcext:value-type="string">
            <text:p>Fraud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Xbox One method burned? Not no more! 99% SUCCESS (VOUCHED)</text:p>
          </table:table-cell>
          <table:table-cell office:value-type="string" calcext:value-type="string">
            <text:p>Fraud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- Victoria's Secret GIFT CARD FREE $50 or $100</text:p>
          </table:table-cell>
          <table:table-cell office:value-type="string" calcext:value-type="string">
            <text:p>Frau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Method on how to get Playstation 4 replacement console WORLDWIDE</text:p>
          </table:table-cell>
          <table:table-cell office:value-type="string" calcext:value-type="string">
            <text:p>Fraud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 a Free $100 Logitech Webcam [TESTED 1-06-15]</text:p>
          </table:table-cell>
          <table:table-cell office:value-type="string" calcext:value-type="string">
            <text:p>Fraud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âFree iPhone/iPadâ No investment requiredâ[PRICE DROP]</text:p>
          </table:table-cell>
          <table:table-cell office:value-type="string" calcext:value-type="string">
            <text:p>Fraud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'm So Sick of Evolution's Fraud Related Guides &amp; Tutorials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oney from foodstamps</text:p>
          </table:table-cell>
          <table:table-cell office:value-type="string" calcext:value-type="string">
            <text:p>Frau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Amazon Refund Scam+Methods for free Amazon gift cards!! Only $20!</text:p>
          </table:table-cell>
          <table:table-cell office:value-type="string" calcext:value-type="string">
            <text:p>Frau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2 amazon refund service methods 100% guarantee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REVIEWED] TG's Refunder Guide - V1.0 **Repeat Refunding**</text:p>
          </table:table-cell>
          <table:table-cell office:value-type="string" calcext:value-type="string">
            <text:p>Frau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mazon refun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ake money from foodstamps:) on sale</text:p>
          </table:table-cell>
          <table:table-cell office:value-type="string" calcext:value-type="string">
            <text:p>Frau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Oziyns Ultimate Amazon Refund Guide! [Only $65!!!]</text:p>
          </table:table-cell>
          <table:table-cell office:value-type="string" calcext:value-type="string">
            <text:p>Frau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[REVIEWED] CrimeDB v1.1 - Ultimate Fraud (carder) Start-up Kit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ecurity Setup when using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Vobinator's GODLY Guide to Clothing Sites Refunds!</text:p>
          </table:table-cell>
          <table:table-cell office:value-type="string" calcext:value-type="string">
            <text:p>Frau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1ring mastergenius scam easy setup up for sale!first copy has discount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How To Get Free Stuff on eBay+More</text:p>
          </table:table-cell>
          <table:table-cell office:value-type="string" calcext:value-type="string">
            <text:p>Frau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Everything From Ebay For Free!!</text:p>
          </table:table-cell>
          <table:table-cell office:value-type="string" calcext:value-type="string">
            <text:p>Frau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How to get Amazon refunds/Double Dips! Only $15!</text:p>
          </table:table-cell>
          <table:table-cell office:value-type="string" calcext:value-type="string">
            <text:p>Frau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â â£â£ (Ultimate !Private Fraud! Guides Collection) For Begginers â£â£ ââ</text:p>
          </table:table-cell>
          <table:table-cell office:value-type="string" calcext:value-type="string">
            <text:p>Fraud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Get Anything for FREE ON AMAZONâ â â</text:p>
          </table:table-cell>
          <table:table-cell office:value-type="string" calcext:value-type="string">
            <text:p>Fraud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UK/US] Bitcoin Scamming Guide $150BTC every HOUR!</text:p>
          </table:table-cell>
          <table:table-cell office:value-type="string" calcext:value-type="string">
            <text:p>Fraud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Professional Investment Scam Guide: FAST Tens of Thousands of Dollars!</text:p>
          </table:table-cell>
          <table:table-cell office:value-type="string" calcext:value-type="string">
            <text:p>Fraud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Easy to follow Lbc Scam for Us only 5 Copies</text:p>
          </table:table-cell>
          <table:table-cell office:value-type="string" calcext:value-type="string">
            <text:p>Fraud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***UK Only. Pay 1 pound for any item at B&amp;Q [VERY EASY]***</text:p>
          </table:table-cell>
          <table:table-cell office:value-type="string" calcext:value-type="string">
            <text:p>Fr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ypal Chargeback [Tutorial] DOUBLE your $$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ax refund tutorial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DISCOUNT guide combo: poker chidumping and 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Ebook] High reward scamming. Only 1 sale left at 0.1BTC</text:p>
          </table:table-cell>
          <table:table-cell office:value-type="string" calcext:value-type="string">
            <text:p>Frau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olen mac book air</text:p>
          </table:table-cell>
          <table:table-cell office:value-type="string" calcext:value-type="string">
            <text:p>Frau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&lt;&gt;Google Play Store-&lt;&gt; Refund Method 100% Working&lt;&gt;</text:p>
          </table:table-cell>
          <table:table-cell office:value-type="string" calcext:value-type="string">
            <text:p>Frau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UK] Get FREE Dominos Pizza! [Free Samples]</text:p>
          </table:table-cell>
          <table:table-cell office:value-type="string" calcext:value-type="string">
            <text:p>Fraud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CQ Phisher</text:p>
          </table:table-cell>
          <table:table-cell office:value-type="string" calcext:value-type="string">
            <text:p>Frau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t everything for 1euro/pound at tesco's self checkout IRE/UK only</text:p>
          </table:table-cell>
          <table:table-cell office:value-type="string" calcext:value-type="string">
            <text:p>Frau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 â â PAYPAL FRAUD MEGAPACk â â â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RHH] Become An Amazon Refunding GOD! (KNOW EVERYTHING ABOUT AMAZON)</text:p>
          </table:table-cell>
          <table:table-cell office:value-type="string" calcext:value-type="string">
            <text:p>Fraud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* Amazon refunds/Others - guide (*for TCF members)</text:p>
          </table:table-cell>
          <table:table-cell office:value-type="string" calcext:value-type="string">
            <text:p>Fraud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GUIDE] <text:s/>COMPLETELY LEGAL BANK FRAUD - only in poland</text:p>
          </table:table-cell>
          <table:table-cell office:value-type="string" calcext:value-type="string">
            <text:p>Fraud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1ring mastergenius scam easy setup up for sale!!first copy gets a -50$</text:p>
          </table:table-cell>
          <table:table-cell office:value-type="string" calcext:value-type="string">
            <text:p>Frau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ake festival tickets?</text:p>
          </table:table-cell>
          <table:table-cell office:value-type="string" calcext:value-type="string">
            <text:p>Frau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Bogo Domino's Pizza!! FREE PIZZA!!! Buy One Get One FREE!</text:p>
          </table:table-cell>
          <table:table-cell office:value-type="string" calcext:value-type="string">
            <text:p>Fraud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get anything for free- 0.0001 BTC</text:p>
          </table:table-cell>
          <table:table-cell office:value-type="string" calcext:value-type="string">
            <text:p>Fraud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Special Offer* TWO Newly invented and unknown Amazon Refund Method</text:p>
          </table:table-cell>
          <table:table-cell office:value-type="string" calcext:value-type="string">
            <text:p>Fraud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VOUCHED] [$5] Get Xbox Live Gold Code(s) for FREE [Resell For PROFIT]</text:p>
          </table:table-cell>
          <table:table-cell office:value-type="string" calcext:value-type="string">
            <text:p>Fraud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tans Physical Fraud Shop - Cashout guides, consultation and more</text:p>
          </table:table-cell>
          <table:table-cell office:value-type="string" calcext:value-type="string">
            <text:p>Fraud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[- Cheque Fraud 101 -] (Catch me if you can ;-))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[MY REVIEW] [ULTIMATE GUIDE] Lokmann' detailed amazon refunding</text:p>
          </table:table-cell>
          <table:table-cell office:value-type="string" calcext:value-type="string">
            <text:p>Frau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â¦US Loan Fraud Guide $45â¦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azon refund with business address</text:p>
          </table:table-cell>
          <table:table-cell office:value-type="string" calcext:value-type="string">
            <text:p>Frau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e new accounts more likely to be scammed on her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uto Loan Fraud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itcoin SCAMMING Guide - Scam up to 2000$ in BTC</text:p>
          </table:table-cell>
          <table:table-cell office:value-type="string" calcext:value-type="string">
            <text:p>Fraud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damatter's Amazon Refund guide - In depth detailed CHEAP!</text:p>
          </table:table-cell>
          <table:table-cell office:value-type="string" calcext:value-type="string">
            <text:p>Fraud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ee Takeaway Hungry House, Just Eat, Dominos and Curries Online UK UK</text:p>
          </table:table-cell>
          <table:table-cell office:value-type="string" calcext:value-type="string">
            <text:p>Frau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uide to free Xbox one or PS4.</text:p>
          </table:table-cell>
          <table:table-cell office:value-type="string" calcext:value-type="string">
            <text:p>Frau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ave I been scammed? For people from OZ</text:p>
          </table:table-cell>
          <table:table-cell office:value-type="string" calcext:value-type="string">
            <text:p>Frau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ow to scam 10 dollars from nearly anyone on the deepweb</text:p>
          </table:table-cell>
          <table:table-cell office:value-type="string" calcext:value-type="string">
            <text:p>Fraud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do any kind of fraud read now..Not kidding.</text:p>
          </table:table-cell>
          <table:table-cell office:value-type="string" calcext:value-type="string">
            <text:p>Fraud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H9's Noob2Pro Fraud Paradise Tutoring!!</text:p>
          </table:table-cell>
          <table:table-cell office:value-type="string" calcext:value-type="string">
            <text:p>Frau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OsamaBinFraudin Tax refund guide ( review &amp; experience )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AYPAL FRAUD MEGaPaCK</text:p>
          </table:table-cell>
          <table:table-cell office:value-type="string" calcext:value-type="string">
            <text:p>Fraud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hishing link?</text:p>
          </table:table-cell>
          <table:table-cell office:value-type="string" calcext:value-type="string">
            <text:p>Frau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ax refund guide</text:p>
          </table:table-cell>
          <table:table-cell office:value-type="string" calcext:value-type="string">
            <text:p>Frau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LOAN FRAUD GUIDE</text:p>
          </table:table-cell>
          <table:table-cell office:value-type="string" calcext:value-type="string">
            <text:p>Fraud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!!! Beware !!! www.[i]*censored*[/i].com is SCAM !!!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fraud from home?</text:p>
          </table:table-cell>
          <table:table-cell office:value-type="string" calcext:value-type="string">
            <text:p>Fraud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rmsnAmmo SCAMMER!!!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BachuBCH9781 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f you want to be scammed, then buy from a FE only listing!</text:p>
          </table:table-cell>
          <table:table-cell office:value-type="string" calcext:value-type="string">
            <text:p>Frau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JOIN MARKETS BEFORE EXIT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MUST READ BEFORE BUYING - My Personal Guide To Avoid SCAM</text:p>
          </table:table-cell>
          <table:table-cell office:value-type="string" calcext:value-type="string">
            <text:p>Fraud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scammer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WARNING: Phishing links can steal your cookies</text:p>
          </table:table-cell>
          <table:table-cell office:value-type="string" calcext:value-type="string">
            <text:p>Frau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you say what? scammer or not?</text:p>
          </table:table-cell>
          <table:table-cell office:value-type="string" calcext:value-type="string">
            <text:p>Frau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RAR pass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mpiled hacking tools (Windows)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napbbs hacked again by snitch</text:p>
          </table:table-cell>
          <table:table-cell office:value-type="string" calcext:value-type="string">
            <text:p>Hacking – Genera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nputs.io hacked</text:p>
          </table:table-cell>
          <table:table-cell office:value-type="string" calcext:value-type="string">
            <text:p>Hacking – Genera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Traffickers using hackers to import drugs into major Europe ports</text:p>
          </table:table-cell>
          <table:table-cell office:value-type="string" calcext:value-type="string">
            <text:p>Hacking – General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Password cracking</text:p>
          </table:table-cell>
          <table:table-cell office:value-type="string" calcext:value-type="string">
            <text:p>Hacking – Gener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deepnet hack forums?</text:p>
          </table:table-cell>
          <table:table-cell office:value-type="string" calcext:value-type="string">
            <text:p>Hacking – Genera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ount hacked ??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method to hack electricity network by connecting to the power line</text:p>
          </table:table-cell>
          <table:table-cell office:value-type="string" calcext:value-type="string">
            <text:p>Hacking – Gener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| FliP's Hacking Guides | Into the Black and Back Part 1</text:p>
          </table:table-cell>
          <table:table-cell office:value-type="string" calcext:value-type="string">
            <text:p>Hacking – General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 , make 9000 a month</text:p>
          </table:table-cell>
          <table:table-cell office:value-type="string" calcext:value-type="string">
            <text:p>Hacking – Gene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board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pack 30+ guides ($25)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5 ATM HACKING TUTORIALS</text:p>
          </table:table-cell>
          <table:table-cell office:value-type="string" calcext:value-type="string">
            <text:p>Hacking – General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Basics of Hacking and Penetration Testing 2nd Updated Ed. (Aug 2013)</text:p>
          </table:table-cell>
          <table:table-cell office:value-type="string" calcext:value-type="string">
            <text:p>Hacking – General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china's alipay wallet tutorial .earn big money . Easy! Fast!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guide bundle|mysql injection|doxxing|botnets|pdf backdooring</text:p>
          </table:table-cell>
          <table:table-cell office:value-type="string" calcext:value-type="string">
            <text:p>Hacking – General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ecuring and hacking your router [GUIDE]</text:p>
          </table:table-cell>
          <table:table-cell office:value-type="string" calcext:value-type="string">
            <text:p>Hacking – General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omeone has hacked my VENDOR account - SmileyPostman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ULTIMATE hacking pack for NEWBIES 9 GUIDES</text:p>
          </table:table-cell>
          <table:table-cell office:value-type="string" calcext:value-type="string">
            <text:p>Hacking – General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hacking airgapped boxes</text:p>
          </table:table-cell>
          <table:table-cell office:value-type="string" calcext:value-type="string">
            <text:p>Hacking – General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I know the FattusCatteratus Vendor is a hacker - FE needs to be banned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cc hacked an no help from support or admin</text:p>
          </table:table-cell>
          <table:table-cell office:value-type="string" calcext:value-type="string">
            <text:p>Hacking – Gene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Hacked</text:p>
          </table:table-cell>
          <table:table-cell office:value-type="string" calcext:value-type="string">
            <text:p>Hacking – Gener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rticle: Hacker OPSEC with The Grugq</text:p>
          </table:table-cell>
          <table:table-cell office:value-type="string" calcext:value-type="string">
            <text:p>Hacking – Gener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easy method to send a keylogger to anyone on facebook chat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void user themostsecrit : He sent me a download link to trojan/virus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Got a message from killermachine sending me a virus/trojan/keylogger.</text:p>
          </table:table-cell>
          <table:table-cell office:value-type="string" calcext:value-type="string">
            <text:p>Hacking – Malware Supply Cha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cking – Malware Supply Chain</text:p>
          </table:table-cell>
        </table:table-row>
        <table:table-row table:style-name="ro1">
          <table:table-cell office:value-type="string" calcext:value-type="string">
            <text:p>Method to get UNLIMITED CLASH OF CLANS GEMS</text:p>
          </table:table-cell>
          <table:table-cell office:value-type="string" calcext:value-type="string">
            <text:p>Hacking – Mobi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VOUCHED**UK Mobile Phone Contracts Guide (iPhone-Samsung-HTC etc)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toring sensitive data on sim cards</text:p>
          </table:table-cell>
          <table:table-cell office:value-type="string" calcext:value-type="string">
            <text:p>Hacking – Phreaking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mart Phone Number Verification..?</text:p>
          </table:table-cell>
          <table:table-cell office:value-type="string" calcext:value-type="string">
            <text:p>Hacking – Phreaking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What are anonymous sim cards exactly?</text:p>
          </table:table-cell>
          <table:table-cell office:value-type="string" calcext:value-type="string">
            <text:p>Hacking – Phreaking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rner Phones.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to get around landline phone verification ? (UK)</text:p>
          </table:table-cell>
          <table:table-cell office:value-type="string" calcext:value-type="string">
            <text:p>Hacking – Phreaking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Confusion</text:p>
          </table:table-cell>
          <table:table-cell office:value-type="string" calcext:value-type="string">
            <text:p>Hacking – Phreaking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 Factor Authentication workaround...</text:p>
          </table:table-cell>
          <table:table-cell office:value-type="string" calcext:value-type="string">
            <text:p>Hacking – Phreakin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2nd factor authorization</text:p>
          </table:table-cell>
          <table:table-cell office:value-type="string" calcext:value-type="string">
            <text:p>Hacking – Phreaking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know how to setup a phone number?</text:p>
          </table:table-cell>
          <table:table-cell office:value-type="string" calcext:value-type="string">
            <text:p>Hacking – Phreak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/ Spoofing</text:p>
          </table:table-cell>
          <table:table-cell office:value-type="string" calcext:value-type="string">
            <text:p>Hacking – Phreaking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alternative ? thoughts?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Sims and burner phones</text:p>
          </table:table-cell>
          <table:table-cell office:value-type="string" calcext:value-type="string">
            <text:p>Hacking – Phreaking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virtual cell phones services !! anoyone knows ??</text:p>
          </table:table-cell>
          <table:table-cell office:value-type="string" calcext:value-type="string">
            <text:p>Hacking – Phreaking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 location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Burner phones and swapping SIMs</text:p>
          </table:table-cell>
          <table:table-cell office:value-type="string" calcext:value-type="string">
            <text:p>Hacking – Phreaking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got a ghost phone but how does the tracking work?</text:p>
          </table:table-cell>
          <table:table-cell office:value-type="string" calcext:value-type="string">
            <text:p>Hacking – Phreaking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IMEIs, talk to me</text:p>
          </table:table-cell>
          <table:table-cell office:value-type="string" calcext:value-type="string">
            <text:p>Hacking – Phreak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Burner Phone Security</text:p>
          </table:table-cell>
          <table:table-cell office:value-type="string" calcext:value-type="string">
            <text:p>Hacking – Phreaking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{Revered Guide Maker} Vobinator's Master Guide to Cracking Sites</text:p>
          </table:table-cell>
          <table:table-cell office:value-type="string" calcext:value-type="string">
            <text:p>Hacking – Website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acking into a website of a large and sophisticated organisation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[VOUCHED]How to exploit Fiverr and make $400 a day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UK Gaming Site Exploit - Make Â£60 - Â£120 An Hour (VOUCHED)</text:p>
          </table:table-cell>
          <table:table-cell office:value-type="string" calcext:value-type="string">
            <text:p>Hacking – Websit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Exploit 2 Onlline Casinos From Anywhere and Make $100 Per Hour+</text:p>
          </table:table-cell>
          <table:table-cell office:value-type="string" calcext:value-type="string">
            <text:p>Hacking – Websi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ke $100 a day on Twitter with very easy &amp; simple method! (GUIDE)</text:p>
          </table:table-cell>
          <table:table-cell office:value-type="string" calcext:value-type="string">
            <text:p>Hacking – Website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Never Get Suspended/Limited From PayPal or eBay</text:p>
          </table:table-cell>
          <table:table-cell office:value-type="string" calcext:value-type="string">
            <text:p>Hacking – Websit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acebook adverts exploit</text:p>
          </table:table-cell>
          <table:table-cell office:value-type="string" calcext:value-type="string">
            <text:p>Hacking – Website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vij Pro 1.17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MASSIVE $500/Day Adsense Exploit</text:p>
          </table:table-cell>
          <table:table-cell office:value-type="string" calcext:value-type="string">
            <text:p>Hacking – Webs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Spotify Premium Account [LIFETIME+FREEBIES] Seller: DrawkwarD (Review)</text:p>
          </table:table-cell>
          <table:table-cell office:value-type="string" calcext:value-type="string">
            <text:p>Hacking – Website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 need Havij help please</text:p>
          </table:table-cell>
          <table:table-cell office:value-type="string" calcext:value-type="string">
            <text:p>Hacking – Websi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#@!CHEATING and Exploiting Online Casinos</text:p>
          </table:table-cell>
          <table:table-cell office:value-type="string" calcext:value-type="string">
            <text:p>Hacking – Websi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[SQLi]Selling 2 Vulnerable sites with shops[Cheap]</text:p>
          </table:table-cell>
          <table:table-cell office:value-type="string" calcext:value-type="string">
            <text:p>Hacking – Websi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Help facebook hi can anyone hack an old facebook i have ?</text:p>
          </table:table-cell>
          <table:table-cell office:value-type="string" calcext:value-type="string">
            <text:p>Hacking – Website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Hacking a Facebook profile</text:p>
          </table:table-cell>
          <table:table-cell office:value-type="string" calcext:value-type="string">
            <text:p>Hacking – Website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simply wifi hack for MAC 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ing public wi-fi safety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-Fi connection, security questions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Wifi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Public hotspots? Is It Safe or Not? Hows my current setup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cking wif password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ould someone please tell me how to hack a WPA2-PSK wifi password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-Lan Hacking programm Buying?????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for any using public typ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wifi hacker software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Cracking a wifi password on kali on virtualbox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Long Range WiFi Ability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Own wi-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secure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Everyone says using a cracked WiFi &gt;** Where to start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Far Can a AWUS036H Alfa Wi-Fi adapter crack &amp; reach AP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method(s) for cracking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Best software to hack WPA2 wifi pass?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If you were a high level target and you hacked wifi, how could they...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USB dongle VS. Hacked Internet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ck wifi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How to hack wifi for free internet :)</text:p>
          </table:table-cell>
          <table:table-cell office:value-type="string" calcext:value-type="string">
            <text:p>Hacking – Wireless Network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Hacking – Wireless Networks</text:p>
          </table:table-cell>
        </table:table-row>
        <table:table-row table:style-name="ro1">
          <table:table-cell office:value-type="string" calcext:value-type="string">
            <text:p>:D Lockpicking guide(noob friendly) only ***8$***</text:p>
          </table:table-cell>
          <table:table-cell office:value-type="string" calcext:value-type="string">
            <text:p>Lockpicking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ockpicking</text:p>
          </table:table-cell>
        </table:table-row>
        <table:table-row table:style-name="ro1">
          <table:table-cell office:value-type="string" calcext:value-type="string">
            <text:p>WARNING! Windows 7 - Datamining/Spyware embedded in OS!</text:p>
          </table:table-cell>
          <table:table-cell office:value-type="string" calcext:value-type="string">
            <text:p>Malware Authorshi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ware Authorship</text:p>
          </table:table-cell>
        </table:table-row>
        <table:table-row table:style-name="ro1">
          <table:table-cell office:value-type="string" calcext:value-type="string">
            <text:p>[GUIDE] Advanced How to Open Credit Lines + Square Cashout Bundle</text:p>
          </table:table-cell>
          <table:table-cell office:value-type="string" calcext:value-type="string">
            <text:p>Modifying Credit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 â â Credit building credit cards tips and tricks â â â</text:p>
          </table:table-cell>
          <table:table-cell office:value-type="string" calcext:value-type="string">
            <text:p>Modifying Credit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duct Name</text:p>
          </table:table-cell>
          <table:table-cell office:value-type="string" calcext:value-type="string">
            <text:p>New Co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New Co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 so I have.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need a little help please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dgi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wl Post...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arting to worr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 Invite Codes:)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@nightcrawle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ch win or epic fail? 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Alternate URL now available for market abraxasderinuupa.onio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posting 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x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questions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N Chang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ouble deleting old PM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o marke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cancel an order?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ompa lump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't find my orders...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admin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alize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s currently down for maintenance.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cant't edit my review topic.....it has a strange titl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have forgotten my pin and i really do not wish to wait 2 weeks,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gotten Passwor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you need help? I can do it for you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out two orders at the same time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cleared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venantChil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tacting admin 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to Post 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mplete Noob here...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New User Question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E Question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m's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other newbie needs help!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s help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listing versus escrow listing <text:s/>(Seller is <text:s/>Listonishere )</text:p>
          </table:table-cell>
          <table:table-cell office:value-type="string" calcext:value-type="string">
            <text:p>Oth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&lt;&lt;&lt;&lt;MR_Disambiguation is here to help and educate the Masses new or old &gt;&gt;&gt;&gt;&gt;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I invite you on a new market 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pringville Utah man busted for ordering drugs from Amsterdam</text:p>
          </table:table-cell>
          <table:table-cell office:value-type="string" calcext:value-type="string">
            <text:p>Other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*Important* security tip for people looking to become vendors/sellers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eneral Safety Advic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need an invite code to register then look no further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ndomizing fees (eg "1.4-1.6%" rather than 1.5%) both IN + OUT?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Bkill (aka USB killswitch).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DELETE ACCOUNT??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Yasuo's infamous $150 Paypal and Amazon guide for FREE!</text:p>
          </table:table-cell>
          <table:table-cell office:value-type="string" calcext:value-type="string">
            <text:p>Other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lost my pin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 Development: Best Practices for Stability and Security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What Sort Of Security For A Seller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complete/declined orders?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make Track 1 with Track 2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Using a tablet to order..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er agent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 for starting your own markets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tay save with payment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ank Statement Security Risk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roduction to the Security Forum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D creation</text:p>
          </table:table-cell>
          <table:table-cell office:value-type="string" calcext:value-type="string">
            <text:p>Oth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Every guide for only 1â¬!!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happened to the Hub .onion forum?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-UP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were the feds, what would your next move be?</text:p>
          </table:table-cell>
          <table:table-cell office:value-type="string" calcext:value-type="string">
            <text:p>Oth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rd drive safety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eople beware I got this in my tormail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needed: Contacted by the police, what to do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il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ul Goodman (US)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is it safe ?</text:p>
          </table:table-cell>
          <table:table-cell office:value-type="string" calcext:value-type="string">
            <text:p>Oth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Daily M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body seen this site before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veloping ass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is 'coffe'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ploading pics safety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 Recommendation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rong security token!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nable to confirm security token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movements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undercover drugs police huddersfield</text:p>
          </table:table-cell>
          <table:table-cell office:value-type="string" calcext:value-type="string">
            <text:p>Other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lack list ??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is a major design flaw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as Anyone Ever been THREATENED by ME ?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er money problem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Safety - question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patching user-friendly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ecurity issu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ackopy may want to see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iseup.net invit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he American Guide for Traveling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ddresses on fil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Jolly Roger'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es *CLEARNET WARNING* before links mean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NAVIGATE THE NEW CR AS A BUYER: Setting up an account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OW TO NAVIGATE THE NEW CR AS A BUYER: Listings and vendor's profiles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con dun goof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DOGE Balance After An Hour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not Read Message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ge Still not depositing..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Upload image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beta accounts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Hypothetical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uyer/Vendo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edirec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rketplace rule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ertising Rules - UPDATED 09/1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Transfer Service is Live!</text:p>
          </table:table-cell>
          <table:table-cell office:value-type="string" calcext:value-type="string">
            <text:p>Oth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om Coffee Beans To Crisp Greens - PS4 WINNER ANNOUNCED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PREMIUM] Make $5K/month with PayPal! *FREE Fullz*</text:p>
          </table:table-cell>
          <table:table-cell office:value-type="string" calcext:value-type="string">
            <text:p>Other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********GODLY Amazon Guide [MostReviewedGuide][V2.0 OUT]*******[QDIPS]</text:p>
          </table:table-cell>
          <table:table-cell office:value-type="string" calcext:value-type="string">
            <text:p>Other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{MostReviewedGuide} GODLY Amazon Guide by Vobinator! Quad dips out!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Make $1,000 in 7 days Tutoring OR PAY NOTHING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ix light randomize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BEGINNER LEVEL*MLM Course Make 2-6K Per week*One on One teaching*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asiest Item's to Fence on Craigslist (~ $1000)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must read this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 about levels of securit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was the number one seller on BMR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cheap invite codes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LE do this?</text:p>
          </table:table-cell>
          <table:table-cell office:value-type="string" calcext:value-type="string">
            <text:p>Othe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p72 issues?</text:p>
          </table:table-cell>
          <table:table-cell office:value-type="string" calcext:value-type="string">
            <text:p>Other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best guild you will evere find no the world!!! take over!!!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Dexters Drop Guide* NEW method ANONYMOUS</text:p>
          </table:table-cell>
          <table:table-cell office:value-type="string" calcext:value-type="string">
            <text:p>Othe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ix light randomize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TF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rry all Guide are all sold out sorry no more will be sold 50/50.</text:p>
          </table:table-cell>
          <table:table-cell office:value-type="string" calcext:value-type="string">
            <text:p>Other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hat do you use to take notes?</text:p>
          </table:table-cell>
          <table:table-cell office:value-type="string" calcext:value-type="string">
            <text:p>Oth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30% Legendary Discount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give me your opinion about this bad feedback</text:p>
          </table:table-cell>
          <table:table-cell office:value-type="string" calcext:value-type="string">
            <text:p>Other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er questions on this set-up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lectrum Deleting Adresses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od enough?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Is good this setup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sible Serious situa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W! A Marketplace that forces you to use the same nym on the Forums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rying too Keep it simple , 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.at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one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rattonOakmont's Ultimate Business Package [VOUCHED]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s so bad about clearnet links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P Question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OST LE TROLLS HERE(must have facts)</text:p>
          </table:table-cell>
          <table:table-cell office:value-type="string" calcext:value-type="string">
            <text:p>Other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s this ok?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check the reddit marketplace link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 How to make your own UK Fullz! --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 Greatest Advice EVER TOLD â â â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AD!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b a real niqqa [free guide]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ierdole Stor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guide.Le creme de la creme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ld out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Am I secure now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Free Free 100% Free!!!!!!!</text:p>
          </table:table-cell>
          <table:table-cell office:value-type="string" calcext:value-type="string">
            <text:p>Other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lution admins might want to look at this.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used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thod IS DEAD!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... need to clean my phone ASAP</text:p>
          </table:table-cell>
          <table:table-cell office:value-type="string" calcext:value-type="string">
            <text:p>Other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people get caught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Please advice Stay safe</text:p>
          </table:table-cell>
          <table:table-cell office:value-type="string" calcext:value-type="string">
            <text:p>Oth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1 Page Madnes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ke money on PC guide sold out, next money making guide inc guys:)</text:p>
          </table:table-cell>
          <table:table-cell office:value-type="string" calcext:value-type="string">
            <text:p>Othe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rofesorhouse Review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*snip*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sold thanks guys! Next guide to be released this week!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s - you are going to get busted unless you learn FIRST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SniperFox's Introduction to Social Engineering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ellGuides -- New vendor on Evolu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kind of security setup should I use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deposit â¬20000+ to EVO?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gal legit method to earn cash right at your PC - Only $20!!</text:p>
          </table:table-cell>
          <table:table-cell office:value-type="string" calcext:value-type="string">
            <text:p>Other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azon Investigation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This person willies dickies <text:s/>is claiming to be reputable members onicq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Error! Could not login to this account"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le! Sale! Sale!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eryone should read this, to see how dumb DPR really was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$$first one to guess what number im thinking!! ***WINNER PICKED***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fucked am I?! Need advice..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Holiday Sale][Reviewed] Vobinator's Guide Pack.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't believe everything you read on the forums..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 :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f you are a Newbie this is for you. 53 Guides</text:p>
          </table:table-cell>
          <table:table-cell office:value-type="string" calcext:value-type="string">
            <text:p>Othe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+ OTR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How you can make $30 with each Torrent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iew my setup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checking before i do something stupi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fetime Income $280,000+ Annually</text:p>
          </table:table-cell>
          <table:table-cell office:value-type="string" calcext:value-type="string">
            <text:p>Othe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Jolly Rogerâs Security Guid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most perfect I think...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FFER NO LONGER AVAILABLE a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ing Next accounts guide --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ME!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internals Admin pak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ich jabber server to use 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What do you use for security?</text:p>
          </table:table-cell>
          <table:table-cell office:value-type="string" calcext:value-type="string">
            <text:p>Oth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s my opsec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ALENTINES day guide bundle sale[5$]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ultiple guides for sale !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Guide to rip off change machines?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Up and running! Let's getrich together only $15 guide!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hi all noob needs advice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CONNECTION, CHEAP &amp; BEST Hro now on Evolution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No Longer Available]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id i just get fucked over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nvesting and making a decent retur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to be closed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nux/Ubuntu question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seful add-ons for firefox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s 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 odds....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vo Newbie guide pack [2.5$]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Back in Business!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TM CAMERASs?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cking – General</text:p>
          </table:table-cell>
        </table:table-row>
        <table:table-row table:style-name="ro1">
          <table:table-cell office:value-type="string" calcext:value-type="string">
            <text:p>Guide sale, make tons of cash just running your PC!! $30-2 vouches!!</text:p>
          </table:table-cell>
          <table:table-cell office:value-type="string" calcext:value-type="string">
            <text:p>Other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ing cigaret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bad 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finitive guide on how to stay saf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Experiences with L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MH9's AllInOne Live Learn Spend Guid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hat is best "scrubbing" software for Mac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BE A PERPETUAL TRAVELLEr â â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LL-ONE!!!! SALE ON FIRST 5 COPIEs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Anyone interested in music producing? âLeaked project filesâ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his could happen..</text:p>
          </table:table-cell>
          <table:table-cell office:value-type="string" calcext:value-type="string">
            <text:p>Other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s please delete</text:p>
          </table:table-cell>
          <table:table-cell office:value-type="string" calcext:value-type="string">
            <text:p>Other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Must Have]Your excuse + vacation. Buy it now! [Only for smart people]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other Setup Thread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 not use vendor "STACKCASH" rude, shit slow service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 kinds of guides ! for newbies &amp; all Get in &amp; judge !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ibertyX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k, you are all infecte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nd Security Teams Known Post Here</text:p>
          </table:table-cell>
          <table:table-cell office:value-type="string" calcext:value-type="string">
            <text:p>Oth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 reviews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iendly reminder for RDP use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Revealing interview w. William Binney, just released!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deo jammer (blacks out CCTV cameras)</text:p>
          </table:table-cell>
          <table:table-cell office:value-type="string" calcext:value-type="string">
            <text:p>Other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 â â FACEBOOK MANIAC GOLDEN PACk â â â</text:p>
          </table:table-cell>
          <table:table-cell office:value-type="string" calcext:value-type="string">
            <text:p>Other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acking – Website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Will Rogers Danger - Lenovo in troubl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irateâs Guide to TV &amp; Movies from the tube! $40, very detailed! Easy!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voiding Cameras When Instor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 vendor fake trustworthy?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No vbv, Bin List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ene: Admin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5 am frustration....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fucked are we?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stival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arn CIA Martial Arts And Remote Viewing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e please &gt;:3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hould i expect trouble with police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ns!!! Lets put our heads togeth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8bkh2nbv Guide pack review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hanging useraccount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ty tips.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ld i make my oown laptop safe??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PLEASE!! will tip</text:p>
          </table:table-cell>
          <table:table-cell office:value-type="string" calcext:value-type="string">
            <text:p>Oth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AZY LAST DAY SALEs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------------------------------------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....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Delete]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mannybenitez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endor Review] TopTuts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[Vouched] [$60] Fyrestorm's "F*** THE SYSTEM"[Insurance scheme Method]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$10 will police look into it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2 easy questions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 few security questions that I need advise on..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strange request, but need you peoples help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âªVouchedâª Stealing and breaking parts of a car to sell. 5 quid ono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Almost free guide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Am i secure?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sking for reassurance or advice on the security measures I'm taking.</text:p>
          </table:table-cell>
          <table:table-cell office:value-type="string" calcext:value-type="string">
            <text:p>Oth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BE A PERPETUAL TRAVELLER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ecoming A Vendor ( Security Question )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 Mod or Admin Help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admin delete this thread</text:p>
          </table:table-cell>
          <table:table-cell office:value-type="string" calcext:value-type="string">
            <text:p>Oth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shing out at ATM</text:p>
          </table:table-cell>
          <table:table-cell office:value-type="string" calcext:value-type="string">
            <text:p>Other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Chrome to linux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uple of ques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anger dog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 of order history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all of my computer history</text:p>
          </table:table-cell>
          <table:table-cell office:value-type="string" calcext:value-type="string">
            <text:p>Oth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 wrong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!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es anyon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n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uropean LE digit conference news releas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xternal Hard drive + virtualbox poblem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DING MOTHERS MAIDEN NAME?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ngerprints + EU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REAT LITTLE HEALTH SECRET. Boost your strength, intellect and be a..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as anyone used Collect+?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irtualBox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sting.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safe is it to buy a macbook off Evolution?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free gas from a service station</text:p>
          </table:table-cell>
          <table:table-cell office:value-type="string" calcext:value-type="string">
            <text:p>Oth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Iam i safe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cq with otr?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gnore, please delete if possible. Thanks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frared hat (blinds CCTV)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erested in Airmiles &amp; Hotel points to book my next holiday?</text:p>
          </table:table-cell>
          <table:table-cell office:value-type="string" calcext:value-type="string">
            <text:p>Other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nteresting question!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my current Opsec burnt?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ere a list of suspected LEs where we can report usernames</text:p>
          </table:table-cell>
          <table:table-cell office:value-type="string" calcext:value-type="string">
            <text:p>Oth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Is there anything truly elementary I can follow?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link a fake Evolution url?</text:p>
          </table:table-cell>
          <table:table-cell office:value-type="string" calcext:value-type="string">
            <text:p>Other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method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?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oke of the day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sting will be remov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ive USB Help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ost Locations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ultiple browser tabs</text:p>
          </table:table-cell>
          <table:table-cell office:value-type="string" calcext:value-type="string">
            <text:p>Other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help with linux.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Need Help with my setu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ed some advice on cookies...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need some virtual machine help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 longer selling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pre-first-purchase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oob question regarding standard security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e-Boot Authentication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ate my security please...</text:p>
          </table:table-cell>
          <table:table-cell office:value-type="string" calcext:value-type="string">
            <text:p>Oth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fe enough?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nta is sorry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lling a method on here (UK guys)</text:p>
          </table:table-cell>
          <table:table-cell office:value-type="string" calcext:value-type="string">
            <text:p>Other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erious advice wanted..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et up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Six Figure Solo Seller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martphone/ computer advice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body know what code is this and how i can turn it to text ?</text:p>
          </table:table-cell>
          <table:table-cell office:value-type="string" calcext:value-type="string">
            <text:p>Other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rting over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tesmann Vendor Review Thread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tayinglow, asking for help on Digital Downloads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The Cappuccino Method</text:p>
          </table:table-cell>
          <table:table-cell office:value-type="string" calcext:value-type="string">
            <text:p>Other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This is for reviews and discussion of DrPlatypus</text:p>
          </table:table-cell>
          <table:table-cell office:value-type="string" calcext:value-type="string">
            <text:p>Oth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oo low security setup?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rash Can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Ubuntu problems booting from USB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Vendor Security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irtual Machines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Would this be secure enough?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---[Setting up Vendor Security]--- How To?</text:p>
          </table:table-cell>
          <table:table-cell office:value-type="string" calcext:value-type="string">
            <text:p>Oth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&amp; 4g dongles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3G dongle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word of caution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dvice on possible transaction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Tor</text:p>
          </table:table-cell>
        </table:table-row>
        <table:table-row table:style-name="ro1">
          <table:table-cell office:value-type="string" calcext:value-type="string">
            <text:p>Am I safe?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m I safe? iPad setup.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Can Help Me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d strange stuff happening after dealing /w a shady vendor?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have experienec with disney or tix</text:p>
          </table:table-cell>
          <table:table-cell office:value-type="string" calcext:value-type="string">
            <text:p>Oth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nyone interesting in writing a full detail setup of DD-WRT?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one know original Silk Road vendor NOD's sentence?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beware of feds pretending to be trolls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Buying airline ticket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an someone explain this?</text:p>
          </table:table-cell>
          <table:table-cell office:value-type="string" calcext:value-type="string">
            <text:p>Oth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 someone tell me why please?????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ces of actually getting caugh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feedback after Finalizing Early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Cheap laptop</text:p>
          </table:table-cell>
          <table:table-cell office:value-type="string" calcext:value-type="string">
            <text:p>Ot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e get a noob friendly tutorial!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comparing various security setups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s parts that i can recycle.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nfrontations with L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delet me double post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 pleas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estroy my ex boss and take all his money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: Helix is fine. I just can't access it, please ignore.</text:p>
          </table:table-cell>
          <table:table-cell office:value-type="string" calcext:value-type="string">
            <text:p>Oth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Edited.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ile Sharing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aked Out!!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ROM THE CLEAR BLUE SKYs...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earing Criminal History</text:p>
          </table:table-cell>
        </table:table-row>
        <table:table-row table:style-name="ro1">
          <table:table-cell office:value-type="string" calcext:value-type="string">
            <text:p>Fund my Research(Intelligently)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ive me Feedback!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olden Frog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i erase topics on evo ?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LE could identify us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he FBI busted Silk Road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How to download safely?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to get out of this funny situtation?</text:p>
          </table:table-cell>
          <table:table-cell office:value-type="string" calcext:value-type="string">
            <text:p>Other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end a lot of e-mails?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esting topic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ntresting Rea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plausible deniability still an option in this situation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a good security?</text:p>
          </table:table-cell>
          <table:table-cell office:value-type="string" calcext:value-type="string">
            <text:p>Other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considered tumbling?</text:p>
          </table:table-cell>
          <table:table-cell office:value-type="string" calcext:value-type="string">
            <text:p>Other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afe</text:p>
          </table:table-cell>
          <table:table-cell office:value-type="string" calcext:value-type="string">
            <text:p>Other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s This Setup Safe</text:p>
          </table:table-cell>
          <table:table-cell office:value-type="string" calcext:value-type="string">
            <text:p>Other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t's that time of the year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abber problem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just so u know and be safe!</text:p>
          </table:table-cell>
          <table:table-cell office:value-type="string" calcext:value-type="string">
            <text:p>Oth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abel 400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aptop Brand for Linux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 Alert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 question</text:p>
          </table:table-cell>
          <table:table-cell office:value-type="string" calcext:value-type="string">
            <text:p>Oth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iveCD's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curity is enough ?</text:p>
          </table:table-cell>
          <table:table-cell office:value-type="string" calcext:value-type="string">
            <text:p>Oth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</text:p>
          </table:table-cell>
          <table:table-cell office:value-type="string" calcext:value-type="string">
            <text:p>Oth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 setup feedback wanted</text:p>
          </table:table-cell>
          <table:table-cell office:value-type="string" calcext:value-type="string">
            <text:p>Oth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Evolution from Agora have some concerns..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 to this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wbie Sorta Question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vm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On a scale of 1-10 how fucked am I?</text:p>
          </table:table-cell>
          <table:table-cell office:value-type="string" calcext:value-type="string">
            <text:p>O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delete post</text:p>
          </table:table-cell>
          <table:table-cell office:value-type="string" calcext:value-type="string">
            <text:p>Other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robably a stupid question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setup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bout Vending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Question answered, please delete</text:p>
          </table:table-cell>
          <table:table-cell office:value-type="string" calcext:value-type="string">
            <text:p>Othe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ognizing LE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ule #1. never sign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be worried? Opinions and feedback appreciated.</text:p>
          </table:table-cell>
          <table:table-cell office:value-type="string" calcext:value-type="string">
            <text:p>Othe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 this Day Came...</text:p>
          </table:table-cell>
          <table:table-cell office:value-type="string" calcext:value-type="string">
            <text:p>Oth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Help Before Cops are near me!!</text:p>
          </table:table-cell>
          <table:table-cell office:value-type="string" calcext:value-type="string">
            <text:p>Oth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ome obscure security questions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Tips for improvements would be appreciated.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Urgent help.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ndor link that prompt me for login info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arning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bout this...</text:p>
          </table:table-cell>
          <table:table-cell office:value-type="string" calcext:value-type="string">
            <text:p>Other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are these...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do you thinks about these setup</text:p>
          </table:table-cell>
          <table:table-cell office:value-type="string" calcext:value-type="string">
            <text:p>Oth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ere is a neutral forum?</text:p>
          </table:table-cell>
          <table:table-cell office:value-type="string" calcext:value-type="string">
            <text:p>Oth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about security Newbie</text:p>
          </table:table-cell>
          <table:table-cell office:value-type="string" calcext:value-type="string">
            <text:p>Oth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orried for a friend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would you be worrie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Zodiac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NEW VENDOR REGISTRATION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<text:s/>PLACING AN ORDER ON PANACEA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<text:s/>Suggestions to Hydra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"A background on Evolution Marketplace" by the_avid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 nice place to sta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BRAXAS INVITE LINKS - STOP THE MADNESS</text:p>
          </table:table-cell>
          <table:table-cell office:value-type="string" calcext:value-type="string">
            <text:p>Oth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AB - Friendly reminder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ccount deactivated?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ADMIN Help plz!</text:p>
          </table:table-cell>
          <table:table-cell office:value-type="string" calcext:value-type="string">
            <text:p>Oth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lready content with staff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ALPHABAY / ABRAXAS INVITE INSIDE</text:p>
          </table:table-cell>
          <table:table-cell office:value-type="string" calcext:value-type="string">
            <text:p>Oth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mputer Experts and Badbios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gital Forensics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owntime??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PR's legal defense fund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ryptocurrency – Trading</text:p>
          </table:table-cell>
        </table:table-row>
        <table:table-row table:style-name="ro1">
          <table:table-cell office:value-type="string" calcext:value-type="string">
            <text:p>escrow not being released please help</text:p>
          </table:table-cell>
          <table:table-cell office:value-type="string" calcext:value-type="string">
            <text:p>Other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AO: HYDRA SUPPORT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E availble for Vendors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Feedback response's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matting my HDD.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orum MOD?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ree ROSS</text:p>
          </table:table-cell>
          <table:table-cell office:value-type="string" calcext:value-type="string">
            <text:p>Othe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Gmail expert wanted. Pay well for woking help.</text:p>
          </table:table-cell>
          <table:table-cell office:value-type="string" calcext:value-type="string">
            <text:p>Oth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me!</text:p>
          </table:table-cell>
          <table:table-cell office:value-type="string" calcext:value-type="string">
            <text:p>Othe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to reset my password!</text:p>
          </table:table-cell>
          <table:table-cell office:value-type="string" calcext:value-type="string">
            <text:p>Oth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elp with Verification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elpn us b safe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i resetting passwor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sting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How to handle police.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i did got a message that i was banned and it was (fake)...</text:p>
          </table:table-cell>
          <table:table-cell office:value-type="string" calcext:value-type="string">
            <text:p>Othe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Is it just me...</text:p>
          </table:table-cell>
          <table:table-cell office:value-type="string" calcext:value-type="string">
            <text:p>Oth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ets talk about...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login problems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ystery message ^^</text:p>
          </table:table-cell>
          <table:table-cell office:value-type="string" calcext:value-type="string">
            <text:p>Othe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Vendors and FE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ucleus loading times..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lease help kriminale return account</text:p>
          </table:table-cell>
          <table:table-cell office:value-type="string" calcext:value-type="string">
            <text:p>Oth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Research... and then research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Say hello to one of your new mods IronMan406! ;)</text:p>
          </table:table-cell>
          <table:table-cell office:value-type="string" calcext:value-type="string">
            <text:p>Oth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THE ONLY AND TRUE GOD OF MAN KIND . MOHAMMAD CALLS JIHA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xing</text:p>
          </table:table-cell>
        </table:table-row>
        <table:table-row table:style-name="ro1">
          <table:table-cell office:value-type="string" calcext:value-type="string">
            <text:p>Vending on Agora Marketplace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e rise again!</text:p>
          </table:table-cell>
          <table:table-cell office:value-type="string" calcext:value-type="string">
            <text:p>O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USB contact list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GP Help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nited nations should have us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AC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creating PGP key</text:p>
          </table:table-cell>
          <table:table-cell office:value-type="string" calcext:value-type="string">
            <text:p>PGP/GPG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happened to my TrueCrypt volume?</text:p>
          </table:table-cell>
          <table:table-cell office:value-type="string" calcext:value-type="string">
            <text:p>PGP/GP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 with Gpg4win and Kleopatra</text:p>
          </table:table-cell>
          <table:table-cell office:value-type="string" calcext:value-type="string">
            <text:p>PGP/GPG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ying to add PGP key but getting "No PGP Key Found"</text:p>
          </table:table-cell>
          <table:table-cell office:value-type="string" calcext:value-type="string">
            <text:p>PGP/GPG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osx?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oal 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's your PGP of choic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out having to boot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reate PGP key, need email?</text:p>
          </table:table-cell>
          <table:table-cell office:value-type="string" calcext:value-type="string">
            <text:p>PGP/GPG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: Would Someone Be So Kind As To Send Me A Test PGP Message?</text:p>
          </table:table-cell>
          <table:table-cell office:value-type="string" calcext:value-type="string">
            <text:p>PGP/GPG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asic PGP Instructable for NEWBIES. ALL READ. Please Sticky!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- No longer secure</text:p>
          </table:table-cell>
          <table:table-cell office:value-type="string" calcext:value-type="string">
            <text:p>PGP/GPG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s importing PGP keys?</text:p>
          </table:table-cell>
          <table:table-cell office:value-type="string" calcext:value-type="string">
            <text:p>PGP/GPG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. Error message using gpg4usb - help much appreciated</text:p>
          </table:table-cell>
          <table:table-cell office:value-type="string" calcext:value-type="string">
            <text:p>PGP/GPG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chain access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blackberry cellphones. How safe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ncryption options for mobile phones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GPG is no longer importing Public PGP Keys</text:p>
          </table:table-cell>
          <table:table-cell office:value-type="string" calcext:value-type="string">
            <text:p>PGP/GPG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Key links/resources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it possible to recreate my old PGP key using same password?</text:p>
          </table:table-cell>
          <table:table-cell office:value-type="string" calcext:value-type="string">
            <text:p>PGP/GPG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 Tutorial :D 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etting error on decrypting a pgp</text:p>
          </table:table-cell>
          <table:table-cell office:value-type="string" calcext:value-type="string">
            <text:p>PGP/GPG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ailing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.G.P ugh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(Highly Recomended) Do not use AutoPGP</text:p>
          </table:table-cell>
          <table:table-cell office:value-type="string" calcext:value-type="string">
            <text:p>PGP/GPG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Signing: The Double Edge Sword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PGP enabled/disabled</text:p>
          </table:table-cell>
          <table:table-cell office:value-type="string" calcext:value-type="string">
            <text:p>PGP/GP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 issues retriev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private key</text:p>
          </table:table-cell>
          <table:table-cell office:value-type="string" calcext:value-type="string">
            <text:p>PGP/GPG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and how to encrypt!</text:p>
          </table:table-cell>
          <table:table-cell office:value-type="string" calcext:value-type="string">
            <text:p>PGP/GPG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essaging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get PGP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keeps spacing.....help</text:p>
          </table:table-cell>
          <table:table-cell office:value-type="string" calcext:value-type="string">
            <text:p>PGP/GPG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utorial For Newbs (Gpg4Win)</text:p>
          </table:table-cell>
          <table:table-cell office:value-type="string" calcext:value-type="string">
            <text:p>PGP/GPG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Beginner in Learning pgp and Need Help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ndors - Pimp your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encrypted!?!?!?!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MR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's 512-qubit 'Skynet' quantum computer, how safe is encryption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you encrypt a usb stick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&lt;3.pm - heart.pm webbased, end2end encrypted messaging tool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s help me <text:s/>with public key.. i want to prove its myself !!</text:p>
          </table:table-cell>
          <table:table-cell office:value-type="string" calcext:value-type="string">
            <text:p>PGP/GPG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uto PGP encryption</text:p>
          </table:table-cell>
          <table:table-cell office:value-type="string" calcext:value-type="string">
            <text:p>PGP/GPG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sombody help me learn to do PGP with Tails ?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lp!! I need private keys from pgp4win</text:p>
          </table:table-cell>
          <table:table-cell office:value-type="string" calcext:value-type="string">
            <text:p>PGP/GPG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Vs TrueCrypt pls help me : (</text:p>
          </table:table-cell>
          <table:table-cell office:value-type="string" calcext:value-type="string">
            <text:p>PGP/GPG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PGP for windows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ntegrated PGP server side or clien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Compromisable by Governments?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actice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/ PGP translat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voiding SHA-1 / Linux / GPG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ouble decrypting PGP from bungee admins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post from Back Flag user Apotheosis on PGP keys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GPG Tutorial</text:p>
          </table:table-cell>
          <table:table-cell office:value-type="string" calcext:value-type="string">
            <text:p>PGP/GPG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Your PGP/GPG Public Key has changed.</text:p>
          </table:table-cell>
          <table:table-cell office:value-type="string" calcext:value-type="string">
            <text:p>PGP/GPG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ng a USB drive</text:p>
          </table:table-cell>
          <table:table-cell office:value-type="string" calcext:value-type="string">
            <text:p>PGP/GP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GPG Linux</text:p>
          </table:table-cell>
          <table:table-cell office:value-type="string" calcext:value-type="string">
            <text:p>PGP/GPG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/PGP Windows/Linux</text:p>
          </table:table-cell>
          <table:table-cell office:value-type="string" calcext:value-type="string">
            <text:p>PGP/GPG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rench TrueCrypt Tutorial</text:p>
          </table:table-cell>
          <table:table-cell office:value-type="string" calcext:value-type="string">
            <text:p>PGP/GPG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a PGP passphrase stop working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help needed! 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sues using the APG version of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PGP help please</text:p>
          </table:table-cell>
          <table:table-cell office:value-type="string" calcext:value-type="string">
            <text:p>PGP/GPG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ired PGP Key (account lock out)[FIXED]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ord of Warning -- All versions of PGP are NOT created equal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estCrypt Volume Encryption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as been compromised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Recovery of PGP Passphrase?</text:p>
          </table:table-cell>
          <table:table-cell office:value-type="string" calcext:value-type="string">
            <text:p>PGP/GPG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on a iphon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su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lace your PGP here and link to it in your sig!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ust I share my PGP key with other if I wanna send him an encrypted?</text:p>
          </table:table-cell>
          <table:table-cell office:value-type="string" calcext:value-type="string">
            <text:p>PGP/GPG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error?</text:p>
          </table:table-cell>
          <table:table-cell office:value-type="string" calcext:value-type="string">
            <text:p>PGP/GPG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setting up Pgp on evo profile page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do I encyrpt/decrypt msgs on Tails?</text:p>
          </table:table-cell>
          <table:table-cell office:value-type="string" calcext:value-type="string">
            <text:p>PGP/GP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rueCrypt development has ended 05/28/14</text:p>
          </table:table-cell>
          <table:table-cell office:value-type="string" calcext:value-type="string">
            <text:p>PGP/GPG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import my pgp key?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ity - privnote - encryption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 can't decrypt vendor's message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Fully Encrypting Laptop?</text:p>
          </table:table-cell>
          <table:table-cell office:value-type="string" calcext:value-type="string">
            <text:p>PGP/GP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hange Email GPG4USB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The guy behind GPG is going broke</text:p>
          </table:table-cell>
          <table:table-cell office:value-type="string" calcext:value-type="string">
            <text:p>PGP/GPG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ey noob to PGP help me practice!</text:p>
          </table:table-cell>
          <table:table-cell office:value-type="string" calcext:value-type="string">
            <text:p>PGP/GP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inked Market and Forum ID's / PGP public keyservera -Safe?</text:p>
          </table:table-cell>
          <table:table-cell office:value-type="string" calcext:value-type="string">
            <text:p>PGP/GPG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mplete rundown on using the GPG Suite for MAC ONLY</text:p>
          </table:table-cell>
          <table:table-cell office:value-type="string" calcext:value-type="string">
            <text:p>PGP/GPG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Is the internal messaging system on Evo secure?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PG Subkeys + Encryption</text:p>
          </table:table-cell>
          <table:table-cell office:value-type="string" calcext:value-type="string">
            <text:p>PGP/GPG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do you guys use for PGP?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is the best most secure PGP/GPG software?</text:p>
          </table:table-cell>
          <table:table-cell office:value-type="string" calcext:value-type="string">
            <text:p>PGP/GPG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shing public key all over the net</text:p>
          </table:table-cell>
          <table:table-cell office:value-type="string" calcext:value-type="string">
            <text:p>PGP/GPG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Client for Kali Linux?</text:p>
          </table:table-cell>
          <table:table-cell office:value-type="string" calcext:value-type="string">
            <text:p>PGP/GPG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ternative for true crypt</text:p>
          </table:table-cell>
          <table:table-cell office:value-type="string" calcext:value-type="string">
            <text:p>PGP/GPG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ad/incorrect PGP signature from Tails!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an you tell who encrpyted a PGP Messag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Online PGP creation for noobs!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ed Communication</text:p>
          </table:table-cell>
          <table:table-cell office:value-type="string" calcext:value-type="string">
            <text:p>PGP/GP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ryption tools the NSA couldn't crack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ncyption of shipping info question(don't need a tut, just a quick Q)</text:p>
          </table:table-cell>
          <table:table-cell office:value-type="string" calcext:value-type="string">
            <text:p>PGP/GP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ver used GnuPG? Its author and maintainer is going broke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uPG on Linux Mint - No GUI? Am I wrong?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GPG in tails, free email without JS.</text:p>
          </table:table-cell>
          <table:table-cell office:value-type="string" calcext:value-type="string">
            <text:p>PGP/GPG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uks encryption with a 25 characters password, enough to stop LE?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D5 Hashes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egachat encrypted VoIP, chat and email</text:p>
          </table:table-cell>
          <table:table-cell office:value-type="string" calcext:value-type="string">
            <text:p>PGP/GP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Multisig.....</text:p>
          </table:table-cell>
          <table:table-cell office:value-type="string" calcext:value-type="string">
            <text:p>PGP/G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ever change a passphrase stoned</text:p>
          </table:table-cell>
          <table:table-cell office:value-type="string" calcext:value-type="string">
            <text:p>PGP/GPG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 pgp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ot using PGP for tracking number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and GCHQ stolen encryption keys from biggest SIM card manufacturer</text:p>
          </table:table-cell>
          <table:table-cell office:value-type="string" calcext:value-type="string">
            <text:p>PGP/GPG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On TrueCrypt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Desktop... or something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Simple Man's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snt working, vendor asked to send via privnote...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 Test</text:p>
          </table:table-cell>
          <table:table-cell office:value-type="string" calcext:value-type="string">
            <text:p>PGP/GPG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no signatures found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ques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setup for Linux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Help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 Crypt hidden volume</text:p>
          </table:table-cell>
          <table:table-cell office:value-type="string" calcext:value-type="string">
            <text:p>PGP/GPG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utorial PGP</text:p>
          </table:table-cell>
          <table:table-cell office:value-type="string" calcext:value-type="string">
            <text:p>PGP/GPG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tails with VPN and how to do pgp</text:p>
          </table:table-cell>
          <table:table-cell office:value-type="string" calcext:value-type="string">
            <text:p>PGP/GPG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size PGP is best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dvice on vendor regarding gpg</text:p>
          </table:table-cell>
          <table:table-cell office:value-type="string" calcext:value-type="string">
            <text:p>PGP/GP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lright, here we are again. I can't use my PGP key.</text:p>
          </table:table-cell>
          <table:table-cell office:value-type="string" calcext:value-type="string">
            <text:p>PGP/GPG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nonym Email Adress 4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ASY 4096 PGP (Step by Step Guide)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Exporting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on Mac // help</text:p>
          </table:table-cell>
          <table:table-cell office:value-type="string" calcext:value-type="string">
            <text:p>PGP/GP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for linux giving me trouble installing.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4win problem</text:p>
          </table:table-cell>
          <table:table-cell office:value-type="string" calcext:value-type="string">
            <text:p>PGP/GP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 to encrypt whole computer ?</text:p>
          </table:table-cell>
          <table:table-cell office:value-type="string" calcext:value-type="string">
            <text:p>PGP/GPG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ost GPG Passphrase</text:p>
          </table:table-cell>
          <table:table-cell office:value-type="string" calcext:value-type="string">
            <text:p>PGP/GPG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My PGP passphrase stopped working randomly please help</text:p>
          </table:table-cell>
          <table:table-cell office:value-type="string" calcext:value-type="string">
            <text:p>PGP/GPG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ED HELP WITH TRUECRYPT (hidden volume)</text:p>
          </table:table-cell>
          <table:table-cell office:value-type="string" calcext:value-type="string">
            <text:p>PGP/GPG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guy...pgp help needed</text:p>
          </table:table-cell>
          <table:table-cell office:value-type="string" calcext:value-type="string">
            <text:p>PGP/GPG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ewbie, <text:s/>I need help with PGP! Urgent!</text:p>
          </table:table-cell>
          <table:table-cell office:value-type="string" calcext:value-type="string">
            <text:p>PGP/GPG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SA e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netimesecret instead of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mport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keys. should we change?</text:p>
          </table:table-cell>
          <table:table-cell office:value-type="string" calcext:value-type="string">
            <text:p>PGP/GPG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linux?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message burned to CD safe?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blem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program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 ..help</text:p>
          </table:table-cell>
          <table:table-cell office:value-type="string" calcext:value-type="string">
            <text:p>PGP/GPG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test!</text:p>
          </table:table-cell>
          <table:table-cell office:value-type="string" calcext:value-type="string">
            <text:p>PGP/GPG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with tails newb question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ublic pgp tool vendors generator</text:p>
          </table:table-cell>
          <table:table-cell office:value-type="string" calcext:value-type="string">
            <text:p>PGP/GPG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Questions about thumb drive encryption.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ecurity of the private key data on encrypted computers</text:p>
          </table:table-cell>
          <table:table-cell office:value-type="string" calcext:value-type="string">
            <text:p>PGP/GPG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- cant find public key</text:p>
          </table:table-cell>
          <table:table-cell office:value-type="string" calcext:value-type="string">
            <text:p>PGP/GPG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ails PGP problem</text:p>
          </table:table-cell>
          <table:table-cell office:value-type="string" calcext:value-type="string">
            <text:p>PGP/GPG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Hidden Volume Corrupted</text:p>
          </table:table-cell>
          <table:table-cell office:value-type="string" calcext:value-type="string">
            <text:p>PGP/GPG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- question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1.0e</text:p>
          </table:table-cell>
          <table:table-cell office:value-type="string" calcext:value-type="string">
            <text:p>PGP/GP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Veracrypt question (Beginner)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Veracrypt question.</text:p>
          </table:table-cell>
          <table:table-cell office:value-type="string" calcext:value-type="string">
            <text:p>PGP/GP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at encryption is everyone using now?</text:p>
          </table:table-cell>
          <table:table-cell office:value-type="string" calcext:value-type="string">
            <text:p>PGP/GPG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program to use to encrypt hard drives?</text:p>
          </table:table-cell>
          <table:table-cell office:value-type="string" calcext:value-type="string">
            <text:p>PGP/GPG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ich TrueCrypt Encryption You Should Use?</text:p>
          </table:table-cell>
          <table:table-cell office:value-type="string" calcext:value-type="string">
            <text:p>PGP/GPG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"Word of Warning â All versions of PGP are NOT created equally!"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[GUIDE] PGP With Tails</text:p>
          </table:table-cell>
          <table:table-cell office:value-type="string" calcext:value-type="string">
            <text:p>PGP/GPG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e you Paralyzed by PGP? Fear no more! Join PGP Club :)</text:p>
          </table:table-cell>
          <table:table-cell office:value-type="string" calcext:value-type="string">
            <text:p>PGP/GPG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arth0s' PGP for Noobies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Bitcoin private key</text:p>
          </table:table-cell>
          <table:table-cell office:value-type="string" calcext:value-type="string">
            <text:p>PGP/GPG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Cryptocurrency – General</text:p>
          </table:table-cell>
        </table:table-row>
        <table:table-row table:style-name="ro1">
          <table:table-cell office:value-type="string" calcext:value-type="string">
            <text:p>Change PGP Password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Confirm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orced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PG Tools - PGP for Mac</text:p>
          </table:table-cell>
          <table:table-cell office:value-type="string" calcext:value-type="string">
            <text:p>PGP/GPG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reat PGP instructions for OSX, Linux and Windoze</text:p>
          </table:table-cell>
          <table:table-cell office:value-type="string" calcext:value-type="string">
            <text:p>PGP/GPG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Guide for the PGP tool preinstalled in TAILS (with screenshots)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HOWTO: gpg4usb step by step guide for Windows &amp; Linux</text:p>
          </table:table-cell>
          <table:table-cell office:value-type="string" calcext:value-type="string">
            <text:p>PGP/GP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rugs – Production</text:p>
          </table:table-cell>
        </table:table-row>
        <table:table-row table:style-name="ro1">
          <table:table-cell office:value-type="string" calcext:value-type="string">
            <text:p>LE possibly trying to match me to my past vendor account with PGP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Learn PGP...no excuses!</text:p>
          </table:table-cell>
          <table:table-cell office:value-type="string" calcext:value-type="string">
            <text:p>PGP/GPG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NUCLEUS PGP TUTORIAL GPG4USB</text:p>
          </table:table-cell>
          <table:table-cell office:value-type="string" calcext:value-type="string">
            <text:p>PGP/GPG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Outlaw Market PGP key</text:p>
          </table:table-cell>
          <table:table-cell office:value-type="string" calcext:value-type="string">
            <text:p>PGP/GPG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- A COMPLETE GUIDE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and description required for registration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club - Practice for noobs</text:p>
          </table:table-cell>
          <table:table-cell office:value-type="string" calcext:value-type="string">
            <text:p>PGP/GPG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for Mac??</text:p>
          </table:table-cell>
          <table:table-cell office:value-type="string" calcext:value-type="string">
            <text:p>PGP/GPG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GP In Plain English: A Guide To Using PGP/GPG Like A Pro</text:p>
          </table:table-cell>
          <table:table-cell office:value-type="string" calcext:value-type="string">
            <text:p>PGP/GPG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key here</text:p>
          </table:table-cell>
          <table:table-cell office:value-type="string" calcext:value-type="string">
            <text:p>PGP/GPG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GP Public key here so you can link to it.</text:p>
          </table:table-cell>
          <table:table-cell office:value-type="string" calcext:value-type="string">
            <text:p>PGP/GPG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OST YOUR PUBLIC KEYS HERE AND LINK TO THEM!</text:p>
          </table:table-cell>
          <table:table-cell office:value-type="string" calcext:value-type="string">
            <text:p>PGP/GP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Problem PGP Login</text:p>
          </table:table-cell>
          <table:table-cell office:value-type="string" calcext:value-type="string">
            <text:p>PGP/GPG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StepSmith PGP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Truecrypt not working anymore.</text:p>
          </table:table-cell>
          <table:table-cell office:value-type="string" calcext:value-type="string">
            <text:p>PGP/GP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RGENT: All of my PGP keys disappeared from Tails HELP!!!!!!!!!!!!!!!!!!!!!!!!!!</text:p>
          </table:table-cell>
          <table:table-cell office:value-type="string" calcext:value-type="string">
            <text:p>PGP/GPG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E PGP WHEN YOU PRIVATE MSG PEOPLE!!</text:p>
          </table:table-cell>
          <table:table-cell office:value-type="string" calcext:value-type="string">
            <text:p>PGP/GPG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Using your PGP Key to keep Safe!</text:p>
          </table:table-cell>
          <table:table-cell office:value-type="string" calcext:value-type="string">
            <text:p>PGP/GPG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What to do about a buyer that does not pgp their address?</text:p>
          </table:table-cell>
          <table:table-cell office:value-type="string" calcext:value-type="string">
            <text:p>PGP/GPG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GP/GPG</text:p>
          </table:table-cell>
        </table:table-row>
        <table:table-row table:style-name="ro1">
          <table:table-cell office:value-type="string" calcext:value-type="string">
            <text:p>Fed email adresses and passwords... </text:p>
          </table:table-cell>
          <table:table-cell office:value-type="string" calcext:value-type="string">
            <text:p>Resources – Contact List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Full US head shop list 2013, human verified - MonkeyBusiness</text:p>
          </table:table-cell>
          <table:table-cell office:value-type="string" calcext:value-type="string">
            <text:p>Resources – Contact List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Legit Passport seller from uk ?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USA new "Enhanced Driver's License" = RFID Tracking/Mark of the Beas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how can i find out someone's SSN number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â â Guide on obtaining ID with person holding it â â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Get anyones SSN and DOB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Drivers License Lookup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Fake ID Guide+50 U.S Temps+US Passport Temp+SSN Temp+Barcode softwar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VOUCHED!] ORIGINAL Austrian ID - Guide ( incl. Citizenship copy)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Listings (Guides and Full Uk Driving Licenses) More listings to com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nonymity – VPN</text:p>
          </table:table-cell>
        </table:table-row>
        <table:table-row table:style-name="ro1">
          <table:table-cell office:value-type="string" calcext:value-type="string">
            <text:p>Fake ID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Looking for the best guides for creating ID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passport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e fake driving license to real on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Changing your age on your passport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New Identity?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BUY REAL FAKE DOCS/PASSPORT/ID CARD/DR.LICE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ID proof Scans</text:p>
          </table:table-cell>
          <table:table-cell office:value-type="string" calcext:value-type="string">
            <text:p>Resources – Identity Document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[GUIDE] Five Insane Traffic Methods</text:p>
          </table:table-cell>
          <table:table-cell office:value-type="string" calcext:value-type="string">
            <text:p>SEO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O</text:p>
          </table:table-cell>
        </table:table-row>
        <table:table-row table:style-name="ro1">
          <table:table-cell office:value-type="string" calcext:value-type="string">
            <text:p>using a return address not is not local, is this saf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stuck in customs - how do you get caugt?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uk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Parcel stopped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ith bad stealth should be banned</text:p>
          </table:table-cell>
          <table:table-cell office:value-type="string" calcext:value-type="string">
            <text:p>Transportation/Stealt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chedule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advice me for method of send the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beat a controlled delivery!! MUST READ!!!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mazon gift cards - how do you mail the actual goods to yourself?</text:p>
          </table:table-cell>
          <table:table-cell office:value-type="string" calcext:value-type="string">
            <text:p>Transportation/Stealt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gh risk countries to import from?</text:p>
          </table:table-cell>
          <table:table-cell office:value-type="string" calcext:value-type="string">
            <text:p>Transportation/Steal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odifying Credit</text:p>
          </table:table-cell>
        </table:table-row>
        <table:table-row table:style-name="ro1">
          <table:table-cell office:value-type="string" calcext:value-type="string">
            <text:p>Delivery Options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icking up package at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ing Home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, received an empty envelope!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eceiving Packages Safely </text:p>
          </table:table-cell>
          <table:table-cell office:value-type="string" calcext:value-type="string">
            <text:p>Transportation/Stealt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use of a PMB(Private Mailbox) in a friends name? Tips etc?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nonymity – Proxies</text:p>
          </table:table-cell>
        </table:table-row>
        <table:table-row table:style-name="ro1">
          <table:table-cell office:value-type="string" calcext:value-type="string">
            <text:p>The Art of Smuggling (OVDB Production)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eting identifying information after product has been shipped.</text:p>
          </table:table-cell>
          <table:table-cell office:value-type="string" calcext:value-type="string">
            <text:p>Transportation/Steal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adian Postage Unmarked stamps...</text:p>
          </table:table-cell>
          <table:table-cell office:value-type="string" calcext:value-type="string">
            <text:p>Transportation/Stealt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ofiling postal packages VENDORS MUST READ</text:p>
          </table:table-cell>
          <table:table-cell office:value-type="string" calcext:value-type="string">
            <text:p>Transportation/Stealt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Phone</text:p>
          </table:table-cell>
          <table:table-cell office:value-type="string" calcext:value-type="string">
            <text:p>Transportation/Stealt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Mail Forwarding services</text:p>
          </table:table-cell>
          <table:table-cell office:value-type="string" calcext:value-type="string">
            <text:p>Transportation/Stealt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ting CF delivered safely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printing postage online</text:p>
          </table:table-cell>
          <table:table-cell office:value-type="string" calcext:value-type="string">
            <text:p>Transportation/Stealt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lice postal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t Candy in the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/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will Canada Customs (and others) do with a seized drug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Recieve A Package In Australia?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s not arriving. Need advice!</text:p>
          </table:table-cell>
          <table:table-cell office:value-type="string" calcext:value-type="string">
            <text:p>Transportation/Stealt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to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s seized, should i be concerned</text:p>
          </table:table-cell>
          <table:table-cell office:value-type="string" calcext:value-type="string">
            <text:p>Transportation/Stealt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for amazon neccesary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ontainer45158 Anonymous U.S.A Drop Method/Exploit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a package safely ???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Mail Drop Guide UPDATED 1.2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ET YOUR OWN ITEM/MAIL DROP TUTORIAL:USA UK EU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d my package get seized?</text:p>
          </table:table-cell>
          <table:table-cell office:value-type="string" calcext:value-type="string">
            <text:p>Transportation/Stealt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keep your drug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{VOUCHED}****New Drop Guide**** (Fresh Idea)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drop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sign to pick up a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[GUIDE] - How to get a UK drop for Letters &amp;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limited Drops, and of course the Best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tup: Questions and Idea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 anonymously recorded items UK</text:p>
          </table:table-cell>
          <table:table-cell office:value-type="string" calcext:value-type="string">
            <text:p>Transportation/Stealt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order to your home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ught by the cops and now being watched, advise???</text:p>
          </table:table-cell>
          <table:table-cell office:value-type="string" calcext:value-type="string">
            <text:p>Transportation/Steal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 International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ti-interception phones .... really ?</text:p>
          </table:table-cell>
          <table:table-cell office:value-type="string" calcext:value-type="string">
            <text:p>Transportation/Stealt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Dangerous lot number in Moisture barrier bag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cking – Phreaking</text:p>
          </table:table-cell>
        </table:table-row>
        <table:table-row table:style-name="ro1">
          <table:table-cell office:value-type="string" calcext:value-type="string">
            <text:p>How do you make your parcels stealthier? (weed)</text:p>
          </table:table-cell>
          <table:table-cell office:value-type="string" calcext:value-type="string">
            <text:p>Transportation/Steal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izure letter then helicopters. Being paranoid?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â â âNEW way to have an anonymous drop point 2015â â â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send mail with a fake return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ed empty box from "reputable" vendor, refusing to refund/reship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raud</text:p>
          </table:table-cell>
        </table:table-row>
        <table:table-row table:style-name="ro1">
          <table:table-cell office:value-type="string" calcext:value-type="string">
            <text:p>UK receiving parcels</text:p>
          </table:table-cell>
          <table:table-cell office:value-type="string" calcext:value-type="string">
            <text:p>Transportation/Stealt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holding package , freak out or not ?</text:p>
          </table:table-cell>
          <table:table-cell office:value-type="string" calcext:value-type="string">
            <text:p>Transportation/Stealt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Best DROP IDEA IN YEARS Works anywhere. Unlimited drops. . free. SAFE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Mail Document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ustralian Drops Guide</text:p>
          </table:table-cell>
          <table:table-cell office:value-type="string" calcext:value-type="string">
            <text:p>Transportation/Stealt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ethod requirement for carded items - suggestion.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ikelihood of further investigation after a seized package at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possibly seized UK?</text:p>
          </table:table-cell>
          <table:table-cell office:value-type="string" calcext:value-type="string">
            <text:p>Transportation/Stealt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Know your postman, remember his face well, UK</text:p>
          </table:table-cell>
          <table:table-cell office:value-type="string" calcext:value-type="string">
            <text:p>Transportation/Stealt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from China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ty for personal use order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create your own drop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 be stealthy, or not to be stealthy,whats the best stealth shipping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 Shipping Procedure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"research chemical" package seized and reshipped</text:p>
          </table:table-cell>
          <table:table-cell office:value-type="string" calcext:value-type="string">
            <text:p>Transportation/Stealt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the orders in Germany?</text:p>
          </table:table-cell>
          <table:table-cell office:value-type="string" calcext:value-type="string">
            <text:p>Transportation/Stealt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ustoms Trouble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oo big for letterbox? What should I do..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ow to ship priority without entering the post office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services - dont understand</text:p>
          </table:table-cell>
          <table:table-cell office:value-type="string" calcext:value-type="string">
            <text:p>Transportation/Stealt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ome questions on advice, for intresting idea in receiving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guide for setting up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o you think LE is collecting and monitoring buyer/drop addresses?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ackage controlled in Holland but send to receiver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 Tracking = Real Security?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 inquiry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xperiences with intercepted shipments within West-EU</text:p>
          </table:table-cell>
          <table:table-cell office:value-type="string" calcext:value-type="string">
            <text:p>Transportation/Stealt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Problems at the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send Priority Express Mail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ELP-about shipments</text:p>
          </table:table-cell>
          <table:table-cell office:value-type="string" calcext:value-type="string">
            <text:p>Transportation/Stealt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Royal mail Â£1.11</text:p>
          </table:table-cell>
          <table:table-cell office:value-type="string" calcext:value-type="string">
            <text:p>Transportation/Steal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2 packs show delivered however they are not there!! what to do please!</text:p>
          </table:table-cell>
          <table:table-cell office:value-type="string" calcext:value-type="string">
            <text:p>Transportation/Stealt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orrect address format for sending parcels in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UG VENDOR ... shipping ?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LE Proofing my Drop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verseas customs &amp; how it works if its stopped?</text:p>
          </table:table-cell>
          <table:table-cell office:value-type="string" calcext:value-type="string">
            <text:p>Transportation/Stealt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s the best way to open a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MBE Drop ID Check</text:p>
          </table:table-cell>
          <table:table-cell office:value-type="string" calcext:value-type="string">
            <text:p>Transportation/Stealt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'Smelly Parcel' -UK specific</text:p>
          </table:table-cell>
          <table:table-cell office:value-type="string" calcext:value-type="string">
            <text:p>Transportation/Stealt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[UK] Payment fee - possible seizure?</text:p>
          </table:table-cell>
          <table:table-cell office:value-type="string" calcext:value-type="string">
            <text:p>Transportation/Stealt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100usd bounty regarding anonymous international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bout drop re-ship</text:p>
          </table:table-cell>
          <table:table-cell office:value-type="string" calcext:value-type="string">
            <text:p>Transportation/Stealt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vice what to do next after (domestic) order did not arrive</text:p>
          </table:table-cell>
          <table:table-cell office:value-type="string" calcext:value-type="string">
            <text:p>Transportation/Stealt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ll this talk about using drops...</text:p>
          </table:table-cell>
          <table:table-cell office:value-type="string" calcext:value-type="string">
            <text:p>Transportation/Stealt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ustralia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place to get drugs delivered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Best UK drop method for international</text:p>
          </table:table-cell>
          <table:table-cell office:value-type="string" calcext:value-type="string">
            <text:p>Transportation/Stealt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st way to track Shipping without raising flags?</text:p>
          </table:table-cell>
          <table:table-cell office:value-type="string" calcext:value-type="string">
            <text:p>Transportation/Stealt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ill=shi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lacklisted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TC with Paypal or safe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Drop problem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rops?</text:p>
          </table:table-cell>
          <table:table-cell office:value-type="string" calcext:value-type="string">
            <text:p>Transportation/Steal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drop address?</text:p>
          </table:table-cell>
          <table:table-cell office:value-type="string" calcext:value-type="string">
            <text:p>Transportation/Stealt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od idea for a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me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are people handling larger shippments?</text:p>
          </table:table-cell>
          <table:table-cell office:value-type="string" calcext:value-type="string">
            <text:p>Transportation/Stealt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How do you print anonymous USPS shipping labels with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likely is it that LE will check your drop?</text:p>
          </table:table-cell>
          <table:table-cell office:value-type="string" calcext:value-type="string">
            <text:p>Transportation/Stealt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pay for prepaid shipping labels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receive drugs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How to stay anon with drop-reship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 will pay you $50 in btc to teach me how to ship 4 oz weed</text:p>
          </table:table-cell>
          <table:table-cell office:value-type="string" calcext:value-type="string">
            <text:p>Transportation/Stealth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international 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Just got Love letter in my Box IN Germany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Being Searched Through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 Guide/Tips</text:p>
          </table:table-cell>
          <table:table-cell office:value-type="string" calcext:value-type="string">
            <text:p>Transportation/Stealth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DROPS how to DO them, and NOT to do them.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ail man acting weird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a motion sensing device for my anonymous mail drop</text:p>
          </table:table-cell>
          <table:table-cell office:value-type="string" calcext:value-type="string">
            <text:p>Transportation/Stealt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ed help how to ship 4 oz of weed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pening PO Box with fake ID</text:p>
          </table:table-cell>
          <table:table-cell office:value-type="string" calcext:value-type="string">
            <text:p>Transportation/Stealt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Counterfeit Currency</text:p>
          </table:table-cell>
        </table:table-row>
        <table:table-row table:style-name="ro1">
          <table:table-cell office:value-type="string" calcext:value-type="string">
            <text:p>P.O box with real id?</text:p>
          </table:table-cell>
          <table:table-cell office:value-type="string" calcext:value-type="string">
            <text:p>Transportation/Stealt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esources – Identity Documents</text:p>
          </table:table-cell>
        </table:table-row>
        <table:table-row table:style-name="ro1">
          <table:table-cell office:value-type="string" calcext:value-type="string">
            <text:p>Post Office Boxes?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 due?!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riority Postage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P.O. Box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shipping weed &amp; priority stamps</text:p>
          </table:table-cell>
          <table:table-cell office:value-type="string" calcext:value-type="string">
            <text:p>Transportation/Stealt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 - Ship Issue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e packages an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shipping services - US to worldwide? (carded items)</text:p>
          </table:table-cell>
          <table:table-cell office:value-type="string" calcext:value-type="string">
            <text:p>Transportation/Stealt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arding</text:p>
          </table:table-cell>
        </table:table-row>
        <table:table-row table:style-name="ro1">
          <table:table-cell office:value-type="string" calcext:value-type="string">
            <text:p>SAFEST WAY TO SHIP NOWDAYS ANY ADVICE WOULD BE APPRECIATED.......</text:p>
          </table:table-cell>
          <table:table-cell office:value-type="string" calcext:value-type="string">
            <text:p>Transportation/Stealt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ending US Mail with Or Current Resident text?</text:p>
          </table:table-cell>
          <table:table-cell office:value-type="string" calcext:value-type="string">
            <text:p>Transportation/Stealt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ment handling!</text:p>
          </table:table-cell>
          <table:table-cell office:value-type="string" calcext:value-type="string">
            <text:p>Transportation/Stealt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drugs and Weapons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HIPPING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orldwid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igning for pakages</text:p>
          </table:table-cell>
          <table:table-cell office:value-type="string" calcext:value-type="string">
            <text:p>Transportation/Stealt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stealth when shipping large vials</text:p>
          </table:table-cell>
          <table:table-cell office:value-type="string" calcext:value-type="string">
            <text:p>Transportation/Stealt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upplying tracking number to customer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he Best Guide On Stealth Shipping - Guns, Drugs, Everything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<text:s/>Date moved to current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to UK order, Royal Mail want more money - Trap?</text:p>
          </table:table-cell>
          <table:table-cell office:value-type="string" calcext:value-type="string">
            <text:p>Transportation/Stealt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Customs letter?</text:p>
          </table:table-cell>
          <table:table-cell office:value-type="string" calcext:value-type="string">
            <text:p>Transportation/Stealt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A drop and reship service for newly issued CC</text:p>
          </table:table-cell>
          <table:table-cell office:value-type="string" calcext:value-type="string">
            <text:p>Transportation/Stealth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USPS Has Shipped Two Packages to Return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slow processing?</text:p>
          </table:table-cell>
          <table:table-cell office:value-type="string" calcext:value-type="string">
            <text:p>Transportation/Stealt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wants me to come sign for something.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at are your thoughts on shipping packages through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 stored in buyer notes?!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ddresses</text:p>
          </table:table-cell>
          <table:table-cell office:value-type="string" calcext:value-type="string">
            <text:p>Transportation/Steal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ources – Contact Lists</text:p>
          </table:table-cell>
        </table:table-row>
        <table:table-row table:style-name="ro1">
          <table:table-cell office:value-type="string" calcext:value-type="string">
            <text:p>anonymous P.O. Box (postbus) in the Netherlands</text:p>
          </table:table-cell>
          <table:table-cell office:value-type="string" calcext:value-type="string">
            <text:p>Transportation/Stealt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Anonymous Shipping w/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Anonymous Shipping???</text:p>
          </table:table-cell>
          <table:table-cell office:value-type="string" calcext:value-type="string">
            <text:p>Transportation/Stealt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ad P.O. box experiance!!! Careful!!!</text:p>
          </table:table-cell>
          <table:table-cell office:value-type="string" calcext:value-type="string">
            <text:p>Transportation/Stealt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Belgium / Belgique Mail Drops</text:p>
          </table:table-cell>
          <table:table-cell office:value-type="string" calcext:value-type="string">
            <text:p>Transportation/Stealt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USPS Money orders be traced?</text:p>
          </table:table-cell>
          <table:table-cell office:value-type="string" calcext:value-type="string">
            <text:p>Transportation/Stealt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ada expresspost tracking number not showing up. help!!!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Difficulties getting an appropriate shipping address</text:p>
          </table:table-cell>
          <table:table-cell office:value-type="string" calcext:value-type="string">
            <text:p>Transportation/Stealt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Encrypting Address on Order Form</text:p>
          </table:table-cell>
          <table:table-cell office:value-type="string" calcext:value-type="string">
            <text:p>Transportation/Stealt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Got a red slip saying I got to sign for a parcel. Reason for concern?</text:p>
          </table:table-cell>
          <table:table-cell office:value-type="string" calcext:value-type="string">
            <text:p>Transportation/Stealt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ashing Out</text:p>
          </table:table-cell>
        </table:table-row>
        <table:table-row table:style-name="ro1">
          <table:table-cell office:value-type="string" calcext:value-type="string">
            <text:p>HELP - Had to sign for package</text:p>
          </table:table-cell>
          <table:table-cell office:value-type="string" calcext:value-type="string">
            <text:p>Transportation/Stealt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iding your stash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Books – Technical</text:p>
          </table:table-cell>
        </table:table-row>
        <table:table-row table:style-name="ro1">
          <table:table-cell office:value-type="string" calcext:value-type="string">
            <text:p>How to carefully seal and ship the marijuana package?</text:p>
          </table:table-cell>
          <table:table-cell office:value-type="string" calcext:value-type="string">
            <text:p>Transportation/Stealt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get tracking without entering post office or approacing desk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afely order bulk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to ship?</text:p>
          </table:table-cell>
          <table:table-cell office:value-type="string" calcext:value-type="string">
            <text:p>Transportation/Stealt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mporting drugs to a USPS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International order to UK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Shipping Hints, US to World Specifically..</text:p>
          </table:table-cell>
          <table:table-cell office:value-type="string" calcext:value-type="string">
            <text:p>Transportation/Stealt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nternational to Australia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rish Customs - Anyone had a love letter before?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Is it safe to mail Ca$h Internationally using DHL or FeDex?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's talk about bags for stealth - mylar, MBB (moisture barrier bags)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from Postal Inspector</text:p>
          </table:table-cell>
          <table:table-cell office:value-type="string" calcext:value-type="string">
            <text:p>Transportation/Stealt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Letter opened by customs</text:p>
          </table:table-cell>
          <table:table-cell office:value-type="string" calcext:value-type="string">
            <text:p>Transportation/Stealt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My post box is now open? UK</text:p>
          </table:table-cell>
          <table:table-cell office:value-type="string" calcext:value-type="string">
            <text:p>Transportation/Stealt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b question about billing/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OOB ASKING: How do I ship to an anonymous address, what kind of..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ing bulk to home, po box, or private mail box.</text:p>
          </table:table-cell>
          <table:table-cell office:value-type="string" calcext:value-type="string">
            <text:p>Transportation/Stealt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.O. Boxes</text:p>
          </table:table-cell>
          <table:table-cell office:value-type="string" calcext:value-type="string">
            <text:p>Transportation/Stealt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ckage not turning up</text:p>
          </table:table-cell>
          <table:table-cell office:value-type="string" calcext:value-type="string">
            <text:p>Transportation/Stealt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LEASE HELP. sent to wrong zip code. dont know what to do</text:p>
          </table:table-cell>
          <table:table-cell office:value-type="string" calcext:value-type="string">
            <text:p>Transportation/Stealt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ost NL Shipping Question!!!</text:p>
          </table:table-cell>
          <table:table-cell office:value-type="string" calcext:value-type="string">
            <text:p>Transportation/Stealt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postage</text:p>
          </table:table-cell>
          <table:table-cell office:value-type="string" calcext:value-type="string">
            <text:p>Transportation/Steal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eiving post from a reputable store anonymously UK</text:p>
          </table:table-cell>
          <table:table-cell office:value-type="string" calcext:value-type="string">
            <text:p>Transportation/Stealt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Recieving a tracked shipment W/O signing for it.</text:p>
          </table:table-cell>
          <table:table-cell office:value-type="string" calcext:value-type="string">
            <text:p>Transportation/Steal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afest drugs to send 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Security and anonymity shipping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 Romania..safe???</text:p>
          </table:table-cell>
          <table:table-cell office:value-type="string" calcext:value-type="string">
            <text:p>Transportation/Stealt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formation - bad to use a name - newbie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International anonymously</text:p>
          </table:table-cell>
          <table:table-cell office:value-type="string" calcext:value-type="string">
            <text:p>Transportation/Steal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my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Safety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/o Signature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with track &amp; trace without showing your face.</text:p>
          </table:table-cell>
          <table:table-cell office:value-type="string" calcext:value-type="string">
            <text:p>Transportation/Stealt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ould I choose tracked mail?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 provided immediately</text:p>
          </table:table-cell>
          <table:table-cell office:value-type="string" calcext:value-type="string">
            <text:p>Transportation/Stealt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K - How to offer tracked delivery anonymously?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encrypted address in vendor notes!</text:p>
          </table:table-cell>
          <table:table-cell office:value-type="string" calcext:value-type="string">
            <text:p>Transportation/Stealt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rgent Shipping Questions Pleas Help</text:p>
          </table:table-cell>
          <table:table-cell office:value-type="string" calcext:value-type="string">
            <text:p>Transportation/Steal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now requires using a machine or employee for package tracking?</text:p>
          </table:table-cell>
          <table:table-cell office:value-type="string" calcext:value-type="string">
            <text:p>Transportation/Stealt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Priority Flat Rate Price Increase 9/8/14</text:p>
          </table:table-cell>
          <table:table-cell office:value-type="string" calcext:value-type="string">
            <text:p>Transportation/Stealt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</text:p>
          </table:table-cell>
          <table:table-cell office:value-type="string" calcext:value-type="string">
            <text:p>Transportation/Stealt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Vendors who put unencrypted tracking info on the order page</text:p>
          </table:table-cell>
          <table:table-cell office:value-type="string" calcext:value-type="string">
            <text:p>Transportation/Stealt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don't vendors do ship drugs domestic?</text:p>
          </table:table-cell>
          <table:table-cell office:value-type="string" calcext:value-type="string">
            <text:p>Transportation/Stealt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Drugs – General</text:p>
          </table:table-cell>
        </table:table-row>
        <table:table-row table:style-name="ro1">
          <table:table-cell office:value-type="string" calcext:value-type="string">
            <text:p>about visual inspection,and houw customs operate with suspicius packe</text:p>
          </table:table-cell>
          <table:table-cell office:value-type="string" calcext:value-type="string">
            <text:p>Transportation/Steal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Can packages let through in order to build a case?</text:p>
          </table:table-cell>
          <table:table-cell office:value-type="string" calcext:value-type="string">
            <text:p>Transportation/Stealt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do I approach a letter from customs?</text:p>
          </table:table-cell>
          <table:table-cell office:value-type="string" calcext:value-type="string">
            <text:p>Transportation/Stealt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How is it possible to provide a tracking number for customers WITHOUT</text:p>
          </table:table-cell>
          <table:table-cell office:value-type="string" calcext:value-type="string">
            <text:p>Transportation/Stealt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Order fulfillment services list (aka drop houses)</text:p>
          </table:table-cell>
          <table:table-cell office:value-type="string" calcext:value-type="string">
            <text:p>Transportation/Stealt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Question about using postal office boxes versus personal mailing address.</text:p>
          </table:table-cell>
          <table:table-cell office:value-type="string" calcext:value-type="string">
            <text:p>Transportation/Stealt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hipping a loose ounce to a politicians home</text:p>
          </table:table-cell>
          <table:table-cell office:value-type="string" calcext:value-type="string">
            <text:p>Transportation/Stealt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Mode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STEALTH THAT WORKS - DITCH THE PE FOOD GRADE VAC SEAL</text:p>
          </table:table-cell>
          <table:table-cell office:value-type="string" calcext:value-type="string">
            <text:p>Transportation/Stealt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Tracking/Seizure</text:p>
          </table:table-cell>
          <table:table-cell office:value-type="string" calcext:value-type="string">
            <text:p>Transportation/Stealt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ndelivered mail</text:p>
          </table:table-cell>
          <table:table-cell office:value-type="string" calcext:value-type="string">
            <text:p>Transportation/Stealt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 Delivery</text:p>
          </table:table-cell>
          <table:table-cell office:value-type="string" calcext:value-type="string">
            <text:p>Transportation/Stealt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USPS tracking label/ship question</text:p>
          </table:table-cell>
          <table:table-cell office:value-type="string" calcext:value-type="string">
            <text:p>Transportation/Stealth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Why Refuse PO BOX?</text:p>
          </table:table-cell>
          <table:table-cell office:value-type="string" calcext:value-type="string">
            <text:p>Transportation/Stealt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ansportation/Stealth</text:p>
          </table:table-cell>
        </table:table-row>
        <table:table-row table:style-name="ro1">
          <table:table-cell office:value-type="string" calcext:value-type="string">
            <text:p>New Aussie gun listing AFP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Want to buy a gun? Ok first of all, give me your money and ill brb ;)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memade gun guide step by step guide to building your own BSP 9mm</text:p>
          </table:table-cell>
          <table:table-cell office:value-type="string" calcext:value-type="string">
            <text:p>Weaponry &amp; Explosive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About the guy who got busted buying suppressor and ppm gun</text:p>
          </table:table-cell>
          <table:table-cell office:value-type="string" calcext:value-type="string">
            <text:p>Weaponry &amp; Explosive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How would <text:s/>LE trace a gun back to a seller?</text:p>
          </table:table-cell>
          <table:table-cell office:value-type="string" calcext:value-type="string">
            <text:p>Weaponry &amp; Explosive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eaponry &amp; Explosives</text:p>
          </table:table-cell>
        </table:table-row>
        <table:table-row table:style-name="ro1">
          <table:table-cell office:value-type="string" calcext:value-type="string">
            <text:p>Kid caught purchasing weapon on DW - Anyone knows anything about this?</text:p>
          </table:table-cell>
          <table:table-cell office:value-type="string" calcext:value-type="string">
            <text:p>Weaponry &amp; Explosiv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Why is Selling Guns Anon Style is So Complicated?</text:p>
          </table:table-cell>
          <table:table-cell office:value-type="string" calcext:value-type="string">
            <text:p>Weaponry &amp; Explosiv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nonymity – Other</text:p>
          </table:table-cell>
        </table:table-row>
        <table:table-row table:style-name="ro1">
          <table:table-cell office:value-type="string" calcext:value-type="string">
            <text:p>Looking for Alprazolam Powder</text:p>
          </table:table-cell>
          <table:table-cell office:value-type="string" calcext:value-type="string">
            <text:p>Drugs – Gener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shing Out</text:p>
          </table:table-cell>
        </table:table-row>
      </table:table>
      <table:table table:name="stat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Crypto Forums</text:p>
          </table:table-cell>
          <table:covered-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n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string" calcext:value-type="string">
            <text:p>+/-</text:p>
          </table:table-cell>
        </table:table-row>
        <table:table-row table:style-name="ro1">
          <table:table-cell/>
          <table:table-cell office:value-type="string" calcext:value-type="string">
            <text:p>Cashing Out</text:p>
          </table:table-cell>
          <table:table-cell table:formula="of:=COUNTIF([$'sorted-06-07-crypto'.B$1:.B$1048576];[.B4])" office:value-type="float" office:value="248" calcext:value-type="float">
            <text:p>248</text:p>
          </table:table-cell>
          <table:table-cell table:formula="of:=COUNTIF([$'sorted-06-07-crypto'.D$1:.D$1048576];[.B4])" office:value-type="float" office:value="338" calcext:value-type="float">
            <text:p>338</text:p>
          </table:table-cell>
          <table:table-cell table:formula="of:=SUM([.D4]-[.C4])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eBooks – Technical</text:p>
          </table:table-cell>
          <table:table-cell table:formula="of:=COUNTIF([$'sorted-06-07-crypto'.B$1:.B$1048576];[.B5])" office:value-type="float" office:value="4" calcext:value-type="float">
            <text:p>4</text:p>
          </table:table-cell>
          <table:table-cell table:formula="of:=COUNTIF([$'sorted-06-07-crypto'.D$1:.D$1048576];[.B5])" office:value-type="float" office:value="66" calcext:value-type="float">
            <text:p>66</text:p>
          </table:table-cell>
          <table:table-cell table:formula="of:=SUM([.D5]-[.C5])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Anonymity – VPN</text:p>
          </table:table-cell>
          <table:table-cell table:formula="of:=COUNTIF([$'sorted-06-07-crypto'.B$1:.B$1048576];[.B6])" office:value-type="float" office:value="107" calcext:value-type="float">
            <text:p>107</text:p>
          </table:table-cell>
          <table:table-cell table:formula="of:=COUNTIF([$'sorted-06-07-crypto'.D$1:.D$1048576];[.B6])" office:value-type="float" office:value="135" calcext:value-type="float">
            <text:p>135</text:p>
          </table:table-cell>
          <table:table-cell table:formula="of:=SUM([.D6]-[.C6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Anonymity – Tor</text:p>
          </table:table-cell>
          <table:table-cell table:formula="of:=COUNTIF([$'sorted-06-07-crypto'.B$1:.B$1048576];[.B7])" office:value-type="float" office:value="119" calcext:value-type="float">
            <text:p>119</text:p>
          </table:table-cell>
          <table:table-cell table:formula="of:=COUNTIF([$'sorted-06-07-crypto'.D$1:.D$1048576];[.B7])" office:value-type="float" office:value="140" calcext:value-type="float">
            <text:p>140</text:p>
          </table:table-cell>
          <table:table-cell table:formula="of:=SUM([.D7]-[.C7])"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Production</text:p>
          </table:table-cell>
          <table:table-cell table:formula="of:=COUNTIF([$'sorted-06-07-crypto'.B$1:.B$1048576];[.B8])" office:value-type="float" office:value="11" calcext:value-type="float">
            <text:p>11</text:p>
          </table:table-cell>
          <table:table-cell table:formula="of:=COUNTIF([$'sorted-06-07-crypto'.D$1:.D$1048576];[.B8])" office:value-type="float" office:value="25" calcext:value-type="float">
            <text:p>25</text:p>
          </table:table-cell>
          <table:table-cell table:formula="of:=SUM([.D8]-[.C8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unterfeit Currency</text:p>
          </table:table-cell>
          <table:table-cell table:formula="of:=COUNTIF([$'sorted-06-07-crypto'.B$1:.B$1048576];[.B9])" office:value-type="float" office:value="13" calcext:value-type="float">
            <text:p>13</text:p>
          </table:table-cell>
          <table:table-cell table:formula="of:=COUNTIF([$'sorted-06-07-crypto'.D$1:.D$1048576];[.B9])" office:value-type="float" office:value="21" calcext:value-type="float">
            <text:p>21</text:p>
          </table:table-cell>
          <table:table-cell table:formula="of:=SUM([.D9]-[.C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Hacking – Phreaking</text:p>
          </table:table-cell>
          <table:table-cell table:formula="of:=COUNTIF([$'sorted-06-07-crypto'.B$1:.B$1048576];[.B10])" office:value-type="float" office:value="21" calcext:value-type="float">
            <text:p>21</text:p>
          </table:table-cell>
          <table:table-cell table:formula="of:=COUNTIF([$'sorted-06-07-crypto'.D$1:.D$1048576];[.B10])" office:value-type="float" office:value="27" calcext:value-type="float">
            <text:p>27</text:p>
          </table:table-cell>
          <table:table-cell table:formula="of:=SUM([.D10]-[.C10])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Modifying Credit</text:p>
          </table:table-cell>
          <table:table-cell table:formula="of:=COUNTIF([$'sorted-06-07-crypto'.B$1:.B$1048576];[.B11])" office:value-type="float" office:value="2" calcext:value-type="float">
            <text:p>2</text:p>
          </table:table-cell>
          <table:table-cell table:formula="of:=COUNTIF([$'sorted-06-07-crypto'.D$1:.D$1048576];[.B11])" office:value-type="float" office:value="7" calcext:value-type="float">
            <text:p>7</text:p>
          </table:table-cell>
          <table:table-cell table:formula="of:=SUM([.D11]-[.C11]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yptocurrency – Trading</text:p>
          </table:table-cell>
          <table:table-cell table:formula="of:=COUNTIF([$'sorted-06-07-crypto'.B$1:.B$1048576];[.B12])" office:value-type="float" office:value="0" calcext:value-type="float">
            <text:p>0</text:p>
          </table:table-cell>
          <table:table-cell table:formula="of:=COUNTIF([$'sorted-06-07-crypto'.D$1:.D$1048576];[.B12])" office:value-type="float" office:value="3" calcext:value-type="float">
            <text:p>3</text:p>
          </table:table-cell>
          <table:table-cell table:formula="of:=SUM([.D12]-[.C12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esources – Identity Documents</text:p>
          </table:table-cell>
          <table:table-cell table:formula="of:=COUNTIF([$'sorted-06-07-crypto'.B$1:.B$1048576];[.B13])" office:value-type="float" office:value="18" calcext:value-type="float">
            <text:p>18</text:p>
          </table:table-cell>
          <table:table-cell table:formula="of:=COUNTIF([$'sorted-06-07-crypto'.D$1:.D$1048576];[.B13])" office:value-type="float" office:value="20" calcext:value-type="float">
            <text:p>20</text:p>
          </table:table-cell>
          <table:table-cell table:formula="of:=SUM([.D13]-[.C1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igital Forensics</text:p>
          </table:table-cell>
          <table:table-cell table:formula="of:=COUNTIF([$'sorted-06-07-crypto'.B$1:.B$1048576];[.B14])" office:value-type="float" office:value="7" calcext:value-type="float">
            <text:p>7</text:p>
          </table:table-cell>
          <table:table-cell table:formula="of:=COUNTIF([$'sorted-06-07-crypto'.D$1:.D$1048576];[.B14])" office:value-type="float" office:value="8" calcext:value-type="float">
            <text:p>8</text:p>
          </table:table-cell>
          <table:table-cell table:formula="of:=SUM([.D14]-[.C1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learing Criminal History</text:p>
          </table:table-cell>
          <table:table-cell table:formula="of:=COUNTIF([$'sorted-06-07-crypto'.B$1:.B$1048576];[.B15])" office:value-type="float" office:value="0" calcext:value-type="float">
            <text:p>0</text:p>
          </table:table-cell>
          <table:table-cell table:formula="of:=COUNTIF([$'sorted-06-07-crypto'.D$1:.D$1048576];[.B15])" office:value-type="float" office:value="1" calcext:value-type="float">
            <text:p>1</text:p>
          </table:table-cell>
          <table:table-cell table:formula="of:=SUM([.D15]-[.C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ockpicking</text:p>
          </table:table-cell>
          <table:table-cell table:formula="of:=COUNTIF([$'sorted-06-07-crypto'.B$1:.B$1048576];[.B16])" office:value-type="float" office:value="1" calcext:value-type="float">
            <text:p>1</text:p>
          </table:table-cell>
          <table:table-cell table:formula="of:=COUNTIF([$'sorted-06-07-crypto'.D$1:.D$1048576];[.B16])" office:value-type="float" office:value="2" calcext:value-type="float">
            <text:p>2</text:p>
          </table:table-cell>
          <table:table-cell table:formula="of:=SUM([.D16]-[.C1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sources – Contact Lists</text:p>
          </table:table-cell>
          <table:table-cell table:formula="of:=COUNTIF([$'sorted-06-07-crypto'.B$1:.B$1048576];[.B17])" office:value-type="float" office:value="2" calcext:value-type="float">
            <text:p>2</text:p>
          </table:table-cell>
          <table:table-cell table:formula="of:=COUNTIF([$'sorted-06-07-crypto'.D$1:.D$1048576];[.B17])" office:value-type="float" office:value="3" calcext:value-type="float">
            <text:p>3</text:p>
          </table:table-cell>
          <table:table-cell table:formula="of:=SUM([.D17]-[.C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Whoring</text:p>
          </table:table-cell>
          <table:table-cell table:formula="of:=COUNTIF([$'sorted-06-07-crypto'.B$1:.B$1048576];[.B18])" office:value-type="float" office:value="1" calcext:value-type="float">
            <text:p>1</text:p>
          </table:table-cell>
          <table:table-cell table:formula="of:=COUNTIF([$'sorted-06-07-crypto'.D$1:.D$1048576];[.B18])" office:value-type="float" office:value="1" calcext:value-type="float">
            <text:p>1</text:p>
          </table:table-cell>
          <table:table-cell table:formula="of:=SUM([.D18]-[.C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table:formula="of:=COUNTIF([$'sorted-06-07-crypto'.B$1:.B$1048576];[.B19])" office:value-type="float" office:value="1" calcext:value-type="float">
            <text:p>1</text:p>
          </table:table-cell>
          <table:table-cell table:formula="of:=COUNTIF([$'sorted-06-07-crypto'.D$1:.D$1048576];[.B19])" office:value-type="float" office:value="1" calcext:value-type="float">
            <text:p>1</text:p>
          </table:table-cell>
          <table:table-cell table:formula="of:=SUM([.D19]-[.C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nial of Service</text:p>
          </table:table-cell>
          <table:table-cell table:formula="of:=COUNTIF([$'sorted-06-07-crypto'.B$1:.B$1048576];[.B20])" office:value-type="float" office:value="1" calcext:value-type="float">
            <text:p>1</text:p>
          </table:table-cell>
          <table:table-cell table:formula="of:=COUNTIF([$'sorted-06-07-crypto'.D$1:.D$1048576];[.B20])" office:value-type="float" office:value="1" calcext:value-type="float">
            <text:p>1</text:p>
          </table:table-cell>
          <table:table-cell table:formula="of:=SUM([.D20]-[.C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lware Authorship</text:p>
          </table:table-cell>
          <table:table-cell table:formula="of:=COUNTIF([$'sorted-06-07-crypto'.B$1:.B$1048576];[.B21])" office:value-type="float" office:value="1" calcext:value-type="float">
            <text:p>1</text:p>
          </table:table-cell>
          <table:table-cell table:formula="of:=COUNTIF([$'sorted-06-07-crypto'.D$1:.D$1048576];[.B21])" office:value-type="float" office:value="1" calcext:value-type="float">
            <text:p>1</text:p>
          </table:table-cell>
          <table:table-cell table:formula="of:=SUM([.D21]-[.C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acking – General</text:p>
          </table:table-cell>
          <table:table-cell table:formula="of:=COUNTIF([$'sorted-06-07-crypto'.B$1:.B$1048576];[.B22])" office:value-type="float" office:value="26" calcext:value-type="float">
            <text:p>26</text:p>
          </table:table-cell>
          <table:table-cell table:formula="of:=COUNTIF([$'sorted-06-07-crypto'.D$1:.D$1048576];[.B22])" office:value-type="float" office:value="25" calcext:value-type="float">
            <text:p>25</text:p>
          </table:table-cell>
          <table:table-cell table:formula="of:=SUM([.D22]-[.C22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Doxing</text:p>
          </table:table-cell>
          <table:table-cell table:formula="of:=COUNTIF([$'sorted-06-07-crypto'.B$1:.B$1048576];[.B23])" office:value-type="float" office:value="2" calcext:value-type="float">
            <text:p>2</text:p>
          </table:table-cell>
          <table:table-cell table:formula="of:=COUNTIF([$'sorted-06-07-crypto'.D$1:.D$1048576];[.B23])" office:value-type="float" office:value="1" calcext:value-type="float">
            <text:p>1</text:p>
          </table:table-cell>
          <table:table-cell table:formula="of:=SUM([.D23]-[.C23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Wireless Networks</text:p>
          </table:table-cell>
          <table:table-cell table:formula="of:=COUNTIF([$'sorted-06-07-crypto'.B$1:.B$1048576];[.B24])" office:value-type="float" office:value="23" calcext:value-type="float">
            <text:p>23</text:p>
          </table:table-cell>
          <table:table-cell table:formula="of:=COUNTIF([$'sorted-06-07-crypto'.D$1:.D$1048576];[.B24])" office:value-type="float" office:value="22" calcext:value-type="float">
            <text:p>22</text:p>
          </table:table-cell>
          <table:table-cell table:formula="of:=SUM([.D24]-[.C24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obile</text:p>
          </table:table-cell>
          <table:table-cell table:formula="of:=COUNTIF([$'sorted-06-07-crypto'.B$1:.B$1048576];[.B25])" office:value-type="float" office:value="1" calcext:value-type="float">
            <text:p>1</text:p>
          </table:table-cell>
          <table:table-cell table:formula="of:=COUNTIF([$'sorted-06-07-crypto'.D$1:.D$1048576];[.B25])" office:value-type="float" office:value="0" calcext:value-type="float">
            <text:p>0</text:p>
          </table:table-cell>
          <table:table-cell table:formula="of:=SUM([.D25]-[.C25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Hacking – Malware Supply Chain</text:p>
          </table:table-cell>
          <table:table-cell table:formula="of:=COUNTIF([$'sorted-06-07-crypto'.B$1:.B$1048576];[.B26])" office:value-type="float" office:value="3" calcext:value-type="float">
            <text:p>3</text:p>
          </table:table-cell>
          <table:table-cell table:formula="of:=COUNTIF([$'sorted-06-07-crypto'.D$1:.D$1048576];[.B26])" office:value-type="float" office:value="2" calcext:value-type="float">
            <text:p>2</text:p>
          </table:table-cell>
          <table:table-cell table:formula="of:=SUM([.D26]-[.C26])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eaponry &amp; Explosives</text:p>
          </table:table-cell>
          <table:table-cell table:formula="of:=COUNTIF([$'sorted-06-07-crypto'.B$1:.B$1048576];[.B27])" office:value-type="float" office:value="7" calcext:value-type="float">
            <text:p>7</text:p>
          </table:table-cell>
          <table:table-cell table:formula="of:=COUNTIF([$'sorted-06-07-crypto'.D$1:.D$1048576];[.B27])" office:value-type="float" office:value="5" calcext:value-type="float">
            <text:p>5</text:p>
          </table:table-cell>
          <table:table-cell table:formula="of:=SUM([.D27]-[.C27])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Hacking – Website</text:p>
          </table:table-cell>
          <table:table-cell table:formula="of:=COUNTIF([$'sorted-06-07-crypto'.B$1:.B$1048576];[.B28])" office:value-type="float" office:value="16" calcext:value-type="float">
            <text:p>16</text:p>
          </table:table-cell>
          <table:table-cell table:formula="of:=COUNTIF([$'sorted-06-07-crypto'.D$1:.D$1048576];[.B28])" office:value-type="float" office:value="13" calcext:value-type="float">
            <text:p>13</text:p>
          </table:table-cell>
          <table:table-cell table:formula="of:=SUM([.D28]-[.C28])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eBooks – Other</text:p>
          </table:table-cell>
          <table:table-cell table:formula="of:=COUNTIF([$'sorted-06-07-crypto'.B$1:.B$1048576];[.B29])" office:value-type="float" office:value="14" calcext:value-type="float">
            <text:p>14</text:p>
          </table:table-cell>
          <table:table-cell table:formula="of:=COUNTIF([$'sorted-06-07-crypto'.D$1:.D$1048576];[.B29])" office:value-type="float" office:value="10" calcext:value-type="float">
            <text:p>10</text:p>
          </table:table-cell>
          <table:table-cell table:formula="of:=SUM([.D29]-[.C29])" office:value-type="float" office:value="-4" calcext:value-type="float">
            <text:p>-4</text:p>
          </table:table-cell>
        </table:table-row>
        <table:table-row table:style-name="ro1">
          <table:table-cell/>
          <table:table-cell office:value-type="string" calcext:value-type="string">
            <text:p>Fraud</text:p>
          </table:table-cell>
          <table:table-cell table:formula="of:=COUNTIF([$'sorted-06-07-crypto'.B$1:.B$1048576];[.B30])" office:value-type="float" office:value="117" calcext:value-type="float">
            <text:p>117</text:p>
          </table:table-cell>
          <table:table-cell table:formula="of:=COUNTIF([$'sorted-06-07-crypto'.D$1:.D$1048576];[.B30])" office:value-type="float" office:value="105" calcext:value-type="float">
            <text:p>105</text:p>
          </table:table-cell>
          <table:table-cell table:formula="of:=SUM([.D30]-[.C30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Drugs – General</text:p>
          </table:table-cell>
          <table:table-cell table:formula="of:=COUNTIF([$'sorted-06-07-crypto'.B$1:.B$1048576];[.B31])" office:value-type="float" office:value="60" calcext:value-type="float">
            <text:p>60</text:p>
          </table:table-cell>
          <table:table-cell table:formula="of:=COUNTIF([$'sorted-06-07-crypto'.D$1:.D$1048576];[.B31])" office:value-type="float" office:value="48" calcext:value-type="float">
            <text:p>48</text:p>
          </table:table-cell>
          <table:table-cell table:formula="of:=SUM([.D31]-[.C31])" office:value-type="float" office:value="-12" calcext:value-type="float">
            <text:p>-12</text:p>
          </table:table-cell>
        </table:table-row>
        <table:table-row table:style-name="ro1">
          <table:table-cell/>
          <table:table-cell table:style-name="ce4" office:value-type="string" calcext:value-type="string">
            <text:p>Transportation/Stealth</text:p>
          </table:table-cell>
          <table:table-cell table:formula="of:=COUNTIF([$'sorted-06-07-crypto'.B$1:.B$1048576];[.B32])" office:value-type="float" office:value="234" calcext:value-type="float">
            <text:p>234</text:p>
          </table:table-cell>
          <table:table-cell table:formula="of:=COUNTIF([$'sorted-06-07-crypto'.D$1:.D$1048576];[.B32])" office:value-type="float" office:value="220" calcext:value-type="float">
            <text:p>220</text:p>
          </table:table-cell>
          <table:table-cell table:formula="of:=SUM([.D32]-[.C32])" office:value-type="float" office:value="-14" calcext:value-type="float">
            <text:p>-14</text:p>
          </table:table-cell>
        </table:table-row>
        <table:table-row table:style-name="ro1">
          <table:table-cell/>
          <table:table-cell office:value-type="string" calcext:value-type="string">
            <text:p>Cryptocurrency – General</text:p>
          </table:table-cell>
          <table:table-cell table:formula="of:=COUNTIF([$'sorted-06-07-crypto'.B$1:.B$1048576];[.B33])" office:value-type="float" office:value="144" calcext:value-type="float">
            <text:p>144</text:p>
          </table:table-cell>
          <table:table-cell table:formula="of:=COUNTIF([$'sorted-06-07-crypto'.D$1:.D$1048576];[.B33])" office:value-type="float" office:value="129" calcext:value-type="float">
            <text:p>129</text:p>
          </table:table-cell>
          <table:table-cell table:formula="of:=SUM([.D33]-[.C33])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string" calcext:value-type="string">
            <text:p>PGP/GPG</text:p>
          </table:table-cell>
          <table:table-cell table:formula="of:=COUNTIF([$'sorted-06-07-crypto'.B$1:.B$1048576];[.B34])" office:value-type="float" office:value="215" calcext:value-type="float">
            <text:p>215</text:p>
          </table:table-cell>
          <table:table-cell table:formula="of:=COUNTIF([$'sorted-06-07-crypto'.D$1:.D$1048576];[.B34])" office:value-type="float" office:value="199" calcext:value-type="float">
            <text:p>199</text:p>
          </table:table-cell>
          <table:table-cell table:formula="of:=SUM([.D34]-[.C34])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string" calcext:value-type="string">
            <text:p>Carding</text:p>
          </table:table-cell>
          <table:table-cell table:formula="of:=COUNTIF([$'sorted-06-07-crypto'.B$1:.B$1048576];[.B35])" office:value-type="float" office:value="183" calcext:value-type="float">
            <text:p>183</text:p>
          </table:table-cell>
          <table:table-cell table:formula="of:=COUNTIF([$'sorted-06-07-crypto'.D$1:.D$1048576];[.B35])" office:value-type="float" office:value="159" calcext:value-type="float">
            <text:p>159</text:p>
          </table:table-cell>
          <table:table-cell table:formula="of:=SUM([.D35]-[.C35])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string" calcext:value-type="string">
            <text:p>Anonymity – Other</text:p>
          </table:table-cell>
          <table:table-cell table:formula="of:=COUNTIF([$'sorted-06-07-crypto'.B$1:.B$1048576];[.B36])" office:value-type="float" office:value="180" calcext:value-type="float">
            <text:p>180</text:p>
          </table:table-cell>
          <table:table-cell table:formula="of:=COUNTIF([$'sorted-06-07-crypto'.D$1:.D$1048576];[.B36])" office:value-type="float" office:value="154" calcext:value-type="float">
            <text:p>154</text:p>
          </table:table-cell>
          <table:table-cell table:formula="of:=SUM([.D36]-[.C36])" office:value-type="float" office:value="-26" calcext:value-type="float">
            <text:p>-26</text:p>
          </table:table-cell>
        </table:table-row>
        <table:table-row table:style-name="ro1">
          <table:table-cell/>
          <table:table-cell office:value-type="string" calcext:value-type="string">
            <text:p>Anonymity – Proxies</text:p>
          </table:table-cell>
          <table:table-cell table:formula="of:=COUNTIF([$'sorted-06-07-crypto'.B$1:.B$1048576];[.B37])" office:value-type="float" office:value="125" calcext:value-type="float">
            <text:p>125</text:p>
          </table:table-cell>
          <table:table-cell table:formula="of:=COUNTIF([$'sorted-06-07-crypto'.D$1:.D$1048576];[.B37])" office:value-type="float" office:value="98" calcext:value-type="float">
            <text:p>98</text:p>
          </table:table-cell>
          <table:table-cell table:formula="of:=SUM([.D37]-[.C37])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table:formula="of:=COUNTIF([$'sorted-06-07-crypto'.B$1:.B$1048576];[.B38])" office:value-type="float" office:value="572" calcext:value-type="float">
            <text:p>572</text:p>
          </table:table-cell>
          <table:table-cell table:formula="of:=COUNTIF([$'sorted-06-07-crypto'.D$1:.D$1048576];[.B38])" office:value-type="float" office:value="498" calcext:value-type="float">
            <text:p>498</text:p>
          </table:table-cell>
          <table:table-cell table:formula="of:=SUM([.D38]-[.C38])" office:value-type="float" office:value="-74" calcext:value-type="float">
            <text:p>-74</text:p>
          </table:table-cell>
        </table:table-row>
      </table:table>
      <table:named-expressions/>
      <table:database-ranges>
        <table:database-range table:name="__Anonymous_Sheet_DB__0" table:target-range-address="'sorted-06-07-crypto'.A1:'sorted-06-07-crypto'.D2489" table:display-filter-buttons="true" table:orientation="column"/>
        <table:database-range table:name="__Anonymous_Sheet_DB__1" table:target-range-address="stats.B3:stats.E3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8:11:25.341836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7-07T18:35:56.573238420</dc:date>
    <meta:editing-duration>PT30M19S</meta:editing-duration>
    <meta:editing-cycles>2</meta:editing-cycles>
    <meta:document-statistic meta:table-count="2" meta:cell-count="10101" meta:object-count="0"/>
  </office:meta>
</office:document-meta>
</file>